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3.18cm"/>
    </style:style>
    <style:style style:name="co7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4.646cm"/>
    </style:style>
    <style:style style:name="co17" style:family="table-column">
      <style:table-column-properties fo:break-before="auto" style:column-width="13.785cm"/>
    </style:style>
    <style:style style:name="co18" style:family="table-column">
      <style:table-column-properties fo:break-before="auto" style:column-width="13.788cm"/>
    </style:style>
    <style:style style:name="co66" style:family="table-column">
      <style:table-column-properties fo:break-before="auto" style:column-width="3.004cm"/>
    </style:style>
    <style:style style:name="co67" style:family="table-column">
      <style:table-column-properties fo:break-before="auto" style:column-width="3.466cm"/>
    </style:style>
    <style:style style:name="co68" style:family="table-column">
      <style:table-column-properties fo:break-before="auto" style:column-width="13.603cm"/>
    </style:style>
    <style:style style:name="co69" style:family="table-column">
      <style:table-column-properties fo:break-before="auto" style:column-width="10.862cm"/>
    </style:style>
    <style:style style:name="co6" style:family="table-column">
      <style:table-column-properties fo:break-before="auto" style:column-width="11.174cm"/>
    </style:style>
    <style:style style:name="co23" style:family="table-column">
      <style:table-column-properties fo:break-before="auto" style:column-width="4.708cm"/>
    </style:style>
    <style:style style:name="co24" style:family="table-column">
      <style:table-column-properties fo:break-before="auto" style:column-width="9.035cm"/>
    </style:style>
    <style:style style:name="co25" style:family="table-column">
      <style:table-column-properties fo:break-before="auto" style:column-width="11.714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8.368cm"/>
    </style:style>
    <style:style style:name="co28" style:family="table-column">
      <style:table-column-properties fo:break-before="auto" style:column-width="3.515cm"/>
    </style:style>
    <style:style style:name="co29" style:family="table-column">
      <style:table-column-properties fo:break-before="auto" style:column-width="4.101cm"/>
    </style:style>
    <style:style style:name="co30" style:family="table-column">
      <style:table-column-properties fo:break-before="auto" style:column-width="2.196cm"/>
    </style:style>
    <style:style style:name="co31" style:family="table-column">
      <style:table-column-properties fo:break-before="auto" style:column-width="12.453cm"/>
    </style:style>
    <style:style style:name="co32" style:family="table-column">
      <style:table-column-properties fo:break-before="auto" style:column-width="13.979cm"/>
    </style:style>
    <style:style style:name="co33" style:family="table-column">
      <style:table-column-properties fo:break-before="auto" style:column-width="2.323cm"/>
    </style:style>
    <style:style style:name="co34" style:family="table-column">
      <style:table-column-properties fo:break-before="auto" style:column-width="9.703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14.305cm"/>
    </style:style>
    <style:style style:name="co37" style:family="table-column">
      <style:table-column-properties fo:break-before="auto" style:column-width="2.891cm"/>
    </style:style>
    <style:style style:name="co38" style:family="table-column">
      <style:table-column-properties fo:break-before="auto" style:column-width="0.986cm"/>
    </style:style>
    <style:style style:name="co39" style:family="table-column">
      <style:table-column-properties fo:break-before="auto" style:column-width="10.76cm"/>
    </style:style>
    <style:style style:name="co40" style:family="table-column">
      <style:table-column-properties fo:break-before="auto" style:column-width="10.728cm"/>
    </style:style>
    <style:style style:name="co41" style:family="table-column">
      <style:table-column-properties fo:break-before="auto" style:column-width="12.03cm"/>
    </style:style>
    <style:style style:name="co42" style:family="table-column">
      <style:table-column-properties fo:break-before="auto" style:column-width="3.902cm"/>
    </style:style>
    <style:style style:name="co43" style:family="table-column">
      <style:table-column-properties fo:break-before="auto" style:column-width="7.885cm"/>
    </style:style>
    <style:style style:name="co44" style:family="table-column">
      <style:table-column-properties fo:break-before="auto" style:column-width="13.15cm"/>
    </style:style>
    <style:style style:name="co45" style:family="table-column">
      <style:table-column-properties fo:break-before="auto" style:column-width="8.338cm"/>
    </style:style>
    <style:style style:name="co46" style:family="table-column">
      <style:table-column-properties fo:break-before="auto" style:column-width="20.978cm"/>
    </style:style>
    <style:style style:name="co47" style:family="table-column">
      <style:table-column-properties fo:break-before="auto" style:column-width="3.944cm"/>
    </style:style>
    <style:style style:name="co48" style:family="table-column">
      <style:table-column-properties fo:break-before="auto" style:column-width="3.667cm"/>
    </style:style>
    <style:style style:name="co49" style:family="table-column">
      <style:table-column-properties fo:break-before="auto" style:column-width="7.108cm"/>
    </style:style>
    <style:style style:name="co50" style:family="table-column">
      <style:table-column-properties fo:break-before="auto" style:column-width="15.072cm"/>
    </style:style>
    <style:style style:name="co51" style:family="table-column">
      <style:table-column-properties fo:break-before="auto" style:column-width="2.408cm"/>
    </style:style>
    <style:style style:name="co52" style:family="table-column">
      <style:table-column-properties fo:break-before="auto" style:column-width="3.314cm"/>
    </style:style>
    <style:style style:name="co53" style:family="table-column">
      <style:table-column-properties fo:break-before="auto" style:column-width="11.878cm"/>
    </style:style>
    <style:style style:name="co54" style:family="table-column">
      <style:table-column-properties fo:break-before="auto" style:column-width="15.57cm"/>
    </style:style>
    <style:style style:name="co55" style:family="table-column">
      <style:table-column-properties fo:break-before="auto" style:column-width="4.071cm"/>
    </style:style>
    <style:style style:name="co56" style:family="table-column">
      <style:table-column-properties fo:break-before="auto" style:column-width="10.668cm"/>
    </style:style>
    <style:style style:name="co57" style:family="table-column">
      <style:table-column-properties fo:break-before="auto" style:column-width="9.64cm"/>
    </style:style>
    <style:style style:name="co58" style:family="table-column">
      <style:table-column-properties fo:break-before="auto" style:column-width="8.793cm"/>
    </style:style>
    <style:style style:name="co60" style:family="table-column">
      <style:table-column-properties fo:break-before="auto" style:column-width="7.188cm"/>
    </style:style>
    <style:style style:name="co61" style:family="table-column">
      <style:table-column-properties fo:break-before="auto" style:column-width="10.335cm"/>
    </style:style>
    <style:style style:name="co62" style:family="table-column">
      <style:table-column-properties fo:break-before="auto" style:column-width="10.85cm"/>
    </style:style>
    <style:style style:name="co63" style:family="table-column">
      <style:table-column-properties fo:break-before="auto" style:column-width="10.063cm"/>
    </style:style>
    <style:style style:name="co64" style:family="table-column">
      <style:table-column-properties fo:break-before="auto" style:column-width="22.953cm"/>
    </style:style>
    <style:style style:name="co65" style:family="table-column">
      <style:table-column-properties fo:break-before="auto" style:column-width="1.198cm"/>
    </style:style>
    <style:style style:name="co70" style:family="table-column">
      <style:table-column-properties fo:break-before="auto" style:column-width="3.875cm"/>
    </style:style>
    <style:style style:name="co71" style:family="table-column">
      <style:table-column-properties fo:break-before="auto" style:column-width="4.583cm"/>
    </style:style>
    <style:style style:name="co72" style:family="table-column">
      <style:table-column-properties fo:break-before="auto" style:column-width="19.78cm"/>
    </style:style>
    <style:style style:name="co73" style:family="table-column">
      <style:table-column-properties fo:break-before="auto" style:column-width="14.482cm"/>
    </style:style>
    <style:style style:name="co7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815cm" fo:break-before="auto" style:use-optimal-row-height="true"/>
    </style:style>
    <style:style style:name="ro8" style:family="table-row">
      <style:table-row-properties style:row-height="1.131cm" fo:break-before="auto" style:use-optimal-row-height="true"/>
    </style:style>
    <style:style style:name="ro9" style:family="table-row">
      <style:table-row-properties style:row-height="2.21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44" style:family="table-row">
      <style:table-row-properties style:row-height="0.788cm" fo:break-before="auto" style:use-optimal-row-height="true"/>
    </style:style>
    <style:style style:name="ro45" style:family="table-row">
      <style:table-row-properties style:row-height="2.448cm" fo:break-before="auto" style:use-optimal-row-height="true"/>
    </style:style>
    <style:style style:name="ro13" style:family="table-row">
      <style:table-row-properties style:row-height="1.078cm" fo:break-before="auto" style:use-optimal-row-height="true"/>
    </style:style>
    <style:style style:name="ro46" style:family="table-row">
      <style:table-row-properties style:row-height="0.452cm" fo:break-before="auto" style:use-optimal-row-height="true"/>
    </style:style>
    <style:style style:name="ro47" style:family="table-row">
      <style:table-row-properties style:row-height="1.078cm" fo:break-before="auto" style:use-optimal-row-height="true"/>
    </style:style>
    <style:style style:name="ro48" style:family="table-row">
      <style:table-row-properties style:row-height="1.236cm" fo:break-before="auto" style:use-optimal-row-height="true"/>
    </style:style>
    <style:style style:name="ro49" style:family="table-row">
      <style:table-row-properties style:row-height="0.841cm" fo:break-before="auto" style:use-optimal-row-height="true"/>
    </style:style>
    <style:style style:name="ro50" style:family="table-row">
      <style:table-row-properties style:row-height="2.79cm" fo:break-before="auto" style:use-optimal-row-height="true"/>
    </style:style>
    <style:style style:name="ro51" style:family="table-row">
      <style:table-row-properties style:row-height="4.159cm" fo:break-before="auto" style:use-optimal-row-height="true"/>
    </style:style>
    <style:style style:name="ro52" style:family="table-row">
      <style:table-row-properties style:row-height="5.528cm" fo:break-before="auto" style:use-optimal-row-height="true"/>
    </style:style>
    <style:style style:name="ro17" style:family="table-row">
      <style:table-row-properties style:row-height="1.42cm" fo:break-before="auto" style:use-optimal-row-height="true"/>
    </style:style>
    <style:style style:name="ro53" style:family="table-row">
      <style:table-row-properties style:row-height="1.868cm" fo:break-before="auto" style:use-optimal-row-height="true"/>
    </style:style>
    <style:style style:name="ro19" style:family="table-row">
      <style:table-row-properties style:row-height="2.605cm" fo:break-before="auto" style:use-optimal-row-height="true"/>
    </style:style>
    <style:style style:name="ro54" style:family="table-row">
      <style:table-row-properties style:row-height="1.762cm" fo:break-before="auto" style:use-optimal-row-height="true"/>
    </style:style>
    <style:style style:name="ro55" style:family="table-row">
      <style:table-row-properties style:row-height="0.736cm" fo:break-before="auto" style:use-optimal-row-height="true"/>
    </style:style>
    <style:style style:name="ro22" style:family="table-row">
      <style:table-row-properties style:row-height="1.921cm" fo:break-before="auto" style:use-optimal-row-height="true"/>
    </style:style>
    <style:style style:name="ro56" style:family="table-row">
      <style:table-row-properties style:row-height="4.554cm" fo:break-before="auto" style:use-optimal-row-height="true"/>
    </style:style>
    <style:style style:name="ro57" style:family="table-row">
      <style:table-row-properties style:row-height="3.817cm" fo:break-before="auto" style:use-optimal-row-height="true"/>
    </style:style>
    <style:style style:name="ro58" style:family="table-row">
      <style:table-row-properties style:row-height="2.106cm" fo:break-before="auto" style:use-optimal-row-height="true"/>
    </style:style>
    <style:style style:name="ro59" style:family="table-row">
      <style:table-row-properties style:row-height="2.552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4.001cm" fo:break-before="auto" style:use-optimal-row-height="true"/>
    </style:style>
    <style:style style:name="ro29" style:family="table-row">
      <style:table-row-properties style:row-height="3.605cm" fo:break-before="auto" style:use-optimal-row-height="true"/>
    </style:style>
    <style:style style:name="ro30" style:family="table-row">
      <style:table-row-properties style:row-height="3.133cm" fo:break-before="auto" style:use-optimal-row-height="true"/>
    </style:style>
    <style:style style:name="ro31" style:family="table-row">
      <style:table-row-properties style:row-height="2.157cm" fo:break-before="auto" style:use-optimal-row-height="true"/>
    </style:style>
    <style:style style:name="ro32" style:family="table-row">
      <style:table-row-properties style:row-height="1.184cm" fo:break-before="auto" style:use-optimal-row-height="true"/>
    </style:style>
    <style:style style:name="ro33" style:family="table-row">
      <style:table-row-properties style:row-height="2.263cm" fo:break-before="auto" style:use-optimal-row-height="true"/>
    </style:style>
    <style:style style:name="ro34" style:family="table-row">
      <style:table-row-properties style:row-height="2.947cm" fo:break-before="auto" style:use-optimal-row-height="true"/>
    </style:style>
    <style:style style:name="ro35" style:family="table-row">
      <style:table-row-properties style:row-height="3.632cm" fo:break-before="auto" style:use-optimal-row-height="true"/>
    </style:style>
    <style:style style:name="ro36" style:family="table-row">
      <style:table-row-properties style:row-height="4.316cm" fo:break-before="auto" style:use-optimal-row-height="true"/>
    </style:style>
    <style:style style:name="ro37" style:family="table-row">
      <style:table-row-properties style:row-height="5.001cm" fo:break-before="auto" style:use-optimal-row-height="true"/>
    </style:style>
    <style:style style:name="ro38" style:family="table-row">
      <style:table-row-properties style:row-height="1.579cm" fo:break-before="auto" style:use-optimal-row-height="true"/>
    </style:style>
    <style:style style:name="ro39" style:family="table-row">
      <style:table-row-properties style:row-height="3.21cm" fo:break-before="auto" style:use-optimal-row-height="true"/>
    </style:style>
    <style:style style:name="ro41" style:family="table-row">
      <style:table-row-properties style:row-height="0.473cm" fo:break-before="auto" style:use-optimal-row-height="true"/>
    </style:style>
    <style:style style:name="ro62" style:family="table-row">
      <style:table-row-properties style:row-height="1.2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vertical-align="top"/>
    </style:style>
    <style:style style:name="ce28" style:family="table-cell" style:parent-style-name="Default">
      <style:table-cell-properties style:text-align-source="value-type" style:repeat-content="false" style:vertical-align="top"/>
    </style:style>
    <style:style style:name="ce29" style:family="table-cell" style:parent-style-name="Default">
      <style:table-cell-properties style:text-align-source="value-type" style:repeat-content="false" fo:background-color="transparent" style:vertical-align="top"/>
    </style:style>
    <style:style style:name="ce30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38" style:family="table-cell" style:parent-style-name="Default">
      <style:table-cell-properties fo:background-color="#ffff00"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53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54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56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7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84" style:family="table-cell" style:parent-style-name="Default">
      <style:table-cell-properties fo:background-color="#ccff66" style:text-align-source="value-type" style:repeat-content="false" style:vertical-align="top"/>
    </style:style>
    <style:style style:name="ce86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ccff66" style:vertical-align="top"/>
    </style:style>
    <style:style style:name="ce62" style:family="table-cell" style:parent-style-name="Default">
      <style:table-cell-properties fo:background-color="#9999ff" style:vertical-align="top"/>
    </style:style>
    <style:style style:name="ce27" style:family="table-cell" style:parent-style-name="Default">
      <style:table-cell-properties fo:background-color="transparent" style:vertical-align="top"/>
    </style:style>
    <style:style style:name="ce6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66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68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9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0" style:family="table-cell" style:parent-style-name="Default">
      <style:table-cell-properties fo:background-color="#ccff99" style:vertical-align="top"/>
    </style:style>
    <style:style style:name="ce71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2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73" style:family="table-cell" style:parent-style-name="Default">
      <style:table-cell-properties fo:background-color="#ff3333" style:vertical-align="top"/>
    </style:style>
    <style:style style:name="ce74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style:vertical-align="top"/>
      <style:text-properties fo:color="#ff9900"/>
    </style:style>
    <style:style style:name="ce80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85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87" style:family="table-cell" style:parent-style-name="Default">
      <style:table-cell-properties style:vertical-align="top"/>
      <style:text-properties fo:color="#5983b0"/>
    </style:style>
    <style:style style:name="ce88" style:family="table-cell" style:parent-style-name="Default">
      <style:table-cell-properties fo:background-color="#99ccff" style:vertical-align="top"/>
    </style:style>
    <style:style style:name="ce48" style:family="table-cell" style:parent-style-name="Default">
      <style:table-cell-properties style:vertical-align="top"/>
    </style:style>
    <style:style style:name="ce25" style:family="table-cell" style:parent-style-name="Default">
      <style:table-cell-properties fo:background-color="#ffcc99" style:vertical-align="top"/>
    </style:style>
    <style:style style:name="ce2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89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9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91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ff00"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9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104" style:family="table-cell" style:parent-style-name="Default">
      <style:table-cell-properties fo:background-color="#ccff66" style:text-align-source="value-type" style:repeat-content="false" style:vertical-align="top"/>
    </style:style>
    <style:style style:name="ce105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ccff66" style:vertical-align="top"/>
    </style:style>
    <style:style style:name="ce107" style:family="table-cell" style:parent-style-name="Default">
      <style:table-cell-properties fo:background-color="#9999ff" style:vertical-align="top"/>
    </style:style>
    <style:style style:name="ce108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09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110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111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12" style:family="table-cell" style:parent-style-name="Default">
      <style:table-cell-properties fo:background-color="#ccff99" style:vertical-align="top"/>
    </style:style>
    <style:style style:name="ce113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14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115" style:family="table-cell" style:parent-style-name="Default">
      <style:table-cell-properties fo:background-color="#ff3333" style:vertical-align="top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style:vertical-align="top"/>
      <style:text-properties fo:color="#ff9900"/>
    </style:style>
    <style:style style:name="ce11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9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120" style:family="table-cell" style:parent-style-name="Default">
      <style:table-cell-properties style:vertical-align="top"/>
      <style:text-properties fo:color="#5983b0"/>
    </style:style>
    <style:style style:name="ce121" style:family="table-cell" style:parent-style-name="Default">
      <style:table-cell-properties fo:background-color="#99ccff" style:vertical-align="top"/>
    </style:style>
    <style:style style:name="T72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ff" style:font-name="DejaVu Sans Mono" fo:font-size="8.5pt" style:font-name-asian="DejaVu Sans Mono" style:font-size-asian="8.5pt" style:font-name-complex="DejaVu Sans Mono" style:font-size-complex="8.5pt"/>
    </style:style>
    <style:style style:name="T74" style:family="text">
      <style:text-properties fo:color="#0000ff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75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6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7" style:family="text">
      <style:text-properties fo:color="#0000ff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8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9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80" style:family="text">
      <style:text-properties fo:color="#800080" style:font-name="DejaVu Sans Mono" fo:font-size="8.5pt" style:font-name-asian="DejaVu Sans Mono" style:font-size-asian="8.5pt" style:font-name-complex="DejaVu Sans Mono" style:font-size-complex="8.5pt"/>
    </style:style>
    <style:style style:name="T81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82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83" style:family="text">
      <style:text-properties fo:color="#0000ff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84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85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8000" style:font-name-asian="DejaVu Sans Mono" style:font-size-asian="8.5pt" style:font-name-complex="DejaVu Sans Mono" style:font-size-complex="8.5pt"/>
    </style:style>
    <style:style style:name="T90" style:family="text">
      <style:text-properties fo:color="#000000" style:font-name-asian="DejaVu Sans Mono" style:font-size-asian="8.5pt" style:font-name-complex="DejaVu Sans Mono" style:font-size-complex="8.5pt"/>
    </style:style>
    <style:style style:name="T91" style:family="text">
      <style:text-properties fo:color="#800080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92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93" style:family="text">
      <style:text-properties fo:color="#80008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94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95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80008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97" style:family="text">
      <style:text-properties fo:color="#008000" style:font-name="DejaVu Sans Mono" fo:font-size="8.5pt" style:font-name-asian="DejaVu Sans Mono" style:font-size-asian="8.5pt" style:font-name-complex="DejaVu Sans Mono" style:font-size-complex="8.5pt"/>
    </style:style>
    <style:style style:name="T98" style:family="text">
      <style:text-properties fo:color="#000000" style:font-name="DejaVu Sans Mono" fo:font-size="8.5pt" style:font-name-asian="DejaVu Sans Mono" style:font-size-asian="8.5pt" style:font-name-complex="DejaVu Sans Mono" style:font-size-complex="8.5pt"/>
    </style:style>
    <style:style style:name="T99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00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01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17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18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19" style:family="text">
      <style:text-properties fo:color="#800080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20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74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color="#0000ff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25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color="#0000ff" style:font-name="DejaVu Sans Mono" fo:font-size="8.5pt" style:font-name-asian="DejaVu Sans Mono" style:font-size-asian="8.5pt" style:font-name-complex="DejaVu Sans Mono" style:font-size-complex="8.5pt"/>
    </style:style>
    <style:style style:name="T131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008000" style:font-name-asian="DejaVu Sans Mono" style:font-size-asian="8.5pt" style:font-name-complex="DejaVu Sans Mono" style:font-size-complex="8.5pt"/>
    </style:style>
    <style:style style:name="T133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color="#008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color="#000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color="#008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color="#008000" style:font-name="DejaVu Sans Mono" fo:font-size="8.5pt" style:font-name-asian="DejaVu Sans Mono" style:font-size-asian="8.5pt" style:font-name-complex="DejaVu Sans Mono" style:font-size-complex="8.5pt"/>
    </style:style>
    <style:style style:name="T169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70" style:family="text">
      <style:text-properties fo:color="#0000ff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72" style:family="text">
      <style:text-properties fo:color="#0000ff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97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71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73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76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77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78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79" style:family="text">
      <style:text-properties fo:color="#0000ff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80" style:family="text">
      <style:text-properties fo:color="#ff8c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color="#0000ff"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color="#000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color="#800080"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color="#008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17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color="#00a933" fo:font-weight="bold" style:font-weight-asian="bold" style:font-weight-complex="bold"/>
    </style:style>
    <style:style style:name="T214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name-complex="Tahoma" style:font-size-complex="10pt" style:language-complex="zxx" style:country-complex="none" style:font-style-complex="normal" style:text-emphasize="none" style:font-relief="none" style:text-overline-style="none" style:text-overline-color="font-color"/>
    </style:style>
    <style:style style:name="T215" style:family="text">
      <style:text-properties fo:color="#ce181e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color="#ce181e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18" style:family="text">
      <style:text-properties fo:color="#ce181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20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color="#00a933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23" style:family="text">
      <style:text-properties fo:color="#ce181e" fo:font-weight="bold" style:font-weight-asian="bold" style:font-weight-complex="bold"/>
    </style:style>
    <style:style style:name="T224" style:family="text">
      <style:text-properties fo:color="#000000" style:font-name-asian="DejaVu Sans Mono" style:font-size-asian="8.5pt" style:font-weight-asian="bold" style:font-name-complex="DejaVu Sans Mono" style:font-size-complex="8.5pt" style:font-weight-complex="bold"/>
    </style:style>
    <style:style style:name="T225" style:family="text">
      <style:text-properties style:font-name-asian="DejaVu Sans Mono" style:font-size-asian="8.5pt" style:font-weight-asian="bold" style:font-name-complex="DejaVu Sans Mono" style:font-size-complex="8.5pt" style:font-weight-complex="bold"/>
    </style:style>
    <style:style style:name="T226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color="#2b91af" style:text-outline="false" style:text-line-through-style="none" style:text-line-through-type="none" style:font-name="Consolas" fo:font-size="9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xx" style:country-asian="none" style:font-style-asian="normal" style:font-weight-asian="normal" style:font-name-complex="Consolas" style:font-size-complex="9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color="#000000" style:text-outline="false" style:text-line-through-style="none" style:text-line-through-type="none" style:font-name="Consolas" fo:font-size="9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xx" style:country-asian="none" style:font-style-asian="normal" style:font-weight-asian="normal" style:font-name-complex="Consolas" style:font-size-complex="9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color="#80008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name-complex="DejaVu Sans Mono" style:font-size-complex="8.5pt" style:language-complex="zxx" style:country-complex="none" style:font-style-complex="normal" style:text-emphasize="none" style:font-relief="none" style:text-overline-style="none" style:text-overline-color="font-color"/>
    </style:style>
    <style:style style:name="T268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name-complex="DejaVu Sans Mono" style:font-size-complex="8.5pt" style:language-complex="zxx" style:country-complex="none" style:font-style-complex="normal" style:text-emphasize="none" style:font-relief="none" style:text-overline-style="none" style:text-overline-color="font-color"/>
    </style:style>
    <style:style style:name="T269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style:font-name-asian="Consolas" style:font-size-asian="9.5pt" style:font-name-complex="Consolas" style:font-size-complex="9.5pt"/>
    </style:style>
    <style:style style:name="T129" style:family="text">
      <style:text-properties style:text-position="super 58%"/>
    </style:style>
    <style:style style:name="T271" style:family="text">
      <style:text-properties fo:color="#5983b0"/>
    </style:style>
    <style:style style:name="T24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4" style:family="text">
      <style:text-properties fo:color="#0000ff" style:font-name="DejaVu Sans Mono" fo:font-size="8.5pt" style:font-name-asian="DejaVu Sans Mono" style:font-name-complex="DejaVu Sans Mono" style:font-size-asian="8.5pt" style:font-size-complex="8.5pt"/>
    </style:style>
    <style:style style:name="T245" style:family="text">
      <style:text-properties fo:color="#0000ff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246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47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48" style:family="text">
      <style:text-properties fo:color="#0000ff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4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25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251" style:family="text">
      <style:text-properties fo:color="#800080" style:font-name="DejaVu Sans Mono" fo:font-size="8.5pt" style:font-name-asian="DejaVu Sans Mono" style:font-name-complex="DejaVu Sans Mono" style:font-size-asian="8.5pt" style:font-size-complex="8.5pt"/>
    </style:style>
    <style:style style:name="T252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253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54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55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56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5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5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260" style:family="text">
      <style:text-properties fo:color="#008000" style:font-name-asian="DejaVu Sans Mono" style:font-name-complex="DejaVu Sans Mono" style:font-size-asian="8.5pt" style:font-size-complex="8.5pt"/>
    </style:style>
    <style:style style:name="T261" style:family="text">
      <style:text-properties style:font-name-asian="DejaVu Sans Mono" style:font-name-complex="DejaVu Sans Mono" style:font-size-asian="8.5pt" style:font-size-complex="8.5pt" fo:color="#000000"/>
    </style:style>
    <style:style style:name="T262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63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64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65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66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7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72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273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274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75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76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7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7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zxx" fo:country="none" style:language-asian="zxx" style:country-asian="none" style:language-complex="zxx" style:country-complex="none" style:font-weight-asian="bold" style:font-weight-complex="bold"/>
    </style:style>
    <style:style style:name="T28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28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800080"/>
    </style:style>
    <style:style style:name="T28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800080" fo:font-weight="bold" style:font-weight-asian="bold" style:font-weight-complex="bold"/>
    </style:style>
    <style:style style:name="T28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28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28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28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28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28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28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29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291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9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93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94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95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96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7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9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299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0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01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30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0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304" style:family="text">
      <style:text-properties style:font-name-asian="DejaVu Sans Mono" style:font-name-complex="DejaVu Sans Mono" style:font-size-asian="8.5pt" style:font-size-complex="8.5pt" fo:color="#008000"/>
    </style:style>
    <style:style style:name="T30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30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30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30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30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310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31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31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31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315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316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31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318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319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3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3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322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3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324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25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26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27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2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3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3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32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bold" style:font-weight-complex="bold"/>
    </style:style>
    <style:style style:name="T333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style:font-name="Arial" fo:font-size="10pt" fo:font-weight="normal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/>
    </style:style>
    <style:style style:name="T334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3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3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3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33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4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4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4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34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34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34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346" style:family="text">
      <style:text-properties fo:color="#00a933" fo:font-weight="bold" style:font-weight-asian="bold" style:font-weight-complex="bold"/>
    </style:style>
    <style:style style:name="T34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8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35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5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352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53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5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5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356" style:family="text">
      <style:text-properties fo:color="#ce181e" fo:font-weight="bold" style:font-weight-asian="bold" style:font-weight-complex="bold"/>
    </style:style>
    <style:style style:name="T357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358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359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6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36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2b91af" style:font-name="Consolas" fo:font-size="9.5pt" style:font-name-asian="Consolas" style:font-name-complex="Consolas" style:font-size-asian="9.5pt" style:font-size-complex="9.5pt"/>
    </style:style>
    <style:style style:name="T3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font-size="9.5pt" style:font-name-asian="Consolas" style:font-name-complex="Consolas" style:font-size-asian="9.5pt" style:font-size-complex="9.5pt" fo:color="#000000"/>
    </style:style>
    <style:style style:name="T3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style:font-name-asian="Andale Sans UI" style:font-name-complex="Tahoma" style:font-size-asian="10pt" style:font-size-complex="10pt"/>
    </style:style>
    <style:style style:name="T3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36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36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36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36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370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3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37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373" style:family="text">
      <style:text-properties style:font-name-asian="Consolas" style:font-name-complex="Consolas" style:font-size-asian="9.5pt" style:font-size-complex="9.5pt"/>
    </style:style>
    <style:style style:name="T374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65" table:default-cell-style-name="ce48"/>
        <table:table-column table:style-name="co70" table:default-cell-style-name="ce48"/>
        <table:table-column table:style-name="co71" table:default-cell-style-name="ce48"/>
        <table:table-column table:style-name="co72" table:default-cell-style-name="ce48"/>
        <table:table-column table:style-name="co73" table:default-cell-style-name="ce48"/>
        <table:table-column table:style-name="co6" table:default-cell-style-name="ce48"/>
        <table:table-column table:style-name="co7" table:number-columns-repeated="58" table:default-cell-style-name="ce48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26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6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6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ow Count/Rate]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243">Rates must be at least 600/s (i.e. 9600 baud -</text:span> 15% - overhead – view) | 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Rates should be at least 4000/s (i.e. 115200 baud - 25% - more overhead - more view)</text:p>
            <text:p>...but is less due to e.g. glueing =&gt; 2500/s | 50/s is OK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In advanced settings of sending terminal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 again</text:p>
          </table:table-cell>
          <table:table-cell office:value-type="string" calcext:value-type="string">
            <text:p>Rates must be around 10000/s | 2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8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Rate on Rx must be around 900/s | 3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2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6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6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2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TS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TS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TS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TS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 with 'Softwar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  <text:p><text:span text:style-name="T243">No empty lines where only &lt;XON&gt; and &lt;XOFF&gt; indications used to be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2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2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, [Send Text] gets disabled</text:p>
            <text:p><text:span text:style-name="T243">Second terminal: IBS turns red but terminal stays connected</text:span>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&lt;NUL&gt; may be prepended to the received data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<text:span text:style-name="T243">&lt;NUL&gt; may be prepended to the received data</text:span>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25" office:value-type="string" calcext:value-type="string">
            <text:p>ToDo</text:p>
          </table:table-cell>
          <table:table-cell table:style-name="ce25" table:number-columns-repeated="2"/>
          <table:table-cell table:style-name="ce25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25" office:value-type="string" calcext:value-type="string">
            <text:p>ToDo</text:p>
          </table:table-cell>
          <table:table-cell table:style-name="ce25"/>
          <table:table-cell table:style-name="ce25" office:value-type="string" calcext:value-type="string">
            <text:p>Suspend/Resume</text:p>
          </table:table-cell>
          <table:table-cell table:style-name="ce2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of internal COM</text:p>
          </table:table-cell>
          <table:table-cell table:style-name="ce2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25" table:number-columns-repeated="3"/>
          <table:table-cell table:style-name="ce25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25" table:number-columns-repeated="3"/>
          <table:table-cell table:style-name="ce25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25" table:number-columns-repeated="3"/>
          <table:table-cell table:style-name="ce2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additional test to the automatic performed tests is required</text:p>
            <text:p>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1" office:value-type="string" calcext:value-type="string">
            <text:p>Sending possible again, successfully receiving</text:p>
          </table:table-cell>
          <table:table-cell table:style-name="ce51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1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1" office:value-type="string" calcext:value-type="string">
            <text:p>Sending not possible, terminal gets closed, is waiting for reconnect</text:p>
          </table:table-cell>
          <table:table-cell table:style-name="ce51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/>
          <table:table-cell office:value-type="string" calcext:value-type="string">
            <text:p>This additional test to the automatic performed tests is required</text:p>
            <text:p>because it tests the view parts of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6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  <text:p>Previous port selection still ther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erminal settings</text:p>
          </table:table-cell>
          <table:table-cell office:value-type="string" calcext:value-type="string">
            <text:p>Port selection is kept, no issues</text:p>
          </table:table-cell>
          <table:table-cell table:number-columns-repeated="59"/>
        </table:table-row>
        <table:table-row table:style-name="ro62">
          <table:table-cell table:number-columns-repeated="3"/>
          <table:table-cell office:value-type="string" calcext:value-type="string">
            <text:p>Open advanced settings</text:p>
            <text:p>Change some setting</text:p>
            <text:p>[OK]</text:p>
          </table:table-cell>
          <table:table-cell office:value-type="string" calcext:value-type="string">
            <text:p/>
            <text:p/>
            <text:p>Port selection is kept, no issues</text:p>
          </table:table-cell>
          <table:table-cell office:value-type="string" calcext:value-type="string">
            <text:p>Was an issue with YAT 2.4.1, reset of PortId to [null]</text:p>
            <text:p>resulted in NullReferenceException at various location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Port selection is kept, no issu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243">Message</text:span> that serial COM port is no longer available</text:p>
            <text:p>Option to default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243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243">Message</text:span> that serial COM port is no longer available</text:p>
            <text:p><text:span text:style-name="T243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243">Message</text:span> that serial COM port is no longer available</text:p>
            <text:p><text:span text:style-name="T243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ent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 to MT-SICS device simulation</text:p>
          </table:table-cell>
          <table:table-cell/>
          <table:table-cell office:value-type="string" calcext:value-type="string">
            <text:p>Use RB ExBal Win32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243">This additional test to the automatic performed tests is required</text:span></text:p>
            <text:p><text:span text:style-name="T243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/Stop terminal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SIR is being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being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Start [YAT Test] comput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nect [YAT Test] to [YAT Development] using a USB/LAN converter and a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ploy YAT release binaries to the [YAT Test]</text:p>
          </table:table-cell>
          <table:table-cell/>
          <table:table-cell office:value-type="string" calcext:value-type="string">
            <text:p>Via memory stick or disksta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]</text:p>
            <text:p>Create a new terminal using TCP/IP AutoSocket</text:p>
            <text:p> &gt; Remote Host = YAT Test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 is 192.168.122.68 (= 'D'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reate a new terminal using TCP/IP AutoSocket</text:p>
            <text:p> &gt; Remote Host = YAT Development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]</text:p>
            <text:p>Create a new terminal using TCP/IP Client</text:p>
            <text:p> &gt; Remote Host = YAT Test</text:p>
          </table:table-cell>
          <table:table-cell office:value-type="string" calcext:value-type="string">
            <text:p>Both terminals interconnected</text:p>
          </table:table-cell>
          <table:table-cell table:formula="of:=[.F$29]" office:value-type="string" office:string-value="YAT Test is 192.168.122.84 (= 'T')" calcext:value-type="string">
            <text:p>YAT Test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reate a TCP/IP Client</text:p>
            <text:p> &gt; Remote Host = YAT Development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 is 192.168.122.68 (= 'D')" calcext:value-type="string">
            <text:p>YAT Development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out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office:value-type="string" calcext:value-type="string">
            <text:p/>
            <text:p>When [localhost] is selected, (port + 1) must be proposed by defaul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243"> &gt; 1st terminal remote host = [broadcast]</text:span></text:p>
            <text:p> &gt; 1st terminal ports = 10000 / 10001</text:p>
            <text:p><text:span text:style-name="T243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28]" office:value-type="string" office:string-value="YAT Development is 192.168.122.68 (= 'D')" calcext:value-type="string">
            <text:p>YAT Development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YAT Development is 192.168.122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243"> &gt; 1st terminal remote host = 192.168.168.255</text:span></text:p>
            <text:p> &gt; 1st terminal ports = 10000 / 10001</text:p>
            <text:p><text:span text:style-name="T243"> &gt; 1st terminal interface = related network interface</text:span></text:p>
            <text:p><text:span text:style-name="T243"> &gt; 2nd terminal remote host = 192.168.168.255</text:span></text:p>
            <text:p> &gt; 2nd terminal ports = 10001 / 10000</text:p>
            <text:p><text:span text:style-name="T243"> &gt; 2nd terminal interface = related network interface</text:span>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]</text:p>
            <text:p>Create a new terminal using UDP/IP PairSocket</text:p>
            <text:p> &gt; Remote Host = YAT Test</text:p>
            <text:p> &gt; Remote UDP Port =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29]" office:value-type="string" office:string-value="YAT Test is 192.168.122.84 (= 'T')" calcext:value-type="string">
            <text:p>YAT Test is 192.168.122.84 (= 'T')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]</text:p>
            <text:p>Create a new terminal using UDP/IP PairSocket</text:p>
            <text:p> &gt; Remote Host = YAT Development</text:p>
            <text:p> &gt; Remote UDP Port =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 is 192.168.122.68 (= 'D')" calcext:value-type="string">
            <text:p>YAT Development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243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243"> &gt; Remote host = 192.168.168.255</text:span></text:p>
            <text:p><text:span text:style-name="T243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]</text:p>
            <text:p>Create a new terminal using UDP/IP Client</text:p>
            <text:p> &gt; Remote host = YAT Tes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]</text:p>
            <text:p>Create a UDP Server</text:p>
            <text:p> &gt; Local port = 10000</text:p>
            <text:p> &gt; Local filter = 192.168.168.0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[On YAT Development]</text:p>
            <text:p>Create a new terminal using UDP/IP Client</text:p>
            <text:p> &gt; Remote host = YAT Tes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hange UDP Server</text:p>
            <text:p> &gt; Local filter = 192.168.168.33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hange UDP Server</text:p>
            <text:p> &gt; Local filter = 192.168.33.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hange UDP Server</text:p>
            <text:p> &gt; Local filter = [any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]</text:p>
            <text:p>Create a UDP Server</text:p>
            <text:p> &gt; Local port = 10000</text:p>
            <text:p> &gt; Interface = &lt;any&gt;</text:p>
          </table:table-cell>
          <table:table-cell/>
          <table:table-cell office:value-type="string" calcext:value-type="string">
            <text:p/>
            <text:p/>
            <text:p/>
            <text:p>&lt;any&gt; is OK as WLAN has been disconnected further above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Development]</text:p>
            <text:p>Create a UDP Server</text:p>
            <text:p> &gt; Local port = 10000</text:p>
            <text:p> &gt; Interface = related network interface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57" office:value-type="string" calcext:value-type="string">
            <text:p>[On YAT Development]</text:p>
            <text:p>Create a terminal using UDP/IP Client</text:p>
            <text:p> &gt; Remote host = [broadcast]</text:p>
            <text:p> &gt; Remote port = 10000</text:p>
            <text:p> &gt; Interface = related network interfac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I/O Device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broadcast supported</text:p>
          </table:table-cell>
          <table:table-cell table:style-name="ce48" office:value-type="string" calcext:value-type="string">
            <text:p>[On YAT Development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48" office:value-type="string" calcext:value-type="string">
            <text:p>Start to create a terminal using UDP/IP Client</text:p>
            <text:p><text:span text:style-name="T243"> &gt; Remote host = 255.255.255.255</text:span></text:p>
          </table:table-cell>
          <table:table-cell office:value-type="string" calcext:value-type="string">
            <text:p/>
            <text:p>[broadcast] is available and can be set</text:p>
            <text:p>Explicitly setting the broadcast address works as well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OK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48" office:value-type="string" calcext:value-type="string">
            <text:p>Start to create a terminal using UDP/IP PairSocket</text:p>
            <text:p><text:span text:style-name="T243"> &gt; Remote host = 255.255.255.255 from list of recents</text:span></text:p>
          </table:table-cell>
          <table:table-cell office:value-type="string" calcext:value-type="string">
            <text:p/>
            <text:p>[broadcast] is available and can be set</text:p>
            <text:p>Explicitly setting the broadcast address works as well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OK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48" office:value-type="string" calcext:value-type="string">
            <text:p>Start to create a terminal using UDP/IP Server</text:p>
            <text:p><text:span text:style-name="T243"> &gt; Local Filter = 255.255.255.255</text:span></text:p>
          </table:table-cell>
          <table:table-cell office:value-type="string" calcext:value-type="string">
            <text:p/>
            <text:p>[broadcast] is not available</text:p>
            <text:p><text:span text:style-name="T243">Explicitly setting the broadcast address results in an error message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Start to create a terminal using TCP/IP Client</text:p>
            <text:p><text:span text:style-name="T243"> &gt; Remote host = ...</text:span></text:p>
          </table:table-cell>
          <table:table-cell office:value-type="string" calcext:value-type="string">
            <text:p/>
            <text:p>[broadcast] is not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Start to create a terminal using TCP/IP AutoSocket</text:p>
            <text:p><text:span text:style-name="T243"> &gt; Remote host = ...</text:span></text:p>
          </table:table-cell>
          <table:table-cell office:value-type="string" calcext:value-type="string">
            <text:p/>
            <text:p>[broadcast] is not availabl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Start to create a terminal using TCP/IP Server</text:p>
          </table:table-cell>
          <table:table-cell office:value-type="string" calcext:value-type="string">
            <text:p>[broadcast] is not releva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previous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8" office:value-type="string" calcext:value-type="string">
            <text:p>Interface Selection</text:p>
          </table:table-cell>
          <table:table-cell table:style-name="ce48" office:value-type="string" calcext:value-type="string">
            <text:p>Preparation</text:p>
          </table:table-cell>
          <table:table-cell table:style-name="ce48" office:value-type="string" calcext:value-type="string">
            <text:p>[On YAT Test]</text:p>
            <text:p>Create TCP/IP terminal on LAN interface</text:p>
          </table:table-cell>
          <table:table-cell table:style-name="ce48"/>
          <table:table-cell table:style-name="ce48" office:value-type="string" calcext:value-type="string">
            <text:p>[YAT Test] is used as WLAN has been disconnected further abov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48" office:value-type="string" calcext:value-type="string">
            <text:p>Exit YAT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No longer available active</text:p>
          </table:table-cell>
          <table:table-cell table:style-name="ce48" office:value-type="string" calcext:value-type="string">
            <text:p>Disconnect the LAN cable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48" office:value-type="string" calcext:value-type="string">
            <text:p>Start YAT</text:p>
          </table:table-cell>
          <table:table-cell table:style-name="ce48" office:value-type="string" calcext:value-type="string">
            <text:p><text:span text:style-name="T243">Message</text:span> that interface is no longer available</text:p>
          </table:table-cell>
          <table:table-cell table:style-name="ce48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48" office:value-type="string" calcext:value-type="string">
            <text:p>[No]</text:p>
          </table:table-cell>
          <table:table-cell table:style-name="ce48" office:value-type="string" calcext:value-type="string">
            <text:p>Error message</text:p>
            <text:p>Terminal stays closed</text:p>
          </table:table-cell>
          <table:table-cell table:style-name="ce48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48" office:value-type="string" calcext:value-type="string">
            <text:p>[Terminal &gt; Settings...]</text:p>
          </table:table-cell>
          <table:table-cell table:style-name="ce48" office:value-type="string" calcext:value-type="string">
            <text:p><text:span text:style-name="T243">Message that interface</text:span> is no longer available</text:p>
            <text:p><text:span text:style-name="T243">Automatically switched to first available interface</text:span>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48" office:value-type="string" calcext:value-type="string">
            <text:p>[OK]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48" office:value-type="string" calcext:value-type="string">
            <text:p>[Cancel]</text:p>
          </table:table-cell>
          <table:table-cell table:style-name="ce48" office:value-type="string" calcext:value-type="string">
            <text:p>Terminal still closed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48" office:value-type="string" calcext:value-type="string">
            <text:p>Reconnect LAN cable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48" office:value-type="string" calcext:value-type="string">
            <text:p>Open/Start the terminal</text:p>
          </table:table-cell>
          <table:table-cell table:style-name="ce48" office:value-type="string" calcext:value-type="string">
            <text:p>works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leanup</text:p>
          </table:table-cell>
          <table:table-cell table:style-name="ce48" office:value-type="string" calcext:value-type="string">
            <text:p>Close workspace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48" office:value-type="string" calcext:value-type="string">
            <text:p>Exit YAT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ftermat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un updates on [YAT Test]</text:p>
          </table:table-cell>
          <table:table-cell table:number-columns-repeated="60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office:forms form:automatic-focus="false" form:apply-design-mode="false"/>
        <table:table-column table:style-name="co9" table:default-cell-style-name="ce48"/>
        <table:table-column table:style-name="co15" table:default-cell-style-name="ce48"/>
        <table:table-column table:style-name="co16" table:default-cell-style-name="ce48"/>
        <table:table-column table:style-name="co17" table:default-cell-style-name="ce48"/>
        <table:table-column table:style-name="co18" table:default-cell-style-name="ce48"/>
        <table:table-column table:style-name="co14" table:default-cell-style-name="ce48"/>
        <table:table-column table:style-name="co7" table:number-columns-repeated="58" table:default-cell-style-name="ce48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  <text:p><text:span text:style-name="T243">Hide XOn/XOff must be enabled by default</text:span></text:p>
          </table:table-cell>
          <table:table-cell office:value-type="string" calcext:value-type="string">
            <text:p>Use RB ExBal 'YAT.9'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IXS and OXS states are shown, IXS is greyed, IXS is on, OXS is assumed to be on</text:p>
            <text:p>IXS count is 1 | 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table:style-name="ce55" office:value-type="string" calcext:value-type="string">
            <text:p>Start/Stop</text:p>
          </table:table-cell>
          <table:table-cell table:style-name="ce55" office:value-type="string" calcext:value-type="string">
            <text:p>Continuous while opening</text:p>
          </table:table-cell>
          <table:table-cell table:style-name="ce55" office:value-type="string" calcext:value-type="string">
            <text:p>Start continuous mode on device</text:p>
          </table:table-cell>
          <table:table-cell table:style-name="ce55"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243">This additional test to the automatic performed tests is required</text:span></text:p>
            <text:p><text:span text:style-name="T243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Close/Stop terminal while SIR is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Open/Start terminal while SIR is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Exit YAT while SIR is being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art YAT while SIR is being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op continuous mode on device</text:p>
          </table:table-cell>
          <table:table-cell table:style-name="ce55"/>
          <table:table-cell table:style-name="ce55"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5"/>
          <table:table-cell table:number-columns-repeated="58"/>
        </table:table-row>
        <table:table-row table:style-name="ro1">
          <table:table-cell/>
          <table:table-cell office:value-type="string" calcext:value-type="string">
            <text:p>Indications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office:value-type="string" calcext:value-type="string">
            <text:p>Keep RB ExBal 'YAT.9' as that is better accessible for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243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243">No XOn/XOff characters are shown</text:span></text:p>
            <text:p><text:span text:style-name="T243">No additional line breaks are shown</text:span></text:p>
            <text:p><text:span text:style-name="T243">IXS count is incremen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243">Close/Stop</text:span>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ingly Disconnect/Reconnec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243">Repeatingly R</text:span>ese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office:value-type="string" calcext:value-type="string">
            <text:p>Attention: This will reset the weight si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243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243">Open/Start</text:span>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  <text:p>Must be 'same VID and PID'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243">Open/Start</text:span>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243">Close/Stop</text:span>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243">Open/Start</text:span>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Light 'YAT.8'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Length (Character Coun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7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, e.g.</text:p>
            <text:p><text:span text:style-name="T244">&lt;NUL&gt;</text:span><text:span text:style-name="T245">I4</text:span><text:span text:style-name="T246"> </text:span><text:span text:style-name="T247">(3)</text:span></text:p>
            <text:p><text:span text:style-name="T248">&lt;NUL&gt;&lt;NUL&gt;&lt;NUL&gt;</text:span><text:span text:style-name="T249"> </text:span><text:span text:style-name="T250">(3)</text:span></text:p>
            <text:p><text:span text:style-name="T251">&lt;NUL&gt;</text:span><text:span text:style-name="T252">I4 A "Y</text:span><text:span text:style-name="T253">&lt;NUL&gt;</text:span><text:span text:style-name="T252">AT.8"</text:span><text:span text:style-name="T246"> </text:span><text:span text:style-name="T247">(14)</text:span></text:p>
            <text:p><text:span text:style-name="T251">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, e.g.</text:p>
            <text:p><text:span text:style-name="T244">&lt;SOH&gt;</text:span><text:span text:style-name="T245">I4</text:span><text:span text:style-name="T246"> </text:span><text:span text:style-name="T247">(3)</text:span></text:p>
            <text:p><text:span text:style-name="T244">&lt;NUL&gt;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ID = 0 (configured in settings) must be used as keyword has no argume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9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<text:span text:style-name="T243">Data is sent but ES is received</text:span></text:p>
            <text:p>Response includes terminating zero and filler bytes</text:p>
            <text:p><text:span text:style-name="T254">I4</text:span><text:span text:style-name="T246"> </text:span><text:span text:style-name="T247">(2)</text:span></text:p>
            <text:p><text:span text:style-name="T248">&lt;NUL&gt;&lt;NUL&gt;&lt;NUL&gt;&lt;NUL&gt;</text:span><text:span text:style-name="T249"> </text:span><text:span text:style-name="T250">(4)</text:span></text:p>
            <text:p><text:span text:style-name="T255">&lt;NUL&gt;</text:span><text:span text:style-name="T252">ES</text:span><text:span text:style-name="T246"> </text:span><text:span text:style-name="T247">(3)</text:span></text:p>
            <text:p><text:span text:style-name="T255">&lt;NUL&gt;&lt;NUL&gt;&lt;NUL&gt;</text:span><text:span text:style-name="T249"> </text:span><text:span text:style-name="T250">(3)</text:span>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Request \h(00)I4</text:p>
          </table:table-cell>
          <table:table-cell office:value-type="string" calcext:value-type="string">
            <text:p>Data is sent and received again</text:p>
            <text:p><text:span text:style-name="T244">&lt;NUL&gt;</text:span><text:span text:style-name="T245">I4</text:span><text:span text:style-name="T246"> </text:span><text:span text:style-name="T247">(3)</text:span></text:p>
            <text:p><text:span text:style-name="T248">&lt;NUL&gt;&lt;NUL&gt;&lt;NUL&gt;</text:span><text:span text:style-name="T249"> </text:span><text:span text:style-name="T250">(3)</text:span></text:p>
            <text:p><text:span text:style-name="T255">&lt;NUL&gt;</text:span><text:span text:style-name="T252">I4 A "Y</text:span><text:span text:style-name="T253">&lt;NUL&gt;</text:span><text:span text:style-name="T252">AT.8"</text:span><text:span text:style-name="T246"> </text:span><text:span text:style-name="T247">(14)</text:span>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and Unicode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Device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Bal 'YAT.9' rather than...</text:p>
            <text:p>...TI as those not really run stable</text:p>
            <text:p><text:span text:style-name="T243">...'YAT.8' as that is less accessible for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Disconnect devic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243">Message</text:span> that device is no longer available</text:p>
            <text:p><text:span text:style-name="T243">Question whether to switch to device with same VID/PI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243">Message that device </text:span>is no longer available</text:p>
            <text:p><text:span text:style-name="T243">Automatically switched to device with same VID/PI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Terminal o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table:table-column table:style-name="co9" table:default-cell-style-name="ce55"/>
        <table:table-column table:style-name="co66" table:default-cell-style-name="ce55"/>
        <table:table-column table:style-name="co67" table:default-cell-style-name="ce55"/>
        <table:table-column table:style-name="co68" table:default-cell-style-name="ce55"/>
        <table:table-column table:style-name="co69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table:style-name="ce104"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256">(&lt;TS&gt;)</text:span><text:span text:style-name="T257"> </text:span><text:span text:style-name="T258">ABC</text:span><text:span text:style-name="T259">&lt;BEL&gt;      </text:span><text:span text:style-name="T258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89" office:value-type="string" calcext:value-type="string">
            <text:p><text:span text:style-name="T260">(&lt;TS&gt;)</text:span><text:span text:style-name="T261"> </text:span><text:span text:style-name="T262">41h</text:span><text:span text:style-name="T263"> </text:span><text:span text:style-name="T262">42h</text:span><text:span text:style-name="T263"> </text:span><text:span text:style-name="T262">43h 07h 08h 09h</text:span><text:span text:style-name="T263"> </text:span><text:span text:style-name="T262">58h</text:span><text:span text:style-name="T263"> </text:span><text:span text:style-name="T262">59h</text:span><text:span text:style-name="T263"> </text:span><text:span text:style-name="T262">5Ah</text:span></text:p>
          </table:table-cell>
          <table:table-cell table:number-columns-repeated="59"/>
        </table:table-row>
        <table:table-row table:style-name="ro44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89" office:value-type="string" calcext:value-type="string">
            <text:p><text:span text:style-name="T260">(&lt;TS&gt;)</text:span><text:span text:style-name="T261"> </text:span><text:span text:style-name="T262">A</text:span><text:span text:style-name="T263"> </text:span><text:span text:style-name="T262">B</text:span><text:span text:style-name="T263"> </text:span><text:span text:style-name="T262">C</text:span><text:span text:style-name="T263"> </text:span><text:span text:style-name="T264">&lt;BEL&gt;</text:span><text:span text:style-name="T265">        </text:span><text:span text:style-name="T262">X</text:span><text:span text:style-name="T263"> </text:span><text:span text:style-name="T262">Y</text:span><text:span text:style-name="T263"> </text:span><text:span text:style-name="T262">Z</text:span></text:p>
            <text:p><text:span text:style-name="T266">Separators !!</text:span></text:p>
          </table:table-cell>
          <table:table-cell office:value-type="string" calcext:value-type="string">
            <text:p><text:span text:style-name="T243">&lt;SP&gt;&lt;TAB&gt;&lt;SP&gt;</text:span> after &lt;BEL&gt;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89" office:value-type="string" calcext:value-type="string">
            <text:p><text:span text:style-name="T260">(&lt;TS&gt;)</text:span><text:span text:style-name="T261"> </text:span><text:span text:style-name="T262">ABC</text:span><text:span text:style-name="T267">&lt;BEL&gt;      </text:span><text:span text:style-name="T262">XYZ</text:span></text:p>
          </table:table-cell>
          <table:table-cell office:value-type="string" calcext:value-type="string">
            <text:p>&lt;TAB&gt; after &lt;BEL&gt;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272">(&lt;TS&gt;)</text:span><text:span text:style-name="T273"> </text:span><text:span text:style-name="T274">ABCD</text:span><text:span text:style-name="T275">&lt;BEL&gt;</text:span><text:span text:style-name="T274">XYZ</text:span></text:p>
          </table:table-cell>
          <table:table-cell office:value-type="string" calcext:value-type="string">
            <text:p><text:span text:style-name="T243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89" office:value-type="string" calcext:value-type="string">
            <text:p><text:span text:style-name="T260">(&lt;TS&gt;)</text:span><text:span text:style-name="T261"> </text:span><text:span text:style-name="T262">41h</text:span><text:span text:style-name="T263"> </text:span><text:span text:style-name="T262">42h</text:span><text:span text:style-name="T263"> </text:span><text:span text:style-name="T262">43h 07h 08h 09h</text:span><text:span text:style-name="T263"> </text:span><text:span text:style-name="T262">58h</text:span><text:span text:style-name="T263"> </text:span><text:span text:style-name="T262">59h</text:span><text:span text:style-name="T263"> </text:span><text:span text:style-name="T262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89" office:value-type="string" calcext:value-type="string">
            <text:p><text:span text:style-name="T260">(&lt;TS&gt;)</text:span><text:span text:style-name="T261"> </text:span><text:span text:style-name="T262">A</text:span><text:span text:style-name="T263"> </text:span><text:span text:style-name="T262">B</text:span><text:span text:style-name="T263"> </text:span><text:span text:style-name="T262">C</text:span><text:span text:style-name="T263"> </text:span><text:span text:style-name="T262">D</text:span><text:span text:style-name="T263"> </text:span><text:span text:style-name="T264">&lt;BEL&gt; </text:span><text:span text:style-name="T262">X</text:span><text:span text:style-name="T263"> </text:span><text:span text:style-name="T262">Y</text:span><text:span text:style-name="T263"> </text:span><text:span text:style-name="T262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243">Revert</text:span> radix to [Str]</text:p>
          </table:table-cell>
          <table:table-cell table:style-name="ce89" office:value-type="string" calcext:value-type="string">
            <text:p><text:span text:style-name="T260">(&lt;TS&gt;)</text:span><text:span text:style-name="T261"> </text:span><text:span text:style-name="T262">ABCD</text:span><text:span text:style-name="T267">&lt;BEL&gt;</text:span><text:span text:style-name="T262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enable [Settings... &gt; Advanced... &gt; Space &gt; Replace by box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89" office:value-type="string" calcext:value-type="string">
            <text:p><text:span text:style-name="T260">(&lt;TS&gt;)</text:span><text:span text:style-name="T261"> </text:span><text:span text:style-name="T262">AB  CD</text:span></text:p>
          </table:table-cell>
          <table:table-cell table:number-columns-repeated="59"/>
        </table:table-row>
        <table:table-row table:style-name="ro45">
          <table:table-cell table:number-columns-repeated="3"/>
          <table:table-cell office:value-type="string" calcext:value-type="string">
            <text:p>Send backspace 8 x</text:p>
          </table:table-cell>
          <table:table-cell table:style-name="ce90" office:value-type="string" calcext:value-type="string">
            <text:p><text:span text:style-name="T276">(&lt;TS&gt;)</text:span><text:span text:style-name="T277"> </text:span><text:span text:style-name="T278">AB  C</text:span></text:p>
            <text:p><text:span text:style-name="T276">(&lt;TS&gt;)</text:span><text:span text:style-name="T277"> </text:span><text:span text:style-name="T278">AB␣␣</text:span></text:p>
            <text:p><text:span text:style-name="T276">(&lt;TS&gt;)</text:span><text:span text:style-name="T277"> </text:span><text:span text:style-name="T278">AB␣</text:span></text:p>
            <text:p><text:span text:style-name="T276">(&lt;TS&gt;)</text:span><text:span text:style-name="T277"> </text:span><text:span text:style-name="T278">AB</text:span></text:p>
            <text:p><text:span text:style-name="T276">(&lt;TS&gt;)</text:span><text:span text:style-name="T277"> </text:span><text:span text:style-name="T278">A</text:span></text:p>
            <text:p><text:span text:style-name="T276">(&lt;TS&gt;)</text:span><text:span text:style-name="T277"> </text:span></text:p>
            <text:p><text:span text:style-name="T276">(&lt;TS&gt;)</text:span><text:span text:style-name="T277"> </text:span></text:p>
          </table:table-cell>
          <table:table-cell office:value-type="string" calcext:value-type="string">
            <text:p/>
            <text:p>Test includes combination of backspace preceeded by space</text:p>
            <text:p><text:span text:style-name="T243"> (was an issue in YAT 2.4.0) (open box </text:span><text:span text:style-name="T332">␣</text:span><text:span text:style-name="T333"> inidiacted for info only)</text:span></text:p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91" office:value-type="string" calcext:value-type="string">
            <text:p><text:span text:style-name="T276">(&lt;TS&gt;)</text:span><text:span text:style-name="T277"> </text:span><text:span text:style-name="T279">41h 42h 20h 20h 43h 44h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Char]</text:p>
          </table:table-cell>
          <table:table-cell table:style-name="ce92" office:value-type="string" calcext:value-type="string">
            <text:p><text:span text:style-name="T276">(&lt;TS&gt;)</text:span><text:span text:style-name="T277"> </text:span></text:p>
          </table:table-cell>
          <table:table-cell office:value-type="string" calcext:value-type="string">
            <text:p>Ensure that separating spaces and content spaces ar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89" office:value-type="string" calcext:value-type="string">
            <text:p><text:span text:style-name="T260">(&lt;TS&gt;)</text:span><text:span text:style-name="T261"> </text:span><text:span text:style-name="T262">A B    C D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45">
          <table:table-cell table:number-columns-repeated="3"/>
          <table:table-cell office:value-type="string" calcext:value-type="string">
            <text:p>Send backspace 8 x</text:p>
          </table:table-cell>
          <table:table-cell table:style-name="ce90" office:value-type="string" calcext:value-type="string">
            <text:p><text:span text:style-name="T276">(&lt;TS&gt;)</text:span><text:span text:style-name="T277"> </text:span><text:span text:style-name="T278">A B    C</text:span></text:p>
            <text:p><text:span text:style-name="T276">(&lt;TS&gt;)</text:span><text:span text:style-name="T277"> </text:span><text:span text:style-name="T278">A B ␣ ␣</text:span></text:p>
            <text:p><text:span text:style-name="T276">(&lt;TS&gt;)</text:span><text:span text:style-name="T277"> </text:span><text:span text:style-name="T278">A B ␣</text:span></text:p>
            <text:p><text:span text:style-name="T276">(&lt;TS&gt;)</text:span><text:span text:style-name="T277"> </text:span><text:span text:style-name="T278">A B</text:span></text:p>
            <text:p><text:span text:style-name="T276">(&lt;TS&gt;)</text:span><text:span text:style-name="T277"> </text:span><text:span text:style-name="T278">A</text:span></text:p>
            <text:p><text:span text:style-name="T276">(&lt;TS&gt;)</text:span><text:span text:style-name="T277"> </text:span></text:p>
            <text:p><text:span text:style-name="T276">(&lt;TS&gt;)</text:span><text:span text:style-name="T277"> 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91" office:value-type="string" calcext:value-type="string">
            <text:p><text:span text:style-name="T276">(&lt;TS&gt;)</text:span><text:span text:style-name="T277"> </text:span><text:span text:style-name="T279">41h 42h 20h 20h 43h 44h 08h 08h 08h 08h 08h 08h 08h 08h 41h 42h 20h 20h 43h 44h</text:span><text:span text:style-name="T274">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93" office:value-type="string" calcext:value-type="string">
            <text:p><text:span text:style-name="T276">(&lt;TS&gt;)</text:span><text:span text:style-name="T277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94" office:value-type="string" calcext:value-type="string">
            <text:p><text:span text:style-name="T276">(&lt;TS&gt;)</text:span><text:span text:style-name="T277"> </text:span><text:span text:style-name="T278">AB</text:span><text:span text:style-name="T280">CD</text:span><text:span text:style-name="T281">&lt;BEL&gt;&lt;BS&gt;</text:span><text:span text:style-name="T282">XYZ</text:span></text:p>
            <text:p><text:span text:style-name="T276">(&lt;TS&gt;)</text:span><text:span text:style-name="T277"> </text:span><text:span text:style-name="T278">AB</text:span><text:span text:style-name="T280">CD</text:span><text:span text:style-name="T281">&lt;BEL&gt;&lt;BS&gt;</text:span><text:span text:style-name="T282">XYZ</text:span></text:p>
            <text:p><text:span text:style-name="T276">(&lt;TS&gt;)</text:span><text:span text:style-name="T277"> </text:span><text:span text:style-name="T278">AB  CD</text:span><text:span text:style-name="T283">&lt;BS&gt;&lt;BS&gt;&lt;BS&gt;&lt;BS&gt;&lt;BS&gt;&lt;BS&gt;&lt;BS&gt;&lt;BS&gt;</text:span><text:span text:style-name="T284">AB  CD</text:span><text:span text:style-name="T283">&lt;BS&gt;&lt;BS&gt;&lt;BS&gt;&lt;BS&gt;&lt;BS&gt;&lt;BS&gt;&lt;BS&gt;&lt;BS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243">In receiving terminal, enable [S</text:span>how Length (Character Count)]</text:p>
          </table:table-cell>
          <table:table-cell table:number-columns-repeated="60"/>
        </table:table-row>
        <table:table-row table:style-name="ro13">
          <table:table-cell table:number-columns-repeated="3"/>
          <table:table-cell office:value-type="string" calcext:value-type="string">
            <text:p><text:span text:style-name="T243">In receiving terminal, disable [Settings... &gt; Advanced... &gt; ASCII &gt; Also r</text:span>eplace BS]</text:p>
            <text:p>Confim</text:p>
          </table:table-cell>
          <table:table-cell table:style-name="ce94" office:value-type="string" calcext:value-type="string">
            <text:p><text:span text:style-name="T256">(&lt;TS&gt;)</text:span><text:span text:style-name="T257"> </text:span><text:span text:style-name="T258">ABC</text:span><text:span text:style-name="T259">&lt;BEL&gt;      </text:span><text:span text:style-name="T258">XYZ</text:span><text:span text:style-name="T285"> </text:span><text:span text:style-name="T286">(8)</text:span></text:p>
            <text:p><text:span text:style-name="T256">(&lt;TS&gt;)</text:span><text:span text:style-name="T257"> </text:span><text:span text:style-name="T258">ABCD</text:span><text:span text:style-name="T259">&lt;BEL&gt;</text:span><text:span text:style-name="T258">XYZ</text:span><text:span text:style-name="T285"> </text:span><text:span text:style-name="T286">(8)</text:span></text:p>
            <text:p><text:span text:style-name="T256">(&lt;TS&gt;)</text:span><text:span text:style-name="T257"> 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<text:span text:style-name="T243">Send empty (EOL) </text:span>[Enter]</text:p>
          </table:table-cell>
          <table:table-cell table:style-name="ce94" office:value-type="string" calcext:value-type="string">
            <text:p><text:span text:style-name="T276">(&lt;TS&gt;)</text:span><text:span text:style-name="T277"> </text:span><text:span text:style-name="T278">ABC</text:span><text:span text:style-name="T283">&lt;BEL&gt;</text:span><text:span text:style-name="T280">     </text:span><text:span text:style-name="T284">XYZ</text:span><text:span text:style-name="T287"> </text:span><text:span text:style-name="T288">(8)</text:span></text:p>
            <text:p><text:span text:style-name="T276">(&lt;TS&gt;)</text:span><text:span text:style-name="T277"> </text:span><text:span text:style-name="T278">ABCD</text:span><text:span text:style-name="T283">&lt;BEL&gt;</text:span><text:span text:style-name="T284">XYZ</text:span><text:span text:style-name="T287"> </text:span><text:span text:style-name="T288">(8)</text:span></text:p>
            <text:p><text:span text:style-name="T276">(&lt;TS&gt;)</text:span><text:span text:style-name="T277"> </text:span><text:span text:style-name="T289"> </text:span><text:span text:style-name="T290">(0)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94"/>
          <table:table-cell table:number-columns-repeated="59"/>
        </table:table-row>
        <table:table-row table:style-name="ro3">
          <table:table-cell table:number-columns-repeated="2"/>
          <table:table-cell office:value-type="string" calcext:value-type="string">
            <text:p>Symbol Characters</text:p>
          </table:table-cell>
          <table:table-cell office:value-type="string" calcext:value-type="string">
            <text:p>In sending terminal, define</text:p>
            <text:p>000\h(00 01 02 03 04 05 06 07 08 09 0A 0B 0C 0D 0E 0F)</text:p>
            <text:p>01\h(10 11 12 13 14 15 16 17 18 19 1A 1B 1C 1D 1E 1F 7F)</text:p>
          </table:table-cell>
          <table:table-cell table:style-name="ce95" office:value-type="string" calcext:value-type="string">
            <text:p>pend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243">In receiving terminal, [Settings... &gt; Advanced... &gt; ASCII &gt; Repl. as</text:span> Symbol Char]</text:p>
            <text:p>Confim</text:p>
          </table:table-cell>
          <table:table-cell table:style-name="ce95" office:value-type="string" calcext:value-type="string">
            <text:p>pending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94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96" office:value-type="string" calcext:value-type="string">
            <text:p><text:span text:style-name="T272">(&lt;TS&gt;)</text:span><text:span text:style-name="T273"> </text:span><text:span text:style-name="T274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96" office:value-type="string" calcext:value-type="string">
            <text:p><text:span text:style-name="T272">(&lt;TS&gt;)</text:span><text:span text:style-name="T273"> </text:span><text:span text:style-name="T274">A</text:span><text:span text:style-name="T275">&lt;CR&gt;</text:span><text:span text:style-name="T274">B</text:span><text:span text:style-name="T275">&lt;LF&gt;</text:span><text:span text:style-name="T274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243">Send empty (EOL) </text:span>[Enter]</text:p>
          </table:table-cell>
          <table:table-cell table:style-name="ce96" office:value-type="string" calcext:value-type="string">
            <text:p><text:span text:style-name="T272">(&lt;TS&gt;)</text:span><text:span text:style-name="T273"> </text:span><text:span text:style-name="T274">A</text:span><text:span text:style-name="T275">&lt;CR&gt;</text:span><text:span text:style-name="T274">B</text:span><text:span text:style-name="T275">&lt;LF&gt;</text:span><text:span text:style-name="T274">C</text:span><text:span text:style-name="T246"> </text:span><text:span text:style-name="T247">(5)</text:span></text:p>
          </table:table-cell>
          <table:table-cell table:number-columns-repeated="59"/>
        </table:table-row>
        <table:table-row table:style-name="ro44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94" office:value-type="string" calcext:value-type="string">
            <text:p><text:span text:style-name="T272">(&lt;TS&gt;)</text:span><text:span text:style-name="T273"> </text:span><text:span text:style-name="T274">A</text:span><text:span text:style-name="T246"> </text:span><text:span text:style-name="T291">&lt;CR&gt;</text:span><text:span text:style-name="T292"> </text:span><text:span text:style-name="T274">B</text:span><text:span text:style-name="T246"> </text:span><text:span text:style-name="T291">&lt;LF&gt;</text:span><text:span text:style-name="T292"> </text:span><text:span text:style-name="T274">C</text:span><text:span text:style-name="T246"> </text:span><text:span text:style-name="T247">(5)</text:span></text:p>
            <text:p><text:span text:style-name="T266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94" office:value-type="string" calcext:value-type="string">
            <text:p><text:span text:style-name="T272">(&lt;TS&gt;)</text:span><text:span text:style-name="T273"> </text:span><text:span text:style-name="T274">41h 0Dh</text:span><text:span text:style-name="T246"> </text:span><text:span text:style-name="T274">42h 0Ah</text:span><text:span text:style-name="T246"> </text:span><text:span text:style-name="T274">43h</text:span><text:span text:style-name="T246"> </text:span><text:span text:style-name="T247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243">Revert</text:span> radix to [Str]</text:p>
          </table:table-cell>
          <table:table-cell table:style-name="ce96" office:value-type="string" calcext:value-type="string">
            <text:p><text:span text:style-name="T272">(&lt;TS&gt;)</text:span><text:span text:style-name="T273"> </text:span><text:span text:style-name="T274">A</text:span><text:span text:style-name="T275">&lt;CR&gt;</text:span><text:span text:style-name="T274">B</text:span><text:span text:style-name="T275">&lt;LF&gt;</text:span><text:span text:style-name="T274">C</text:span><text:span text:style-name="T246"> </text:span><text:span text:style-name="T247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96" office:value-type="string" calcext:value-type="string">
            <text:p><text:span text:style-name="T272">(&lt;TS&gt;)</text:span><text:span text:style-name="T273"> </text:span><text:span text:style-name="T274">A</text:span><text:span text:style-name="T275">&lt;CR&gt;</text:span><text:span text:style-name="T274">B</text:span><text:span text:style-name="T275">&lt;LF&gt;</text:span><text:span text:style-name="T274">C</text:span><text:span text:style-name="T275">&lt;CR&gt;&lt;LF&gt;</text:span><text:span text:style-name="T292"> </text:span><text:span text:style-name="T247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243">In receiving terminal, disable [S</text:span>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50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93">A</text:span></text:p>
            <text:p><text:span text:style-name="T293">AB</text:span></text:p>
            <text:p><text:span text:style-name="T293">ABC</text:span></text:p>
            <text:p><text:span text:style-name="T293">ABCD</text:span></text:p>
            <text:p><text:span text:style-name="T293">ABCDE</text:span></text:p>
            <text:p><text:span text:style-name="T293">ABCDEF</text:span></text:p>
            <text:p><text:span text:style-name="T293">ABCDEFG</text:span></text:p>
            <text:p><text:span text:style-name="T293">ABCDEFGH</text:span></text:p>
          </table:table-cell>
          <table:table-cell table:number-columns-repeated="59"/>
        </table:table-row>
        <table:table-row table:style-name="ro51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293">A</text:span></text:p>
            <text:p><text:span text:style-name="T293">AB</text:span></text:p>
            <text:p><text:span text:style-name="T293">ABC</text:span></text:p>
            <text:p><text:span text:style-name="T293">ABCD</text:span></text:p>
            <text:p><text:span text:style-name="T293">ABCD</text:span></text:p>
            <text:p><text:span text:style-name="T293">E</text:span></text:p>
            <text:p><text:span text:style-name="T293">ABCD</text:span></text:p>
            <text:p><text:span text:style-name="T293">EF</text:span></text:p>
            <text:p><text:span text:style-name="T293">ABCD</text:span></text:p>
            <text:p><text:span text:style-name="T293">EFG</text:span></text:p>
            <text:p><text:span text:style-name="T293">ABCD</text:span></text:p>
            <text:p><text:span text:style-name="T293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5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97" office:value-type="string" calcext:value-type="string">
            <text:p><text:span text:style-name="T294">A</text:span><text:span text:style-name="T263"> </text:span><text:span text:style-name="T295">(1)</text:span></text:p>
            <text:p><text:span text:style-name="T294">AB</text:span><text:span text:style-name="T263"> </text:span><text:span text:style-name="T295">(2)</text:span></text:p>
            <text:p><text:span text:style-name="T294">ABC</text:span><text:span text:style-name="T263"> </text:span><text:span text:style-name="T295">(3)</text:span></text:p>
            <text:p><text:span text:style-name="T294">ABCD</text:span><text:span text:style-name="T263"> </text:span><text:span text:style-name="T295">(4)</text:span></text:p>
            <text:p><text:span text:style-name="T294">ABCD</text:span><text:span text:style-name="T263"> </text:span><text:span text:style-name="T295">(4)</text:span></text:p>
            <text:p><text:span text:style-name="T294">E</text:span><text:span text:style-name="T263"> </text:span><text:span text:style-name="T295">(1)</text:span></text:p>
            <text:p><text:span text:style-name="T294">ABCD</text:span><text:span text:style-name="T263"> </text:span><text:span text:style-name="T295">(4)</text:span></text:p>
            <text:p><text:span text:style-name="T294">EF</text:span><text:span text:style-name="T263"> </text:span><text:span text:style-name="T295">(2)</text:span></text:p>
            <text:p><text:span text:style-name="T294">ABCD</text:span><text:span text:style-name="T263"> </text:span><text:span text:style-name="T295">(4)</text:span></text:p>
            <text:p><text:span text:style-name="T294">EFG</text:span><text:span text:style-name="T263"> </text:span><text:span text:style-name="T295">(3)</text:span></text:p>
            <text:p><text:span text:style-name="T294">ABCD</text:span><text:span text:style-name="T263"> </text:span><text:span text:style-name="T295">(4)</text:span></text:p>
            <text:p><text:span text:style-name="T294">EFGH</text:span><text:span text:style-name="T263"> </text:span><text:span text:style-name="T295">(4)</text:span></text:p>
          </table:table-cell>
          <table:table-cell office:value-type="string" calcext:value-type="string">
            <text:p/>
            <text:p/>
            <text:p><text:span text:style-name="T243">Empty lines with EOL chars only must not be shown, i.e. no </text:span><text:span text:style-name="T321">(0)</text:span></text:p>
          </table:table-cell>
          <table:table-cell table:number-columns-repeated="58"/>
        </table:table-row>
        <table:table-row table:style-name="ro52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93">A</text:span><text:span text:style-name="T253">&lt;CR&gt;&lt;LF&gt;</text:span><text:span text:style-name="T292"> </text:span><text:span text:style-name="T247">(3)</text:span></text:p>
            <text:p><text:span text:style-name="T293">AB</text:span><text:span text:style-name="T253">&lt;CR&gt;&lt;LF&gt;</text:span><text:span text:style-name="T292"> </text:span><text:span text:style-name="T247">(4)</text:span></text:p>
            <text:p><text:span text:style-name="T293">ABC</text:span><text:span text:style-name="T253">&lt;CR&gt;</text:span><text:span text:style-name="T292"> </text:span><text:span text:style-name="T247">(4)</text:span></text:p>
            <text:p><text:span text:style-name="T255">&lt;LF&gt;</text:span><text:span text:style-name="T249"> </text:span><text:span text:style-name="T250">(1)</text:span></text:p>
            <text:p><text:span text:style-name="T293">ABCD</text:span><text:span text:style-name="T246"> </text:span><text:span text:style-name="T247">(4)</text:span></text:p>
            <text:p><text:span text:style-name="T255">&lt;CR&gt;&lt;LF&gt;</text:span><text:span text:style-name="T249"> </text:span><text:span text:style-name="T250">(2)</text:span></text:p>
            <text:p><text:span text:style-name="T293">ABCD</text:span><text:span text:style-name="T246"> </text:span><text:span text:style-name="T247">(4)</text:span></text:p>
            <text:p><text:span text:style-name="T293">E</text:span><text:span text:style-name="T253">&lt;CR&gt;&lt;LF&gt;</text:span><text:span text:style-name="T292"> </text:span><text:span text:style-name="T247">(3)</text:span></text:p>
            <text:p><text:span text:style-name="T293">ABCD</text:span><text:span text:style-name="T246"> </text:span><text:span text:style-name="T247">(4)</text:span></text:p>
            <text:p><text:span text:style-name="T293">EF</text:span><text:span text:style-name="T253">&lt;CR&gt;&lt;LF&gt;</text:span><text:span text:style-name="T292"> </text:span><text:span text:style-name="T247">(4)</text:span></text:p>
            <text:p><text:span text:style-name="T293">ABCD</text:span><text:span text:style-name="T246"> </text:span><text:span text:style-name="T247">(4)</text:span></text:p>
            <text:p><text:span text:style-name="T293">EFG</text:span><text:span text:style-name="T253">&lt;CR&gt;</text:span><text:span text:style-name="T292"> </text:span><text:span text:style-name="T247">(4)</text:span></text:p>
            <text:p><text:span text:style-name="T255">&lt;LF&gt;</text:span><text:span text:style-name="T249"> </text:span><text:span text:style-name="T250">(1)</text:span></text:p>
            <text:p><text:span text:style-name="T293">ABCD</text:span><text:span text:style-name="T246"> </text:span><text:span text:style-name="T247">(4)</text:span></text:p>
            <text:p><text:span text:style-name="T293">EFGH</text:span><text:span text:style-name="T246"> </text:span><text:span text:style-name="T247">(4)</text:span></text:p>
            <text:p><text:span text:style-name="T255">&lt;CR&gt;&lt;LF&gt;</text:span><text:span text:style-name="T249"> </text:span><text:span text:style-name="T250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243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243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[S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-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98" office:value-type="string" calcext:value-type="string">
            <text:p>A</text:p>
            <text:p>AB</text:p>
            <text:p>ABC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98" office:value-type="string" calcext:value-type="string">
            <text:p><text:span text:style-name="T293">A</text:span><text:span text:style-name="T246"> </text:span><text:span text:style-name="T247">(1)</text:span></text:p>
            <text:p><text:span text:style-name="T293">AB</text:span><text:span text:style-name="T246"> </text:span><text:span text:style-name="T247">(2)</text:span></text:p>
            <text:p><text:span text:style-name="T293">ABC</text:span><text:span text:style-name="T246"> </text:span><text:span text:style-name="T247">(3)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98" office:value-type="string" calcext:value-type="string">
            <text:p><text:span text:style-name="T293">A</text:span><text:span text:style-name="T253">&lt;CR&gt;&lt;LF&gt;</text:span><text:span text:style-name="T292"> </text:span><text:span text:style-name="T247">(3)</text:span></text:p>
            <text:p><text:span text:style-name="T293">AB</text:span><text:span text:style-name="T246"> </text:span><text:span text:style-name="T247">(2)</text:span></text:p>
            <text:p><text:span text:style-name="T293">ABC</text:span><text:span text:style-name="T253">&lt;CR&gt;&lt;LF&gt;</text:span><text:span text:style-name="T292"> </text:span><text:span text:style-name="T247">(5)</text:span>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98" office:value-type="string" calcext:value-type="string">
            <text:p><text:span text:style-name="T293">A</text:span><text:span text:style-name="T253">&lt;CR&gt;&lt;LF&gt;</text:span><text:span text:style-name="T292"> </text:span><text:span text:style-name="T247">(3)</text:span></text:p>
            <text:p><text:span text:style-name="T293">AB</text:span><text:span text:style-name="T246"> </text:span><text:span text:style-name="T247">(2)</text:span></text:p>
            <text:p><text:span text:style-name="T293">ABC</text:span><text:span text:style-name="T253">&lt;CR&gt;&lt;LF&gt;</text:span><text:span text:style-name="T292"> </text:span><text:span text:style-name="T247">(5)</text:span></text:p>
            <text:p><text:span text:style-name="T293">ABCD</text:span><text:span text:style-name="T246"> </text:span><text:span text:style-name="T247">(4)</text:span></text:p>
          </table:table-cell>
          <table:table-cell office:value-type="string" calcext:value-type="string">
            <text:p/>
            <text:p/>
            <text:p><text:span text:style-name="T256">(4) </text:span>has to be appended after time-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9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98"/>
          <table:table-cell table:number-columns-repeated="59"/>
        </table:table-row>
        <table:table-row table:style-name="ro1">
          <table:table-cell table:number-columns-repeated="4"/>
          <table:table-cell table:style-name="ce98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98" office:value-type="string" calcext:value-type="string">
            <text:p><text:span text:style-name="T293">A</text:span><text:span text:style-name="T246"> </text:span><text:span text:style-name="T247">(1)</text:span></text:p>
            <text:p><text:span text:style-name="T255">&lt;CR&gt;</text:span><text:span text:style-name="T252">B</text:span><text:span text:style-name="T246"> </text:span><text:span text:style-name="T247">(2)</text:span></text:p>
          </table:table-cell>
          <table:table-cell office:value-type="string" calcext:value-type="string">
            <text:p><text:span text:style-name="T334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96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-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98" office:value-type="string" calcext:value-type="string">
            <text:p><text:span text:style-name="T296">@</text:span><text:span text:style-name="T297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98" office:value-type="string" calcext:value-type="string">
            <text:p><text:span text:style-name="T296">@</text:span><text:span text:style-name="T297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99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99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100" office:value-type="string" calcext:value-type="string">
            <text:p><text:span text:style-name="T293">\h</text:span><text:span text:style-name="T253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00" office:value-type="string" calcext:value-type="string">
            <text:p><text:span text:style-name="T293">\h(</text:span><text:span text:style-name="T253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01" office:value-type="string" calcext:value-type="string">
            <text:p><text:span text:style-name="T293">\h(4</text:span><text:span text:style-name="T253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101" office:value-type="string" calcext:value-type="string">
            <text:p><text:span text:style-name="T293">\h(40</text:span><text:span text:style-name="T253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101" office:value-type="string" calcext:value-type="string">
            <text:p><text:span text:style-name="T293">\h(40)</text:span><text:span text:style-name="T253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98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98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98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98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98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98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9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/Rate</text:p>
            <text:p><text:span text:style-name="T243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243">A [Enter]</text:span></text:p>
            <text:p><text:span text:style-name="T243">B [Enter]</text:span></text:p>
          </table:table-cell>
          <table:table-cell table:style-name="ce94" office:value-type="string" calcext:value-type="string">
            <text:p><text:span text:style-name="T256">(&lt;TS&gt;)</text:span><text:span text:style-name="T257"> </text:span><text:span text:style-name="T298">(&lt;&lt;)</text:span><text:span text:style-name="T257"> </text:span><text:span text:style-name="T299">A</text:span><text:span text:style-name="T246"> </text:span><text:span text:style-name="T247">(1)</text:span></text:p>
            <text:p><text:span text:style-name="T256">(&lt;TS&gt;)</text:span><text:span text:style-name="T257"> </text:span><text:span text:style-name="T298">(&gt;&gt;)</text:span><text:span text:style-name="T257"> </text:span><text:span text:style-name="T258">B</text:span><text:span text:style-name="T285"> </text:span><text:span text:style-name="T286">(1)</text:span></text:p>
          </table:table-cell>
          <table:table-cell table:style-name="ce94" office:value-type="string" calcext:value-type="string">
            <text:p><text:span text:style-name="T256">(&lt;TS&gt;)</text:span><text:span text:style-name="T257"> </text:span><text:span text:style-name="T298">(&gt;&gt;)</text:span><text:span text:style-name="T257"> </text:span><text:span text:style-name="T258">A</text:span><text:span text:style-name="T285"> </text:span><text:span text:style-name="T286">(1)</text:span></text:p>
            <text:p><text:span text:style-name="T256">(&lt;TS&gt;)</text:span><text:span text:style-name="T257"> </text:span><text:span text:style-name="T298">(&lt;&lt;)</text:span><text:span text:style-name="T257"> </text:span><text:span text:style-name="T300">B</text:span><text:span text:style-name="T285"> </text:span><text:span text:style-name="T286">(1)</text:span></text:p>
          </table:table-cell>
          <table:table-cell table:number-columns-repeated="58"/>
        </table:table-row>
        <table:table-row table:style-name="ro5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02" office:value-type="string" calcext:value-type="string">
            <text:p><text:span text:style-name="T256">(&lt;TS&gt;)</text:span><text:span text:style-name="T257"> </text:span><text:span text:style-name="T298">(&lt;&lt;)</text:span><text:span text:style-name="T257"> </text:span><text:span text:style-name="T300">A</text:span><text:span text:style-name="T285"> </text:span><text:span text:style-name="T286">(1)</text:span></text:p>
            <text:p><text:span text:style-name="T256">(&lt;TS&gt;)</text:span><text:span text:style-name="T257"> </text:span><text:span text:style-name="T298">(&gt;&gt;)</text:span><text:span text:style-name="T257"> </text:span><text:span text:style-name="T258">B</text:span><text:span text:style-name="T285"> </text:span><text:span text:style-name="T286">(1)</text:span></text:p>
            <text:p><text:span text:style-name="T256">(&lt;TS&gt;)</text:span><text:span text:style-name="T257"> </text:span><text:span text:style-name="T298">(&lt;&lt;) </text:span><text:span text:style-name="T301">&lt;NUL&gt;</text:span></text:p>
            <text:p><text:span text:style-name="T266">No length yet !!</text:span></text:p>
            <text:p><text:span text:style-name="T266">...because line is not complete yet.</text:span></text:p>
          </table:table-cell>
          <table:table-cell table:style-name="ce89" office:value-type="string" calcext:value-type="string">
            <text:p><text:span text:style-name="T256">(&lt;TS&gt;)</text:span><text:span text:style-name="T257"> </text:span><text:span text:style-name="T298">(&gt;&gt;)</text:span><text:span text:style-name="T257"> </text:span><text:span text:style-name="T258">A</text:span><text:span text:style-name="T285"> </text:span><text:span text:style-name="T286">(1)</text:span></text:p>
            <text:p><text:span text:style-name="T256">(&lt;TS&gt;)</text:span><text:span text:style-name="T257"> </text:span><text:span text:style-name="T298">(&lt;&lt;)</text:span><text:span text:style-name="T257"> </text:span><text:span text:style-name="T300">B</text:span><text:span text:style-name="T285"> </text:span><text:span text:style-name="T286">(1)</text:span></text:p>
            <text:p><text:span text:style-name="T256">(&lt;TS&gt;</text:span><text:span text:style-name="T303">)</text:span><text:span text:style-name="T307"> </text:span><text:span text:style-name="T308">(&gt;&gt;)</text:span><text:span text:style-name="T309"> </text:span></text:p>
            <text:p><text:span text:style-name="T266">No length yet !!</text:span></text:p>
            <text:p><text:span text:style-name="T266">...because line is not complete yet.</text:span></text:p>
          </table:table-cell>
          <table:table-cell table:number-columns-repeated="58"/>
        </table:table-row>
        <table:table-row table:style-name="ro5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103" office:value-type="string" calcext:value-type="string">
            <text:p><text:span text:style-name="T256">(&lt;TS&gt;)</text:span><text:span text:style-name="T257"> </text:span><text:span text:style-name="T298">(&lt;&lt;)</text:span><text:span text:style-name="T257"> </text:span><text:span text:style-name="T300">A</text:span><text:span text:style-name="T285"> </text:span><text:span text:style-name="T286">(1)</text:span></text:p>
            <text:p><text:span text:style-name="T256">(&lt;TS&gt;)</text:span><text:span text:style-name="T257"> </text:span><text:span text:style-name="T298">(&gt;&gt;)</text:span><text:span text:style-name="T257"> </text:span><text:span text:style-name="T258">B</text:span><text:span text:style-name="T285"> </text:span><text:span text:style-name="T286">(1)</text:span></text:p>
            <text:p><text:span text:style-name="T256">(&lt;TS&gt;)</text:span><text:span text:style-name="T257"> </text:span><text:span text:style-name="T298">(&lt;&lt;)</text:span><text:span text:style-name="T257"> </text:span><text:span text:style-name="T302">&lt;NUL&gt;</text:span><text:span text:style-name="T257"> </text:span><text:span text:style-name="T298">(1)</text:span></text:p>
            <text:p><text:span text:style-name="T256">(&lt;TS&gt;</text:span><text:span text:style-name="T303">)</text:span><text:span text:style-name="T289"> </text:span><text:span text:style-name="T290">(&gt;&gt;)</text:span><text:span text:style-name="T261">  </text:span><text:span text:style-name="T304">(0)</text:span></text:p>
          </table:table-cell>
          <table:table-cell office:value-type="string" calcext:value-type="string">
            <text:p><text:span text:style-name="T256">(&lt;TS&gt;)</text:span><text:span text:style-name="T257"> </text:span><text:span text:style-name="T298">(&gt;&gt;)</text:span><text:span text:style-name="T257"> </text:span><text:span text:style-name="T258">A</text:span><text:span text:style-name="T285"> </text:span><text:span text:style-name="T286">(1)</text:span></text:p>
            <text:p><text:span text:style-name="T256">(&lt;TS&gt;)</text:span><text:span text:style-name="T257"> </text:span><text:span text:style-name="T298">(&lt;&lt;)</text:span><text:span text:style-name="T257"> </text:span><text:span text:style-name="T300">B</text:span><text:span text:style-name="T285"> </text:span><text:span text:style-name="T286">(1)</text:span></text:p>
            <text:p><text:span text:style-name="T256">(&lt;TS&gt;)</text:span><text:span text:style-name="T257"> </text:span><text:span text:style-name="T298">(&lt;&lt;)</text:span><text:span text:style-name="T257">  </text:span><text:span text:style-name="T298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89" office:value-type="string" calcext:value-type="string">
            <text:p><text:span text:style-name="T256">(&lt;TS&gt;)</text:span><text:span text:style-name="T257"> </text:span><text:span text:style-name="T298">(&lt;&lt;)</text:span><text:span text:style-name="T257"> </text:span><text:span text:style-name="T300">A</text:span><text:span text:style-name="T285"> </text:span><text:span text:style-name="T286">(1)</text:span></text:p>
            <text:p><text:span text:style-name="T256">(&lt;TS&gt;)</text:span><text:span text:style-name="T257"> </text:span><text:span text:style-name="T298">(&gt;&gt;)</text:span><text:span text:style-name="T257"> </text:span><text:span text:style-name="T258">B</text:span><text:span text:style-name="T285"> </text:span><text:span text:style-name="T286">(1)</text:span></text:p>
            <text:p><text:span text:style-name="T256">(&lt;TS&gt;)</text:span><text:span text:style-name="T257"> </text:span><text:span text:style-name="T298">(&lt;&lt;)</text:span><text:span text:style-name="T257"> </text:span><text:span text:style-name="T302">&lt;NUL&gt;</text:span><text:span text:style-name="T257"> </text:span><text:span text:style-name="T298">(1)</text:span></text:p>
            <text:p><text:span text:style-name="T256">(&lt;TS&gt;</text:span><text:span text:style-name="T303">)</text:span><text:span text:style-name="T289"> </text:span><text:span text:style-name="T290">(&gt;&gt;)</text:span><text:span text:style-name="T305">  </text:span><text:span text:style-name="T306">(0)</text:span></text:p>
            <text:p><text:span text:style-name="T266">An additional empty line A &gt; B must not be shown !!</text:span></text:p>
            <text:p><text:span text:style-name="T266">...because this is the pending EOL after the 0x00.</text:span></text:p>
          </table:table-cell>
          <table:table-cell office:value-type="string" calcext:value-type="string">
            <text:p><text:span text:style-name="T256">(&lt;TS&gt;)</text:span><text:span text:style-name="T257"> </text:span><text:span text:style-name="T298">(&gt;&gt;)</text:span><text:span text:style-name="T257"> </text:span><text:span text:style-name="T258">A</text:span><text:span text:style-name="T285"> </text:span><text:span text:style-name="T286">(1)</text:span></text:p>
            <text:p><text:span text:style-name="T256">(&lt;TS&gt;)</text:span><text:span text:style-name="T257"> </text:span><text:span text:style-name="T298">(&lt;&lt;)</text:span><text:span text:style-name="T257"> </text:span><text:span text:style-name="T300">B</text:span><text:span text:style-name="T285"> </text:span><text:span text:style-name="T286">(1)</text:span></text:p>
            <text:p><text:span text:style-name="T256">(&lt;TS&gt;)</text:span><text:span text:style-name="T257"> </text:span><text:span text:style-name="T298">(&lt;&lt;)</text:span><text:span text:style-name="T257">  </text:span><text:span text:style-name="T298">(0)</text:span></text:p>
            <text:p><text:span text:style-name="T256">(&lt;TS&gt;)</text:span><text:span text:style-name="T257"> </text:span><text:span text:style-name="T298">(&gt;&gt;)</text:span><text:span text:style-name="T257">  </text:span><text:span text:style-name="T298">(0)</text:span></text:p>
            <text:p>Intended empty line B &gt; A must be shown !!</text:p>
            <text:p>Resulting empty line A &gt; B must also be shown !!</text:p>
            <text:p><text:span text:style-name="T243">...because there is no empty line for hidden 0x00 yet.</text:span></text:p>
          </table:table-cell>
          <table:table-cell table:number-columns-repeated="58"/>
        </table:table-row>
        <table:table-row table:style-name="ro54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9" office:value-type="string" calcext:value-type="string">
            <text:p><text:span text:style-name="T256">(&lt;TS&gt;)</text:span><text:span text:style-name="T257"> </text:span><text:span text:style-name="T298">(&lt;&lt;)</text:span><text:span text:style-name="T257"> </text:span><text:span text:style-name="T300">A</text:span><text:span text:style-name="T285"> </text:span><text:span text:style-name="T286">(1)</text:span></text:p>
            <text:p><text:span text:style-name="T256">(&lt;TS&gt;)</text:span><text:span text:style-name="T257"> </text:span><text:span text:style-name="T298">(&gt;&gt;)</text:span><text:span text:style-name="T257"> </text:span><text:span text:style-name="T258">B</text:span><text:span text:style-name="T285"> </text:span><text:span text:style-name="T286">(1)</text:span></text:p>
            <text:p><text:span text:style-name="T256">(&lt;TS&gt;)</text:span><text:span text:style-name="T257"> </text:span><text:span text:style-name="T298">(&lt;&lt;)</text:span><text:span text:style-name="T257"> </text:span><text:span text:style-name="T302">&lt;NUL&gt;</text:span><text:span text:style-name="T257"> </text:span><text:span text:style-name="T298">(1)</text:span></text:p>
            <text:p><text:span text:style-name="T256">(&lt;TS&gt;</text:span><text:span text:style-name="T303">)</text:span><text:span text:style-name="T289"> </text:span><text:span text:style-name="T290">(&gt;&gt;)</text:span><text:span text:style-name="T305">  </text:span><text:span text:style-name="T306">(0)</text:span></text:p>
            <text:p><text:span text:style-name="T256">(&lt;TS&gt;</text:span><text:span text:style-name="T303">)</text:span><text:span text:style-name="T307"> </text:span><text:span text:style-name="T308">(&gt;&gt;)</text:span><text:span text:style-name="T309"> </text:span><text:span text:style-name="T274">OK</text:span><text:span text:style-name="T246"> </text:span><text:span text:style-name="T247">(2)</text:span></text:p>
          </table:table-cell>
          <table:table-cell office:value-type="string" calcext:value-type="string">
            <text:p><text:span text:style-name="T256">(&lt;TS&gt;)</text:span><text:span text:style-name="T257"> </text:span><text:span text:style-name="T298">(&gt;&gt;)</text:span><text:span text:style-name="T257"> </text:span><text:span text:style-name="T258">A</text:span><text:span text:style-name="T285"> </text:span><text:span text:style-name="T286">(1)</text:span></text:p>
            <text:p><text:span text:style-name="T256">(&lt;TS&gt;)</text:span><text:span text:style-name="T257"> </text:span><text:span text:style-name="T298">(&lt;&lt;)</text:span><text:span text:style-name="T257"> </text:span><text:span text:style-name="T300">B</text:span><text:span text:style-name="T285"> </text:span><text:span text:style-name="T286">(1)</text:span></text:p>
            <text:p><text:span text:style-name="T256">(&lt;TS&gt;)</text:span><text:span text:style-name="T257"> </text:span><text:span text:style-name="T298">(&lt;&lt;)</text:span><text:span text:style-name="T257">  </text:span><text:span text:style-name="T298">(0)</text:span></text:p>
            <text:p><text:span text:style-name="T256">(&lt;TS&gt;)</text:span><text:span text:style-name="T257"> </text:span><text:span text:style-name="T298">(&gt;&gt;)</text:span><text:span text:style-name="T257">  </text:span><text:span text:style-name="T298">(0)</text:span></text:p>
            <text:p><text:span text:style-name="T256">(&lt;TS&gt;)</text:span><text:span text:style-name="T257"> </text:span><text:span text:style-name="T298">(&lt;&lt;)</text:span><text:span text:style-name="T257"> </text:span><text:span text:style-name="T300">OK</text:span><text:span text:style-name="T285"> </text:span><text:span text:style-name="T286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02" office:value-type="string" calcext:value-type="string">
            <text:p><text:span text:style-name="T256">(&lt;TS&gt;)</text:span><text:span text:style-name="T257"> </text:span><text:span text:style-name="T298">(&lt;&lt;) </text:span><text:span text:style-name="T301">&lt;NUL&gt;</text:span></text:p>
          </table:table-cell>
          <table:table-cell table:style-name="ce89" office:value-type="string" calcext:value-type="string">
            <text:p><text:span text:style-name="T256">(&lt;TS&gt;</text:span><text:span text:style-name="T303">)</text:span><text:span text:style-name="T307"> </text:span><text:span text:style-name="T308">(&gt;&gt;)</text:span><text:span text:style-name="T309"> </text:span></text:p>
          </table:table-cell>
          <table:table-cell table:number-columns-repeated="58"/>
        </table:table-row>
        <table:table-row table:style-name="ro44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103" office:value-type="string" calcext:value-type="string">
            <text:p><text:span text:style-name="T256">(&lt;TS&gt;)</text:span><text:span text:style-name="T257"> </text:span><text:span text:style-name="T298">(&lt;&lt;)</text:span><text:span text:style-name="T257"> </text:span><text:span text:style-name="T302">&lt;NUL&gt;</text:span><text:span text:style-name="T257"> </text:span><text:span text:style-name="T298">(1)</text:span></text:p>
            <text:p><text:span text:style-name="T256">(&lt;TS&gt;</text:span><text:span text:style-name="T303">)</text:span><text:span text:style-name="T289"> </text:span><text:span text:style-name="T290">(&gt;&gt;)</text:span><text:span text:style-name="T261">  </text:span><text:span text:style-name="T304">(0)</text:span></text:p>
          </table:table-cell>
          <table:table-cell table:style-name="ce97" office:value-type="string" calcext:value-type="string">
            <text:p><text:span text:style-name="T322">(&lt;TS&gt;)</text:span><text:span text:style-name="T328"> </text:span><text:span text:style-name="T329">(&lt;&lt;)</text:span><text:span text:style-name="T328">  </text:span><text:span text:style-name="T329">(0)</text:span></text:p>
            <text:p><text:span text:style-name="T310">Time stamp gets updat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243">\0x00 [Ctrl+Enter]</text:span></text:p>
          </table:table-cell>
          <table:table-cell table:style-name="ce103" office:value-type="string" calcext:value-type="string">
            <text:p><text:span text:style-name="T256">(&lt;TS&gt;)</text:span><text:span text:style-name="T257"> </text:span><text:span text:style-name="T298">(&lt;&lt;)</text:span><text:span text:style-name="T257"> </text:span><text:span text:style-name="T302">&lt;NUL&gt;</text:span><text:span text:style-name="T257"> </text:span><text:span text:style-name="T298">(1)</text:span></text:p>
            <text:p><text:span text:style-name="T256">(&lt;TS&gt;</text:span><text:span text:style-name="T303">)</text:span><text:span text:style-name="T289"> </text:span><text:span text:style-name="T290">(&gt;&gt;)</text:span><text:span text:style-name="T261">  </text:span><text:span text:style-name="T304">(0)</text:span></text:p>
            <text:p><text:span text:style-name="T256">(&lt;TS&gt;)</text:span><text:span text:style-name="T257"> </text:span><text:span text:style-name="T298">(&lt;&lt;)</text:span><text:span text:style-name="T257"> </text:span><text:span text:style-name="T302">&lt;NUL&gt;&lt;NUL&gt;</text:span></text:p>
          </table:table-cell>
          <table:table-cell table:style-name="ce97" office:value-type="string" calcext:value-type="string">
            <text:p><text:span text:style-name="T322">(&lt;TS&gt;)</text:span><text:span text:style-name="T328"> </text:span><text:span text:style-name="T329">(&lt;&lt;)</text:span><text:span text:style-name="T328">  </text:span><text:span text:style-name="T329">(0)</text:span></text:p>
            <text:p><text:span text:style-name="T256">(&lt;TS&gt;)</text:span><text:span text:style-name="T257"> </text:span><text:span text:style-name="T298">(&gt;&gt;)</text:span><text:span text:style-name="T257"> 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103" office:value-type="string" calcext:value-type="string">
            <text:p><text:span text:style-name="T256">(&lt;TS&gt;)</text:span><text:span text:style-name="T257"> </text:span><text:span text:style-name="T298">(&lt;&lt;)</text:span><text:span text:style-name="T257"> </text:span><text:span text:style-name="T302">&lt;NUL&gt;</text:span><text:span text:style-name="T257"> </text:span><text:span text:style-name="T298">(1)</text:span></text:p>
            <text:p><text:span text:style-name="T256">(&lt;TS&gt;</text:span><text:span text:style-name="T303">)</text:span><text:span text:style-name="T289"> </text:span><text:span text:style-name="T290">(&gt;&gt;)</text:span><text:span text:style-name="T305">  </text:span><text:span text:style-name="T306">(0)</text:span></text:p>
            <text:p><text:span text:style-name="T256">(&lt;TS&gt;)</text:span><text:span text:style-name="T257"> </text:span><text:span text:style-name="T298">(&lt;&lt;)</text:span><text:span text:style-name="T257"> </text:span><text:span text:style-name="T302">&lt;NUL&gt;&lt;NUL&gt;</text:span><text:span text:style-name="T257"> </text:span><text:span text:style-name="T298">(2)</text:span></text:p>
            <text:p><text:span text:style-name="T256">(&lt;TS&gt;</text:span><text:span text:style-name="T303">)</text:span><text:span text:style-name="T289"> </text:span><text:span text:style-name="T290">(&gt;&gt;)</text:span><text:span text:style-name="T261">  </text:span><text:span text:style-name="T304">(0)</text:span></text:p>
          </table:table-cell>
          <table:table-cell table:style-name="ce97" office:value-type="string" calcext:value-type="string">
            <text:p><text:span text:style-name="T322">(&lt;TS&gt;)</text:span><text:span text:style-name="T328"> </text:span><text:span text:style-name="T329">(&lt;&lt;)</text:span><text:span text:style-name="T328">  </text:span><text:span text:style-name="T329">(0)</text:span></text:p>
            <text:p><text:span text:style-name="T322">(&lt;TS&gt;)</text:span><text:span text:style-name="T328"> </text:span><text:span text:style-name="T329">(&lt;&lt;)</text:span><text:span text:style-name="T328">  </text:span><text:span text:style-name="T329">(0)</text:span></text:p>
            <text:p><text:span text:style-name="T310">Time stamp gets updat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89" office:value-type="string" calcext:value-type="string">
            <text:p><text:span text:style-name="T256">(&lt;TS&gt;)</text:span><text:span text:style-name="T257"> </text:span><text:span text:style-name="T298">(&lt;&lt;)</text:span><text:span text:style-name="T257"> </text:span><text:span text:style-name="T302">&lt;NUL&gt;</text:span><text:span text:style-name="T257"> </text:span><text:span text:style-name="T298">(1)</text:span></text:p>
            <text:p><text:span text:style-name="T256">(&lt;TS&gt;</text:span><text:span text:style-name="T303">)</text:span><text:span text:style-name="T289"> </text:span><text:span text:style-name="T290">(&gt;&gt;)</text:span><text:span text:style-name="T305">  </text:span><text:span text:style-name="T306">(0)</text:span></text:p>
            <text:p><text:span text:style-name="T256">(&lt;TS&gt;)</text:span><text:span text:style-name="T257"> </text:span><text:span text:style-name="T298">(&lt;&lt;)</text:span><text:span text:style-name="T257"> </text:span><text:span text:style-name="T302">&lt;NUL&gt;&lt;NUL&gt;</text:span><text:span text:style-name="T257"> </text:span><text:span text:style-name="T298">(2)</text:span></text:p>
            <text:p><text:span text:style-name="T256">(&lt;TS&gt;</text:span><text:span text:style-name="T303">)</text:span><text:span text:style-name="T289"> </text:span><text:span text:style-name="T290">(&gt;&gt;)</text:span><text:span text:style-name="T305">  </text:span><text:span text:style-name="T306">(0)</text:span></text:p>
          </table:table-cell>
          <table:table-cell table:style-name="ce97" office:value-type="string" calcext:value-type="string">
            <text:p><text:span text:style-name="T322">(&lt;TS&gt;)</text:span><text:span text:style-name="T328"> </text:span><text:span text:style-name="T329">(&lt;&lt;)</text:span><text:span text:style-name="T328">  </text:span><text:span text:style-name="T329">(0)</text:span></text:p>
            <text:p><text:span text:style-name="T322">(&lt;TS&gt;)</text:span><text:span text:style-name="T328"> </text:span><text:span text:style-name="T329">(&lt;&lt;)</text:span><text:span text:style-name="T328">  </text:span><text:span text:style-name="T329">(0)</text:span></text:p>
            <text:p><text:span text:style-name="T322">(&lt;TS&gt;)</text:span><text:span text:style-name="T328"> </text:span><text:span text:style-name="T329">(&gt;&gt;)</text:span><text:span text:style-name="T328">  </text:span><text:span text:style-name="T329">(0)</text:span></text:p>
          </table:table-cell>
          <table:table-cell table:number-columns-repeated="58"/>
        </table:table-row>
        <table:table-row table:style-name="ro54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9" office:value-type="string" calcext:value-type="string">
            <text:p><text:span text:style-name="T256">(&lt;TS&gt;)</text:span><text:span text:style-name="T257"> </text:span><text:span text:style-name="T298">(&lt;&lt;)</text:span><text:span text:style-name="T257"> </text:span><text:span text:style-name="T302">&lt;NUL&gt;</text:span><text:span text:style-name="T257"> </text:span><text:span text:style-name="T298">(1)</text:span></text:p>
            <text:p><text:span text:style-name="T256">(&lt;TS&gt;</text:span><text:span text:style-name="T303">)</text:span><text:span text:style-name="T289"> </text:span><text:span text:style-name="T290">(&gt;&gt;)</text:span><text:span text:style-name="T305">  </text:span><text:span text:style-name="T306">(0)</text:span></text:p>
            <text:p><text:span text:style-name="T256">(&lt;TS&gt;)</text:span><text:span text:style-name="T257"> </text:span><text:span text:style-name="T298">(&lt;&lt;)</text:span><text:span text:style-name="T257"> </text:span><text:span text:style-name="T302">&lt;NUL&gt;&lt;NUL&gt;</text:span><text:span text:style-name="T257"> </text:span><text:span text:style-name="T298">(2)</text:span></text:p>
            <text:p><text:span text:style-name="T256">(&lt;TS&gt;</text:span><text:span text:style-name="T303">)</text:span><text:span text:style-name="T289"> </text:span><text:span text:style-name="T290">(&gt;&gt;)</text:span><text:span text:style-name="T305">  </text:span><text:span text:style-name="T306">(0)</text:span></text:p>
            <text:p><text:span text:style-name="T256">(&lt;TS&gt;</text:span><text:span text:style-name="T303">)</text:span><text:span text:style-name="T307"> </text:span><text:span text:style-name="T308">(&gt;&gt;)</text:span><text:span text:style-name="T309"> </text:span><text:span text:style-name="T274">OK</text:span><text:span text:style-name="T246"> </text:span><text:span text:style-name="T247">(2)</text:span></text:p>
          </table:table-cell>
          <table:table-cell office:value-type="string" calcext:value-type="string">
            <text:p><text:span text:style-name="T256">(&lt;TS&gt;)</text:span><text:span text:style-name="T257"> </text:span><text:span text:style-name="T298">(&lt;&lt;)</text:span><text:span text:style-name="T257">  </text:span><text:span text:style-name="T298">(0)</text:span></text:p>
            <text:p><text:span text:style-name="T256">(&lt;TS&gt;)</text:span><text:span text:style-name="T257"> </text:span><text:span text:style-name="T298">(&lt;&lt;)</text:span><text:span text:style-name="T257">  </text:span><text:span text:style-name="T298">(0)</text:span></text:p>
            <text:p><text:span text:style-name="T256">(&lt;TS&gt;)</text:span><text:span text:style-name="T257"> </text:span><text:span text:style-name="T298">(&gt;&gt;)</text:span><text:span text:style-name="T257">  </text:span><text:span text:style-name="T298">(0)</text:span></text:p>
            <text:p><text:span text:style-name="T256">(&lt;TS&gt;)</text:span><text:span text:style-name="T257"> </text:span><text:span text:style-name="T298">(&lt;&lt;)</text:span><text:span text:style-name="T257"> </text:span><text:span text:style-name="T300">OK</text:span><text:span text:style-name="T285"> </text:span><text:span text:style-name="T286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102" office:value-type="string" calcext:value-type="string">
            <text:p><text:span text:style-name="T256">(&lt;TS&gt;)</text:span><text:span text:style-name="T257"> </text:span><text:span text:style-name="T298">(&lt;&lt;) </text:span></text:p>
          </table:table-cell>
          <table:table-cell table:style-name="ce89" office:value-type="string" calcext:value-type="string">
            <text:p><text:span text:style-name="T256">(&lt;TS&gt;</text:span><text:span text:style-name="T303">)</text:span><text:span text:style-name="T307"> </text:span><text:span text:style-name="T308">(&gt;&gt;)</text:span><text:span text:style-name="T309"> </text:span></text:p>
          </table:table-cell>
          <table:table-cell table:number-columns-repeated="58"/>
        </table:table-row>
        <table:table-row table:style-name="ro44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103" office:value-type="string" calcext:value-type="string">
            <text:p><text:span text:style-name="T256">(&lt;TS&gt;</text:span><text:span text:style-name="T303">)</text:span><text:span text:style-name="T289"> </text:span><text:span text:style-name="T290">(&gt;&gt;)</text:span><text:span text:style-name="T261">  </text:span><text:span text:style-name="T304">(0)</text:span></text:p>
            <text:p><text:span text:style-name="T310">Time stamp gets updated !!</text:span></text:p>
          </table:table-cell>
          <table:table-cell table:style-name="ce97" office:value-type="string" calcext:value-type="string">
            <text:p><text:span text:style-name="T322">(&lt;TS&gt;)</text:span><text:span text:style-name="T328"> </text:span><text:span text:style-name="T329">(&lt;&lt;)</text:span><text:span text:style-name="T328">  </text:span><text:span text:style-name="T329">(0)</text:span></text:p>
            <text:p><text:span text:style-name="T310">Time stamp gets updated !!</text:span></text:p>
          </table:table-cell>
          <table:table-cell table:number-columns-repeated="58"/>
        </table:table-row>
        <table:table-row table:style-name="ro55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103" office:value-type="string" calcext:value-type="string">
            <text:p><text:span text:style-name="T256">(&lt;TS&gt;</text:span><text:span text:style-name="T303">)</text:span><text:span text:style-name="T289"> </text:span><text:span text:style-name="T290">(&gt;&gt;)</text:span><text:span text:style-name="T261">  </text:span><text:span text:style-name="T304">(0)</text:span></text:p>
            <text:p><text:span text:style-name="T256">(&lt;TS&gt;)</text:span><text:span text:style-name="T257"> </text:span><text:span text:style-name="T298">(&lt;&lt;)</text:span><text:span text:style-name="T305">  </text:span><text:span text:style-name="T306">(0)</text:span></text:p>
          </table:table-cell>
          <table:table-cell table:style-name="ce97" office:value-type="string" calcext:value-type="string">
            <text:p><text:span text:style-name="T322">(&lt;TS&gt;)</text:span><text:span text:style-name="T328"> </text:span><text:span text:style-name="T329">(&lt;&lt;)</text:span><text:span text:style-name="T328">  </text:span><text:span text:style-name="T329">(0)</text:span></text:p>
            <text:p><text:span text:style-name="T256">(&lt;TS&gt;)</text:span><text:span text:style-name="T257"> </text:span><text:span text:style-name="T298">(&gt;&gt;)</text:span><text:span text:style-name="T257">  </text:span><text:span text:style-name="T298">(0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103" office:value-type="string" calcext:value-type="string">
            <text:p><text:span text:style-name="T256">(&lt;TS&gt;</text:span><text:span text:style-name="T303">)</text:span><text:span text:style-name="T289"> </text:span><text:span text:style-name="T290">(&gt;&gt;)</text:span><text:span text:style-name="T261">  </text:span><text:span text:style-name="T304">(0)</text:span></text:p>
            <text:p><text:span text:style-name="T256">(&lt;TS&gt;)</text:span><text:span text:style-name="T257"> </text:span><text:span text:style-name="T298">(&lt;&lt;)</text:span><text:span text:style-name="T305">  </text:span><text:span text:style-name="T306">(0)</text:span></text:p>
            <text:p><text:span text:style-name="T256">(&lt;TS&gt;</text:span><text:span text:style-name="T303">)</text:span><text:span text:style-name="T307"> </text:span><text:span text:style-name="T308">(&gt;&gt;)</text:span><text:span text:style-name="T309"> </text:span><text:span text:style-name="T284">OK</text:span><text:span text:style-name="T311"> </text:span><text:span text:style-name="T312">(2)</text:span></text:p>
          </table:table-cell>
          <table:table-cell table:style-name="ce97" office:value-type="string" calcext:value-type="string">
            <text:p><text:span text:style-name="T322">(&lt;TS&gt;)</text:span><text:span text:style-name="T328"> </text:span><text:span text:style-name="T329">(&lt;&lt;)</text:span><text:span text:style-name="T328">  </text:span><text:span text:style-name="T329">(0)</text:span></text:p>
            <text:p><text:span text:style-name="T256">(&lt;TS&gt;)</text:span><text:span text:style-name="T257"> </text:span><text:span text:style-name="T298">(&gt;&gt;)</text:span><text:span text:style-name="T257">  </text:span><text:span text:style-name="T298">(0)</text:span></text:p>
            <text:p><text:span text:style-name="T256">(&lt;TS&gt;)</text:span><text:span text:style-name="T257"> </text:span><text:span text:style-name="T298">(&lt;&lt;)</text:span><text:span text:style-name="T257"> </text:span><text:span text:style-name="T300">OK</text:span><text:span text:style-name="T285"> </text:span><text:span text:style-name="T286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02" office:value-type="string" calcext:value-type="string">
            <text:p><text:span text:style-name="T256">(&lt;TS&gt;)</text:span><text:span text:style-name="T257"> </text:span><text:span text:style-name="T298">(&lt;&lt;)</text:span><text:span text:style-name="T257"> </text:span><text:span text:style-name="T300">A</text:span></text:p>
          </table:table-cell>
          <table:table-cell table:style-name="ce89" office:value-type="string" calcext:value-type="string">
            <text:p><text:span text:style-name="T256">(&lt;TS&gt;</text:span><text:span text:style-name="T303">)</text:span><text:span text:style-name="T307"> </text:span><text:span text:style-name="T308">(&gt;&gt;)</text:span><text:span text:style-name="T309"> </text:span><text:span text:style-name="T284">A</text:span></text:p>
          </table:table-cell>
          <table:table-cell table:number-columns-repeated="58"/>
        </table:table-row>
        <table:table-row table:style-name="ro5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103" office:value-type="string" calcext:value-type="string">
            <text:p><text:span text:style-name="T256">(&lt;TS&gt;)</text:span><text:span text:style-name="T257"> </text:span><text:span text:style-name="T298">(&lt;&lt;)</text:span><text:span text:style-name="T257"> </text:span><text:span text:style-name="T300">A</text:span><text:span text:style-name="T313"> </text:span><text:span text:style-name="T314">(1)</text:span></text:p>
            <text:p><text:span text:style-name="T256">(&lt;TS&gt;</text:span><text:span text:style-name="T303">)</text:span><text:span text:style-name="T289"> </text:span><text:span text:style-name="T290">(&gt;&gt;)</text:span><text:span text:style-name="T261">  </text:span><text:span text:style-name="T304">(0)</text:span></text:p>
          </table:table-cell>
          <table:table-cell table:style-name="ce97" office:value-type="string" calcext:value-type="string">
            <text:p><text:span text:style-name="T256">(&lt;TS&gt;</text:span><text:span text:style-name="T303">)</text:span><text:span text:style-name="T307"> </text:span><text:span text:style-name="T308">(&gt;&gt;)</text:span><text:span text:style-name="T309"> </text:span><text:span text:style-name="T284">A</text:span><text:span text:style-name="T287"> </text:span><text:span text:style-name="T288">(1)</text:span></text:p>
            <text:p><text:span text:style-name="T322">(&lt;TS&gt;)</text:span><text:span text:style-name="T328"> </text:span><text:span text:style-name="T329">(&lt;&lt;)</text:span><text:span text:style-name="T328">  </text:span><text:span text:style-name="T329">(0)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103" office:value-type="string" calcext:value-type="string">
            <text:p><text:span text:style-name="T256">(&lt;TS&gt;)</text:span><text:span text:style-name="T257"> </text:span><text:span text:style-name="T298">(&lt;&lt;)</text:span><text:span text:style-name="T257"> </text:span><text:span text:style-name="T300">A</text:span><text:span text:style-name="T313"> </text:span><text:span text:style-name="T314">(1)</text:span></text:p>
            <text:p><text:span text:style-name="T256">(&lt;TS&gt;</text:span><text:span text:style-name="T303">)</text:span><text:span text:style-name="T289"> </text:span><text:span text:style-name="T290">(&gt;&gt;)</text:span><text:span text:style-name="T261">  </text:span><text:span text:style-name="T304">(0)</text:span></text:p>
            <text:p><text:span text:style-name="T266">An already completed line cannot be removed.</text:span></text:p>
            <text:p><text:span text:style-name="T266">(Note that unidir Tx/Rx monitor removes A.)</text:span></text:p>
            <text:p><text:span text:style-name="T266">And hidden &lt;BS&gt; and pending EOL must not create a new line.</text:span></text:p>
          </table:table-cell>
          <table:table-cell table:style-name="ce97" office:value-type="string" calcext:value-type="string">
            <text:p><text:span text:style-name="T256">(&lt;TS&gt;</text:span><text:span text:style-name="T303">)</text:span><text:span text:style-name="T307"> </text:span><text:span text:style-name="T308">(&gt;&gt;)</text:span><text:span text:style-name="T309"> </text:span><text:span text:style-name="T284">A</text:span><text:span text:style-name="T287"> </text:span><text:span text:style-name="T288">(1)</text:span></text:p>
            <text:p><text:span text:style-name="T322">(&lt;TS&gt;)</text:span><text:span text:style-name="T328"> </text:span><text:span text:style-name="T329">(&lt;&lt;)</text:span><text:span text:style-name="T328">  </text:span><text:span text:style-name="T329">(0)</text:span></text:p>
            <text:p><text:span text:style-name="T266">An already completed line cannot be removed.</text:span></text:p>
            <text:p><text:span text:style-name="T266">(Note that unidir Tx/Rx monitor removes A.)</text:span></text:p>
            <text:p><text:span text:style-name="T266">And hidden &lt;BS&gt; and pending EOL must not create a new line.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103" office:value-type="string" calcext:value-type="string">
            <text:p><text:span text:style-name="T256">(&lt;TS&gt;)</text:span><text:span text:style-name="T257"> </text:span><text:span text:style-name="T298">(&lt;&lt;)</text:span><text:span text:style-name="T257"> </text:span><text:span text:style-name="T300">A</text:span><text:span text:style-name="T313"> </text:span><text:span text:style-name="T314">(1)</text:span></text:p>
            <text:p><text:span text:style-name="T256">(&lt;TS&gt;</text:span><text:span text:style-name="T303">)</text:span><text:span text:style-name="T289"> </text:span><text:span text:style-name="T290">(&gt;&gt;)</text:span><text:span text:style-name="T305">  </text:span><text:span text:style-name="T306">(0)</text:span></text:p>
            <text:p><text:span text:style-name="T256">(&lt;TS&gt;</text:span><text:span text:style-name="T303">)</text:span><text:span text:style-name="T307"> </text:span><text:span text:style-name="T308">(&gt;&gt;)</text:span><text:span text:style-name="T309"> </text:span><text:span text:style-name="T284">OK</text:span><text:span text:style-name="T311"> </text:span><text:span text:style-name="T312">(2)</text:span></text:p>
          </table:table-cell>
          <table:table-cell table:style-name="ce97" office:value-type="string" calcext:value-type="string">
            <text:p><text:span text:style-name="T256">(&lt;TS&gt;</text:span><text:span text:style-name="T303">)</text:span><text:span text:style-name="T307"> </text:span><text:span text:style-name="T308">(&gt;&gt;)</text:span><text:span text:style-name="T309"> </text:span><text:span text:style-name="T284">A</text:span><text:span text:style-name="T287"> </text:span><text:span text:style-name="T288">(1)</text:span></text:p>
            <text:p><text:span text:style-name="T256">(&lt;TS&gt;)</text:span><text:span text:style-name="T257"> </text:span><text:span text:style-name="T298">(&lt;&lt;)</text:span><text:span text:style-name="T257">  </text:span><text:span text:style-name="T298">(0)</text:span></text:p>
            <text:p><text:span text:style-name="T256">(&lt;TS&gt;)</text:span><text:span text:style-name="T257"> </text:span><text:span text:style-name="T298">(&lt;&lt;)</text:span><text:span text:style-name="T257"> </text:span><text:span text:style-name="T300">OK</text:span><text:span text:style-name="T285"> </text:span><text:span text:style-name="T286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03"/>
          <table:table-cell table:style-name="ce97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103"/>
          <table:table-cell table:style-name="ce97"/>
          <table:table-cell table:number-columns-repeated="58"/>
        </table:table-row>
        <table:table-row table:style-name="ro1">
          <table:table-cell table:number-columns-repeated="4"/>
          <table:table-cell table:style-name="ce103"/>
          <table:table-cell table:style-name="ce97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103" office:value-type="string" calcext:value-type="string">
            <text:p><text:span text:style-name="T272">(&lt;TS&gt;)</text:span><text:span text:style-name="T273"> </text:span><text:span text:style-name="T315">(&lt;&lt;)</text:span><text:span text:style-name="T273"> </text:span><text:span text:style-name="T299">A</text:span><text:span text:style-name="T246"> </text:span><text:span text:style-name="T247">(1)</text:span></text:p>
          </table:table-cell>
          <table:table-cell table:style-name="ce97" office:value-type="string" calcext:value-type="string">
            <text:p><text:span text:style-name="T272">(TS)</text:span><text:span text:style-name="T273"> </text:span><text:span text:style-name="T315">(&gt;&gt;)</text:span><text:span text:style-name="T273"> </text:span><text:span text:style-name="T274">A</text:span><text:span text:style-name="T246"> </text:span><text:span text:style-name="T247">(1)</text:span></text:p>
          </table:table-cell>
          <table:table-cell table:number-columns-repeated="58"/>
        </table:table-row>
        <table:table-row table:style-name="ro5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103" office:value-type="string" calcext:value-type="string">
            <text:p><text:span text:style-name="T272">(&lt;TS&gt;)</text:span><text:span text:style-name="T273"> </text:span><text:span text:style-name="T315">(&lt;&lt;)</text:span><text:span text:style-name="T273"> </text:span><text:span text:style-name="T299">A</text:span><text:span text:style-name="T246"> </text:span><text:span text:style-name="T247">(1)</text:span></text:p>
            <text:p><text:span text:style-name="T316">(&lt;TS&gt;)</text:span><text:span text:style-name="T249"> </text:span><text:span text:style-name="T250">(&gt;&gt;)</text:span><text:span text:style-name="T249"> </text:span><text:span text:style-name="T274">B</text:span><text:span text:style-name="T246"> </text:span><text:span text:style-name="T247">(1)</text:span></text:p>
          </table:table-cell>
          <table:table-cell table:style-name="ce97" office:value-type="string" calcext:value-type="string">
            <text:p><text:span text:style-name="T272">(TS)</text:span><text:span text:style-name="T273"> </text:span><text:span text:style-name="T315">(&gt;&gt;)</text:span><text:span text:style-name="T273"> </text:span><text:span text:style-name="T274">A</text:span><text:span text:style-name="T246"> </text:span><text:span text:style-name="T247">(1)</text:span></text:p>
            <text:p><text:span text:style-name="T316">(TS)</text:span><text:span text:style-name="T249"> </text:span><text:span text:style-name="T250">(&lt;&lt;)</text:span><text:span text:style-name="T249"> </text:span><text:span text:style-name="T299">B</text:span><text:span text:style-name="T246"> </text:span><text:span text:style-name="T247">(1)</text:span></text:p>
          </table:table-cell>
          <table:table-cell table:number-columns-repeated="58"/>
        </table:table-row>
        <table:table-row table:style-name="ro53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103" office:value-type="string" calcext:value-type="string">
            <text:p><text:span text:style-name="T272">(&lt;TS&gt;)</text:span><text:span text:style-name="T273"> </text:span><text:span text:style-name="T315">(&lt;&lt;)</text:span><text:span text:style-name="T273"> </text:span><text:span text:style-name="T299">A</text:span><text:span text:style-name="T246"> </text:span><text:span text:style-name="T247">(1)</text:span></text:p>
            <text:p><text:span text:style-name="T316">(&lt;TS&gt;)</text:span><text:span text:style-name="T249"> </text:span><text:span text:style-name="T250">(&gt;&gt;)</text:span><text:span text:style-name="T249"> </text:span><text:span text:style-name="T274">B</text:span><text:span text:style-name="T275">&lt;CR&gt;&lt;LF&gt;</text:span><text:span text:style-name="T292"> </text:span><text:span text:style-name="T247">(3)</text:span></text:p>
            <text:p><text:span text:style-name="T316">(&lt;TS&gt;)</text:span><text:span text:style-name="T249"> </text:span><text:span text:style-name="T250">(&lt;&lt;)</text:span><text:span text:style-name="T249"> </text:span><text:span text:style-name="T317">&lt;CR&gt;&lt;LF&gt;</text:span><text:span text:style-name="T249"> </text:span><text:span text:style-name="T250">(2)</text:span></text:p>
          </table:table-cell>
          <table:table-cell table:style-name="ce97" office:value-type="string" calcext:value-type="string">
            <text:p><text:span text:style-name="T272">(&lt;TS&gt;)</text:span><text:span text:style-name="T273"> </text:span><text:span text:style-name="T315">(&gt;&gt;)</text:span><text:span text:style-name="T273"> </text:span><text:span text:style-name="T274">A</text:span><text:span text:style-name="T246"> </text:span><text:span text:style-name="T247">(1)</text:span></text:p>
            <text:p><text:span text:style-name="T316">(&lt;TS&gt;</text:span><text:span text:style-name="T249">) </text:span><text:span text:style-name="T250">(&lt;&lt;)</text:span><text:span text:style-name="T249"> </text:span><text:span text:style-name="T299">B</text:span><text:span text:style-name="T319">&lt;CR&gt;&lt;LF&gt;</text:span><text:span text:style-name="T292"> </text:span><text:span text:style-name="T247">(3)</text:span></text:p>
            <text:p><text:span text:style-name="T316">(&lt;TS&gt;)</text:span><text:span text:style-name="T249"> </text:span><text:span text:style-name="T250">(&gt;&gt;)</text:span><text:span text:style-name="T249"> </text:span><text:span text:style-name="T335">&lt;CR&gt;&lt;LF&gt;</text:span><text:span text:style-name="T249"> </text:span><text:span text:style-name="T250">(2)</text:span></text:p>
            <text:p><text:span text:style-name="T266">First two TimeStamps must remain.</text:span></text:p>
            <text:p><text:span text:style-name="T266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03"/>
          <table:table-cell table:style-name="ce97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103"/>
          <table:table-cell table:style-name="ce97"/>
          <table:table-cell table:number-columns-repeated="58"/>
        </table:table-row>
        <table:table-row table:style-name="ro1">
          <table:table-cell table:number-columns-repeated="4"/>
          <table:table-cell table:style-name="ce103"/>
          <table:table-cell table:style-name="ce97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103" office:value-type="string" calcext:value-type="string">
            <text:p><text:span text:style-name="T272">(</text:span><text:span text:style-name="T318">&lt;TS&gt;</text:span><text:span text:style-name="T272">)</text:span><text:span text:style-name="T273"> </text:span><text:span text:style-name="T315">(&lt;&lt;)</text:span><text:span text:style-name="T273"> </text:span><text:span text:style-name="T301">&lt;NUL&gt;</text:span><text:span text:style-name="T273"> </text:span><text:span text:style-name="T315">(1)</text:span></text:p>
          </table:table-cell>
          <table:table-cell table:style-name="ce97" office:value-type="string" calcext:value-type="string">
            <text:p><text:span text:style-name="T272">(&lt;TS&gt;)</text:span><text:span text:style-name="T273"> </text:span><text:span text:style-name="T315">(&lt;&lt;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103" office:value-type="string" calcext:value-type="string">
            <text:p><text:span text:style-name="T272">(</text:span><text:span text:style-name="T318">&lt;TS&gt;</text:span><text:span text:style-name="T272">)</text:span><text:span text:style-name="T273"> </text:span><text:span text:style-name="T315">(&lt;&lt;)</text:span><text:span text:style-name="T273"> </text:span><text:span text:style-name="T301">&lt;NUL&gt;</text:span><text:span text:style-name="T273"> </text:span><text:span text:style-name="T315">(1)</text:span></text:p>
            <text:p><text:span text:style-name="T272">(</text:span><text:span text:style-name="T318">&lt;TS&gt;</text:span><text:span text:style-name="T272">)</text:span><text:span text:style-name="T273"> </text:span><text:span text:style-name="T315">(&gt;&gt;)</text:span><text:span text:style-name="T273"> </text:span><text:span text:style-name="T274">B</text:span><text:span text:style-name="T275">&lt;CR&gt;&lt;LF&gt;</text:span><text:span text:style-name="T292"> </text:span><text:span text:style-name="T247">(3)</text:span></text:p>
            <text:p><text:span text:style-name="T316">(&lt;TS&gt;)</text:span><text:span text:style-name="T249"> </text:span><text:span text:style-name="T250">(&lt;&lt;)</text:span><text:span text:style-name="T249"> </text:span><text:span text:style-name="T299">A</text:span><text:span text:style-name="T319">&lt;CR&gt;&lt;LF&gt;</text:span><text:span text:style-name="T292"> </text:span><text:span text:style-name="T247">(3)</text:span></text:p>
          </table:table-cell>
          <table:table-cell table:style-name="ce97" office:value-type="string" calcext:value-type="string">
            <text:p><text:span text:style-name="T272">(&lt;TS&gt;)</text:span><text:span text:style-name="T273"> </text:span><text:span text:style-name="T315">(&lt;&lt;)</text:span><text:span text:style-name="T273"> </text:span><text:span text:style-name="T299">B</text:span><text:span text:style-name="T319">&lt;CR&gt;&lt;LF&gt;</text:span><text:span text:style-name="T292"> </text:span><text:span text:style-name="T247">(3)</text:span></text:p>
            <text:p><text:span text:style-name="T316">(&lt;TS&gt;)</text:span><text:span text:style-name="T249"> </text:span><text:span text:style-name="T250">(&gt;&gt;)</text:span><text:span text:style-name="T249"> </text:span><text:span text:style-name="T274">A</text:span><text:span text:style-name="T275">&lt;CR&gt;&lt;LF&gt;</text:span><text:span text:style-name="T292"> </text:span><text:span text:style-name="T247">(3)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103" office:value-type="string" calcext:value-type="string">
            <text:p><text:span text:style-name="T272">(</text:span><text:span text:style-name="T318">&lt;TS&gt;</text:span><text:span text:style-name="T272">)</text:span><text:span text:style-name="T273"> </text:span><text:span text:style-name="T315">(&lt;&lt;)</text:span><text:span text:style-name="T273"> </text:span><text:span text:style-name="T301">&lt;NUL&gt;</text:span><text:span text:style-name="T273"> </text:span><text:span text:style-name="T315">(1)</text:span></text:p>
            <text:p><text:span text:style-name="T272">(</text:span><text:span text:style-name="T318">&lt;TS&gt;</text:span><text:span text:style-name="T272">)</text:span><text:span text:style-name="T273"> </text:span><text:span text:style-name="T315">(&gt;&gt;)</text:span><text:span text:style-name="T273"> </text:span><text:span text:style-name="T274">B</text:span><text:span text:style-name="T246"> </text:span><text:span text:style-name="T247">(1)</text:span></text:p>
            <text:p><text:span text:style-name="T316">(&lt;TS&gt;)</text:span><text:span text:style-name="T249"> </text:span><text:span text:style-name="T250">(&lt;&lt;)</text:span><text:span text:style-name="T249"> </text:span><text:span text:style-name="T299">A</text:span><text:span text:style-name="T246"> </text:span><text:span text:style-name="T247">(1)</text:span></text:p>
          </table:table-cell>
          <table:table-cell table:style-name="ce97" office:value-type="string" calcext:value-type="string">
            <text:p><text:span text:style-name="T272">(&lt;TS&gt;)</text:span><text:span text:style-name="T273"> </text:span><text:span text:style-name="T315">(&lt;&lt;)</text:span><text:span text:style-name="T273"> </text:span><text:span text:style-name="T299">B</text:span><text:span text:style-name="T246"> </text:span><text:span text:style-name="T247">(1)</text:span></text:p>
            <text:p><text:span text:style-name="T316">(&lt;TS&gt;)</text:span><text:span text:style-name="T249"> </text:span><text:span text:style-name="T250">(&gt;&gt;)</text:span><text:span text:style-name="T249"> </text:span><text:span text:style-name="T274">A</text:span><text:span text:style-name="T246"> </text:span><text:span text:style-name="T247">(1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03"/>
          <table:table-cell table:style-name="ce97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103"/>
          <table:table-cell table:style-name="ce97"/>
          <table:table-cell table:number-columns-repeated="58"/>
        </table:table-row>
        <table:table-row table:style-name="ro1">
          <table:table-cell table:number-columns-repeated="4"/>
          <table:table-cell table:style-name="ce103"/>
          <table:table-cell table:style-name="ce97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103" office:value-type="string" calcext:value-type="string">
            <text:p><text:span text:style-name="T272">(</text:span><text:span text:style-name="T318">&lt;TS&gt;</text:span><text:span text:style-name="T272">)</text:span><text:span text:style-name="T273"> </text:span><text:span text:style-name="T315">(&lt;&lt;)</text:span></text:p>
          </table:table-cell>
          <table:table-cell table:style-name="ce97" office:value-type="string" calcext:value-type="string">
            <text:p><text:span text:style-name="T272">(&lt;TS&gt;)</text:span><text:span text:style-name="T273"> </text:span><text:span text:style-name="T315">(&gt;&gt;)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103" office:value-type="string" calcext:value-type="string">
            <text:p><text:span text:style-name="T272">(&lt;TS&gt;)</text:span><text:span text:style-name="T273"> </text:span><text:span text:style-name="T315">(&gt;&gt;)</text:span><text:span text:style-name="T273"> </text:span><text:span text:style-name="T274">B</text:span><text:span text:style-name="T246"> </text:span><text:span text:style-name="T247">(1)</text:span></text:p>
            <text:p><text:span text:style-name="T316">(&lt;TS&gt;)</text:span><text:span text:style-name="T249"> </text:span><text:span text:style-name="T250">(&lt;&lt;)</text:span><text:span text:style-name="T249"> </text:span><text:span text:style-name="T299">Ä</text:span><text:span text:style-name="T246"> </text:span><text:span text:style-name="T247">(1)</text:span></text:p>
            <text:p><text:span text:style-name="T266">Direction must change, i.e. match resulting show characters</text:span></text:p>
          </table:table-cell>
          <table:table-cell table:style-name="ce97" office:value-type="string" calcext:value-type="string">
            <text:p><text:span text:style-name="T272">(&lt;TS&gt;)</text:span><text:span text:style-name="T273"> </text:span><text:span text:style-name="T315">(&lt;&lt;)</text:span><text:span text:style-name="T273"> </text:span><text:span text:style-name="T299">B</text:span><text:span text:style-name="T246"> </text:span><text:span text:style-name="T247">(1)</text:span></text:p>
            <text:p><text:span text:style-name="T316">(&lt;TS&gt;)</text:span><text:span text:style-name="T249"> </text:span><text:span text:style-name="T250">(&gt;&gt;)</text:span><text:span text:style-name="T249"> </text:span><text:span text:style-name="T274">Ä</text:span><text:span text:style-name="T246"> </text:span><text:span text:style-name="T247">(1)</text:span></text:p>
            <text:p><text:span text:style-name="T266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03"/>
          <table:table-cell table:style-name="ce97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, disable [Settings... &gt; Advanced &gt; ...when direction changes]</text:p>
            <text:p>Confirm</text:p>
          </table:table-cell>
          <table:table-cell table:style-name="ce103" office:value-type="string" calcext:value-type="string">
            <text:p><text:span text:style-name="T272">(&lt;TS&gt;)</text:span><text:span text:style-name="T273"> </text:span><text:span text:style-name="T315">(&gt;&gt;)</text:span><text:span text:style-name="T273"> </text:span><text:span text:style-name="T274">B</text:span><text:span text:style-name="T246"> </text:span><text:span text:style-name="T247">(1)</text:span></text:p>
            <text:p><text:span text:style-name="T316">(&lt;TS&gt;)</text:span><text:span text:style-name="T249"> </text:span><text:span text:style-name="T250">(&lt;&lt;)</text:span><text:span text:style-name="T249"> </text:span><text:span text:style-name="T299">Ä</text:span><text:span text:style-name="T246"> </text:span><text:span text:style-name="T247">(1)</text:span></text:p>
          </table:table-cell>
          <table:table-cell table:style-name="ce97" office:value-type="string" calcext:value-type="string">
            <text:p><text:span text:style-name="T272">(&lt;TS&gt;)</text:span><text:span text:style-name="T273"> </text:span><text:span text:style-name="T315">(&lt;&lt;)</text:span><text:span text:style-name="T273"> </text:span><text:span text:style-name="T299">B</text:span><text:span text:style-name="T246"> </text:span><text:span text:style-name="T247">(1)</text:span></text:p>
            <text:p><text:span text:style-name="T316">(&lt;TS&gt;)</text:span><text:span text:style-name="T249"> </text:span><text:span text:style-name="T250">(&gt;&gt;)</text:span><text:span text:style-name="T249"> </text:span><text:span text:style-name="T274">Ä</text:span><text:span text:style-name="T246"> </text:span><text:span text:style-name="T247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02" office:value-type="string" calcext:value-type="string">
            <text:p><text:span text:style-name="T256">(&lt;TS&gt;)</text:span><text:span text:style-name="T257"> </text:span><text:span text:style-name="T298">(&lt;&lt;)</text:span><text:span text:style-name="T257"> </text:span><text:span text:style-name="T300">A</text:span></text:p>
          </table:table-cell>
          <table:table-cell table:style-name="ce89" office:value-type="string" calcext:value-type="string">
            <text:p><text:span text:style-name="T256">(&lt;TS&gt;</text:span><text:span text:style-name="T303">)</text:span><text:span text:style-name="T307"> </text:span><text:span text:style-name="T308">(&gt;&gt;)</text:span><text:span text:style-name="T309"> </text:span><text:span text:style-name="T284">A</text:span></text:p>
          </table:table-cell>
          <table:table-cell table:number-columns-repeated="58"/>
        </table:table-row>
        <table:table-row table:style-name="ro44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-out)</text:p>
          </table:table-cell>
          <table:table-cell table:style-name="ce103" office:value-type="string" calcext:value-type="string">
            <text:p><text:span text:style-name="T256">(&lt;TS&gt;)</text:span><text:span text:style-name="T257"> </text:span><text:span text:style-name="T298">(&lt;&lt;)</text:span><text:span text:style-name="T257"> </text:span><text:span text:style-name="T300">A</text:span><text:span text:style-name="T313"> </text:span><text:span text:style-name="T314">(1)</text:span></text:p>
            <text:p><text:span text:style-name="T256">(&lt;TS&gt;</text:span><text:span text:style-name="T303">)</text:span><text:span text:style-name="T289"> </text:span><text:span text:style-name="T290">(&gt;&gt;)</text:span><text:span text:style-name="T305"> </text:span><text:span text:style-name="T320">B</text:span></text:p>
          </table:table-cell>
          <table:table-cell table:style-name="ce97" office:value-type="string" calcext:value-type="string">
            <text:p><text:span text:style-name="T256">(&lt;TS&gt;</text:span><text:span text:style-name="T303">)</text:span><text:span text:style-name="T307"> </text:span><text:span text:style-name="T308">(&lt;&gt;)</text:span><text:span text:style-name="T309"> </text:span><text:span text:style-name="T284">A</text:span><text:span text:style-name="T336">B</text:span></text:p>
            <text:p><text:span text:style-name="T266">Direction must be replac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-out)</text:p>
          </table:table-cell>
          <table:table-cell table:style-name="ce103" office:value-type="string" calcext:value-type="string">
            <text:p><text:span text:style-name="T256">(&lt;TS&gt;)</text:span><text:span text:style-name="T257"> </text:span><text:span text:style-name="T298">(&lt;&lt;)</text:span><text:span text:style-name="T257"> </text:span><text:span text:style-name="T300">A</text:span><text:span text:style-name="T313"> </text:span><text:span text:style-name="T314">(1)</text:span></text:p>
            <text:p><text:span text:style-name="T256">(&lt;TS&gt;</text:span><text:span text:style-name="T303">)</text:span><text:span text:style-name="T289"> </text:span><text:span text:style-name="T290">(&gt;&gt;)</text:span><text:span text:style-name="T305"> </text:span><text:span text:style-name="T320">B</text:span><text:span text:style-name="T311"> </text:span><text:span text:style-name="T312">(1)</text:span></text:p>
            <text:p><text:span text:style-name="T256">(&lt;TS&gt;)</text:span><text:span text:style-name="T257"> </text:span><text:span text:style-name="T298">(&lt;&lt;)</text:span><text:span text:style-name="T257"> </text:span><text:span text:style-name="T300">A</text:span></text:p>
          </table:table-cell>
          <table:table-cell table:style-name="ce97" office:value-type="string" calcext:value-type="string">
            <text:p><text:span text:style-name="T256">(&lt;TS&gt;</text:span><text:span text:style-name="T303">)</text:span><text:span text:style-name="T307"> </text:span><text:span text:style-name="T308">(&lt;&gt;)</text:span><text:span text:style-name="T309"> </text:span><text:span text:style-name="T284">A</text:span><text:span text:style-name="T336">B</text:span><text:span text:style-name="T337">A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-out)</text:p>
          </table:table-cell>
          <table:table-cell table:style-name="ce103" office:value-type="string" calcext:value-type="string">
            <text:p><text:span text:style-name="T256">(&lt;TS&gt;)</text:span><text:span text:style-name="T257"> </text:span><text:span text:style-name="T298">(&lt;&lt;)</text:span><text:span text:style-name="T257"> </text:span><text:span text:style-name="T300">A</text:span><text:span text:style-name="T313"> </text:span><text:span text:style-name="T314">(1)</text:span></text:p>
            <text:p><text:span text:style-name="T256">(&lt;TS&gt;</text:span><text:span text:style-name="T303">)</text:span><text:span text:style-name="T289"> </text:span><text:span text:style-name="T290">(&gt;&gt;)</text:span><text:span text:style-name="T305"> </text:span><text:span text:style-name="T320">B</text:span><text:span text:style-name="T311"> </text:span><text:span text:style-name="T312">(1)</text:span></text:p>
            <text:p><text:span text:style-name="T256">(&lt;TS&gt;)</text:span><text:span text:style-name="T257"> </text:span><text:span text:style-name="T298">(&lt;&lt;)</text:span><text:span text:style-name="T257"> </text:span><text:span text:style-name="T300">A</text:span><text:span text:style-name="T313"> </text:span><text:span text:style-name="T314">(1)</text:span></text:p>
            <text:p><text:span text:style-name="T256">(&lt;TS&gt;</text:span><text:span text:style-name="T303">)</text:span><text:span text:style-name="T289"> </text:span><text:span text:style-name="T290">(&gt;&gt;)</text:span><text:span text:style-name="T305"> </text:span><text:span text:style-name="T320">B</text:span><text:span text:style-name="T311"> </text:span><text:span text:style-name="T312">(1)</text:span></text:p>
          </table:table-cell>
          <table:table-cell table:style-name="ce97" office:value-type="string" calcext:value-type="string">
            <text:p><text:span text:style-name="T256">(&lt;TS&gt;</text:span><text:span text:style-name="T303">)</text:span><text:span text:style-name="T307"> </text:span><text:span text:style-name="T308">(&lt;&gt;)</text:span><text:span text:style-name="T309"> </text:span><text:span text:style-name="T284">A</text:span><text:span text:style-name="T336">B</text:span><text:span text:style-name="T337">A</text:span><text:span text:style-name="T336">B</text:span><text:span text:style-name="T313"> </text:span><text:span text:style-name="T314">(4)</text:span></text:p>
          </table:table-cell>
          <table:table-cell table:number-columns-repeated="58"/>
        </table:table-row>
        <table:table-row table:style-name="ro22">
          <table:table-cell table:number-columns-repeated="5"/>
          <table:table-cell office:value-type="string" calcext:value-type="string">
            <text:p>Unidir Tx/Rx panels must show...</text:p>
            <text:p><text:span text:style-name="T256">(&lt;TS&gt;</text:span><text:span text:style-name="T303">)</text:span><text:span text:style-name="T307"> </text:span><text:span text:style-name="T308">(&lt;&lt;)</text:span><text:span text:style-name="T309"> </text:span><text:span text:style-name="T338">BB</text:span><text:span text:style-name="T313"> </text:span><text:span text:style-name="T314">(2)</text:span></text:p>
            <text:p>...and:</text:p>
            <text:p><text:span text:style-name="T256">(&lt;TS&gt;</text:span><text:span text:style-name="T303">)</text:span><text:span text:style-name="T307"> </text:span><text:span text:style-name="T308">(&gt;&gt;)</text:span><text:span text:style-name="T309"> </text:span><text:span text:style-name="T284">AA</text:span></text:p>
            <text:p><text:span text:style-name="T266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243">Disable [Settings... &gt; Advanced &gt; ...when direction changes]</text:span></text:p>
            <text:p><text:span text:style-name="T243">Disable [Settings... &gt; Advanced &gt; Reduce line breaks...]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Enable [Show Direction]</text:p>
            <text:p>Enable [Show EOL]</text:p>
            <text:p><text:span text:style-name="T243">Enable [Show Count/Rate]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243">Bidir lines are indicated by </text:span><text:span text:style-name="T321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14">binary</text:span> AutoSockets interconnected to each other:</text:p>
            <text:p><text:span text:style-name="T243">  A: Defaults + Show (Time Stamp + Direction + Length) + Show Count/Rate</text:span></text:p>
            <text:p><text:span text:style-name="T243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97" office:value-type="string" calcext:value-type="string">
            <text:p><text:span text:style-name="T322">(&lt;TS&gt;</text:span><text:span text:style-name="T323">)</text:span><text:span text:style-name="T324"> </text:span><text:span text:style-name="T325">(&lt;&lt;)</text:span><text:span text:style-name="T324"> </text:span><text:span text:style-name="T326">41h</text:span><text:span text:style-name="T263"> </text:span><text:span text:style-name="T326">42h</text:span><text:span text:style-name="T263"> </text:span><text:span text:style-name="T326">43h</text:span><text:span text:style-name="T263"> </text:span><text:span text:style-name="T326">44h</text:span><text:span text:style-name="T263"> </text:span><text:span text:style-name="T326">45h</text:span><text:span text:style-name="T263"> </text:span><text:span text:style-name="T326">46h</text:span><text:span text:style-name="T263"> </text:span><text:span text:style-name="T295">(6)</text:span></text:p>
          </table:table-cell>
          <table:table-cell table:style-name="ce97" office:value-type="string" calcext:value-type="string">
            <text:p><text:span text:style-name="T323">(&lt;TS&gt;)</text:span><text:span text:style-name="T324"> </text:span><text:span text:style-name="T325">(&gt;&gt;)</text:span><text:span text:style-name="T324"> </text:span><text:span text:style-name="T262">41h</text:span><text:span text:style-name="T263"> </text:span><text:span text:style-name="T262">42h</text:span><text:span text:style-name="T263"> </text:span><text:span text:style-name="T262">43h</text:span><text:span text:style-name="T263"> </text:span><text:span text:style-name="T262">44h</text:span><text:span text:style-name="T263"> </text:span><text:span text:style-name="T262">45h</text:span><text:span text:style-name="T263"> </text:span><text:span text:style-name="T262">46h</text:span><text:span text:style-name="T263"> </text:span><text:span text:style-name="T295">(6)</text:span>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97" office:value-type="string" calcext:value-type="string">
            <text:p><text:span text:style-name="T256">(&lt;TS&gt;)</text:span><text:span text:style-name="T257"> </text:span><text:span text:style-name="T298">(&lt;&lt;)</text:span><text:span text:style-name="T257"> </text:span><text:span text:style-name="T300">41h</text:span><text:span text:style-name="T285"> </text:span><text:span text:style-name="T300">42h</text:span><text:span text:style-name="T285"> </text:span><text:span text:style-name="T300">43h</text:span><text:span text:style-name="T285"> </text:span><text:span text:style-name="T300">44h</text:span><text:span text:style-name="T285"> </text:span><text:span text:style-name="T300">45h</text:span><text:span text:style-name="T285"> </text:span><text:span text:style-name="T300">46h</text:span><text:span text:style-name="T285"> </text:span><text:span text:style-name="T286">(6)</text:span></text:p>
            <text:p><text:span text:style-name="T260">(&lt;TS&gt;)</text:span><text:span text:style-name="T261"> </text:span><text:span text:style-name="T304">(&lt;&lt;)</text:span><text:span text:style-name="T261"> </text:span><text:span text:style-name="T326">41h</text:span><text:span text:style-name="T263"> </text:span><text:span text:style-name="T295">(1)</text:span></text:p>
            <text:p><text:span text:style-name="T322">(&lt;TS&gt;</text:span><text:span text:style-name="T323">)</text:span><text:span text:style-name="T324"> </text:span><text:span text:style-name="T325">(&lt;&lt;)</text:span><text:span text:style-name="T324"> </text:span><text:span text:style-name="T326">41h</text:span><text:span text:style-name="T263"> </text:span><text:span text:style-name="T326">42h</text:span><text:span text:style-name="T263"> </text:span><text:span text:style-name="T326">41h</text:span><text:span text:style-name="T263"> </text:span><text:span text:style-name="T326">42h</text:span><text:span text:style-name="T263"> </text:span><text:span text:style-name="T326">43h</text:span><text:span text:style-name="T263"> ... </text:span><text:span text:style-name="T295">(35)</text:span></text:p>
            <text:p><text:span text:style-name="T266">Or different, depending on chunking.</text:span></text:p>
          </table:table-cell>
          <table:table-cell table:style-name="ce97" office:value-type="string" calcext:value-type="string">
            <text:p><text:span text:style-name="T256">(&lt;TS&gt;)</text:span><text:span text:style-name="T257"> </text:span><text:span text:style-name="T298">(&gt;&gt;)</text:span><text:span text:style-name="T257"> </text:span><text:span text:style-name="T258">41h</text:span><text:span text:style-name="T285"> </text:span><text:span text:style-name="T258">42h</text:span><text:span text:style-name="T285"> </text:span><text:span text:style-name="T258">43h</text:span><text:span text:style-name="T285"> </text:span><text:span text:style-name="T258">44h</text:span><text:span text:style-name="T285"> </text:span><text:span text:style-name="T258">45h</text:span><text:span text:style-name="T285"> </text:span><text:span text:style-name="T258">46h</text:span><text:span text:style-name="T285"> </text:span><text:span text:style-name="T286">(6)</text:span></text:p>
            <text:p><text:span text:style-name="T260">(&lt;TS&gt;)</text:span><text:span text:style-name="T261"> </text:span><text:span text:style-name="T304">(&gt;&gt;)</text:span><text:span text:style-name="T261"> </text:span><text:span text:style-name="T262">41h</text:span><text:span text:style-name="T263"> </text:span><text:span text:style-name="T295">(1)</text:span></text:p>
            <text:p><text:span text:style-name="T323">(&lt;TS&gt;)</text:span><text:span text:style-name="T324"> </text:span><text:span text:style-name="T325">(&gt;&gt;)</text:span><text:span text:style-name="T324"> </text:span><text:span text:style-name="T262">41h</text:span><text:span text:style-name="T263"> </text:span><text:span text:style-name="T262">42h</text:span><text:span text:style-name="T263"> </text:span><text:span text:style-name="T262">41h</text:span><text:span text:style-name="T263"> </text:span><text:span text:style-name="T262">42h</text:span><text:span text:style-name="T263"> </text:span><text:span text:style-name="T262">43h</text:span><text:span text:style-name="T263"> ... </text:span><text:span text:style-name="T295">(35)</text:span></text:p>
            <text:p><text:span text:style-name="T266">Or different, depending on chunk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6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89" office:value-type="string" calcext:value-type="string">
            <text:p><text:span text:style-name="T272">(&lt;TS&gt;)</text:span><text:span text:style-name="T273"> </text:span><text:span text:style-name="T315">(&gt;&gt;)</text:span><text:span text:style-name="T273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74">44h</text:span><text:span text:style-name="T246"> </text:span><text:span text:style-name="T247">(4)</text:span></text:p>
            <text:p><text:span text:style-name="T276">(</text:span><text:span text:style-name="T316">&lt;TS&gt;)</text:span><text:span text:style-name="T249"> </text:span><text:span text:style-name="T250">(&gt;&gt;)</text:span><text:span text:style-name="T249"> </text:span><text:span text:style-name="T274">45h</text:span><text:span text:style-name="T246"> </text:span><text:span text:style-name="T274">46h</text:span><text:span text:style-name="T246"> </text:span><text:span text:style-name="T247">(2)</text:span></text:p>
            <text:p><text:span text:style-name="T276">(</text:span><text:span text:style-name="T316">&lt;TS&gt;)</text:span><text:span text:style-name="T249"> </text:span><text:span text:style-name="T250">(&gt;&gt;)</text:span><text:span text:style-name="T249"> </text:span><text:span text:style-name="T274">41h</text:span><text:span text:style-name="T246"> </text:span><text:span text:style-name="T247">(1)</text:span></text:p>
            <text:p><text:span text:style-name="T276">(</text:span><text:span text:style-name="T316">&lt;TS&gt;)</text:span><text:span text:style-name="T249"> </text:span><text:span text:style-name="T250">(&gt;&gt;)</text:span><text:span text:style-name="T249"> </text:span><text:span text:style-name="T274">41h</text:span><text:span text:style-name="T246"> </text:span><text:span text:style-name="T274">42h</text:span><text:span text:style-name="T246"> </text:span><text:span text:style-name="T274">41h</text:span><text:span text:style-name="T246"> </text:span><text:span text:style-name="T274">42h</text:span><text:span text:style-name="T246"> </text:span><text:span text:style-name="T247">(4)</text:span></text:p>
            <text:p><text:span text:style-name="T276">(</text:span><text:span text:style-name="T316">&lt;TS&gt;)</text:span><text:span text:style-name="T249"> </text:span><text:span text:style-name="T250">(&gt;&gt;)</text:span><text:span text:style-name="T249"> </text:span><text:span text:style-name="T274">43h</text:span><text:span text:style-name="T246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47">(4)</text:span></text:p>
            <text:p><text:span text:style-name="T276">(</text:span><text:span text:style-name="T316">&lt;TS&gt;)</text:span><text:span text:style-name="T249"> </text:span><text:span text:style-name="T250">(&gt;&gt;)</text:span><text:span text:style-name="T249"> </text:span><text:span text:style-name="T274">44h</text:span><text:span text:style-name="T246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47">(4)</text:span></text:p>
            <text:p><text:span text:style-name="T276">(</text:span><text:span text:style-name="T316">&lt;TS&gt;)</text:span><text:span text:style-name="T249"> </text:span><text:span text:style-name="T250">(&gt;&gt;)</text:span><text:span text:style-name="T249"> </text:span><text:span text:style-name="T274">44h</text:span><text:span text:style-name="T246"> </text:span><text:span text:style-name="T274">45h</text:span><text:span text:style-name="T246"> </text:span><text:span text:style-name="T274">41h</text:span><text:span text:style-name="T246"> </text:span><text:span text:style-name="T274">42h</text:span><text:span text:style-name="T246"> </text:span><text:span text:style-name="T247">(4)</text:span></text:p>
            <text:p><text:span text:style-name="T276">(</text:span><text:span text:style-name="T316">&lt;TS&gt;)</text:span><text:span text:style-name="T249"> </text:span><text:span text:style-name="T250">(&gt;&gt;)</text:span><text:span text:style-name="T249"> </text:span><text:span text:style-name="T274">43h</text:span><text:span text:style-name="T246"> </text:span><text:span text:style-name="T274">44h</text:span><text:span text:style-name="T246"> </text:span><text:span text:style-name="T274">45h</text:span><text:span text:style-name="T246"> </text:span><text:span text:style-name="T274">46h</text:span><text:span text:style-name="T246"> </text:span><text:span text:style-name="T247">(4)</text:span></text:p>
            <text:p><text:span text:style-name="T276">(</text:span><text:span text:style-name="T316">&lt;TS&gt;)</text:span><text:span text:style-name="T249"> </text:span><text:span text:style-name="T250">(&gt;&gt;)</text:span><text:span text:style-name="T249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74">44h</text:span><text:span text:style-name="T246"> </text:span><text:span text:style-name="T247">(4)</text:span></text:p>
            <text:p><text:span text:style-name="T276">(</text:span><text:span text:style-name="T316">&lt;TS&gt;)</text:span><text:span text:style-name="T249"> </text:span><text:span text:style-name="T250">(&gt;&gt;)</text:span><text:span text:style-name="T249"> </text:span><text:span text:style-name="T274">45h</text:span><text:span text:style-name="T246"> </text:span><text:span text:style-name="T274">46h</text:span><text:span text:style-name="T246"> </text:span><text:span text:style-name="T274">47h</text:span><text:span text:style-name="T246"> </text:span><text:span text:style-name="T274">41h</text:span><text:span text:style-name="T246"> </text:span><text:span text:style-name="T247">(4)</text:span></text:p>
            <text:p><text:span text:style-name="T276">(</text:span><text:span text:style-name="T316">&lt;TS&gt;)</text:span><text:span text:style-name="T249"> </text:span><text:span text:style-name="T250">(&gt;&gt;)</text:span><text:span text:style-name="T249"> </text:span><text:span text:style-name="T274">42h</text:span><text:span text:style-name="T246"> </text:span><text:span text:style-name="T274">43h</text:span><text:span text:style-name="T246"> </text:span><text:span text:style-name="T274">44h</text:span><text:span text:style-name="T246"> </text:span><text:span text:style-name="T274">45h</text:span><text:span text:style-name="T246"> </text:span><text:span text:style-name="T247">(4)</text:span></text:p>
            <text:p><text:span text:style-name="T276">(</text:span><text:span text:style-name="T316">&lt;TS&gt;)</text:span><text:span text:style-name="T249"> </text:span><text:span text:style-name="T250">(&gt;&gt;)</text:span><text:span text:style-name="T249"> </text:span><text:span text:style-name="T274">46h</text:span><text:span text:style-name="T246"> </text:span><text:span text:style-name="T274">47h</text:span><text:span text:style-name="T246"> </text:span><text:span text:style-name="T274">48h</text:span><text:span text:style-name="T246"> </text:span><text:span text:style-name="T247">(3)</text:span></text:p>
            <text:p><text:span text:style-name="T266">Chunk and lenght line break are active now.</text:span></text:p>
          </table:table-cell>
          <table:table-cell table:number-columns-repeated="58"/>
        </table:table-row>
        <table:table-row table:style-name="ro57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89" office:value-type="string" calcext:value-type="string">
            <text:p><text:span text:style-name="T276">(</text:span><text:span text:style-name="T316">&lt;TS&gt;</text:span><text:span text:style-name="T272">)</text:span><text:span text:style-name="T273"> </text:span><text:span text:style-name="T315">(&gt;&gt;)</text:span><text:span text:style-name="T273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74">44h</text:span><text:span text:style-name="T246"> </text:span><text:span text:style-name="T247">(4)</text:span></text:p>
            <text:p><text:span text:style-name="T276">(</text:span><text:span text:style-name="T316">&lt;TS&gt;)</text:span><text:span text:style-name="T249"> </text:span><text:span text:style-name="T250">(&gt;&gt;)</text:span><text:span text:style-name="T249"> </text:span><text:span text:style-name="T274">45h</text:span><text:span text:style-name="T246"> </text:span><text:span text:style-name="T274">46h</text:span><text:span text:style-name="T246"> </text:span><text:span text:style-name="T274">41h</text:span><text:span text:style-name="T246"> </text:span><text:span text:style-name="T274">41h</text:span><text:span text:style-name="T246"> </text:span><text:span text:style-name="T247">(4)</text:span></text:p>
            <text:p><text:span text:style-name="T276">(</text:span><text:span text:style-name="T316">&lt;TS&gt;)</text:span><text:span text:style-name="T249"> </text:span><text:span text:style-name="T250">(&gt;&gt;)</text:span><text:span text:style-name="T249"> </text:span><text:span text:style-name="T274">42h</text:span><text:span text:style-name="T246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47">(4)</text:span></text:p>
            <text:p><text:span text:style-name="T276">(</text:span><text:span text:style-name="T316">&lt;TS&gt;)</text:span><text:span text:style-name="T249"> </text:span><text:span text:style-name="T250">(&gt;&gt;)</text:span><text:span text:style-name="T249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74">44h</text:span><text:span text:style-name="T246"> </text:span><text:span text:style-name="T247">(4)</text:span></text:p>
            <text:p><text:span text:style-name="T276">(</text:span><text:span text:style-name="T316">&lt;TS&gt;)</text:span><text:span text:style-name="T249"> </text:span><text:span text:style-name="T250">(&gt;&gt;)</text:span><text:span text:style-name="T249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74">44h</text:span><text:span text:style-name="T246"> </text:span><text:span text:style-name="T247">(4)</text:span></text:p>
            <text:p><text:span text:style-name="T276">(</text:span><text:span text:style-name="T316">&lt;TS&gt;)</text:span><text:span text:style-name="T249"> </text:span><text:span text:style-name="T250">(&gt;&gt;)</text:span><text:span text:style-name="T249"> </text:span><text:span text:style-name="T274">45h</text:span><text:span text:style-name="T246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47">(4)</text:span></text:p>
            <text:p><text:span text:style-name="T276">(</text:span><text:span text:style-name="T316">&lt;TS&gt;)</text:span><text:span text:style-name="T249"> </text:span><text:span text:style-name="T250">(&gt;&gt;)</text:span><text:span text:style-name="T249"> </text:span><text:span text:style-name="T274">44h</text:span><text:span text:style-name="T246"> </text:span><text:span text:style-name="T274">45h</text:span><text:span text:style-name="T246"> </text:span><text:span text:style-name="T274">46h</text:span><text:span text:style-name="T246"> </text:span><text:span text:style-name="T274">41h</text:span><text:span text:style-name="T246"> </text:span><text:span text:style-name="T247">(4)</text:span></text:p>
            <text:p><text:span text:style-name="T276">(</text:span><text:span text:style-name="T316">&lt;TS&gt;)</text:span><text:span text:style-name="T249"> </text:span><text:span text:style-name="T250">(&gt;&gt;)</text:span><text:span text:style-name="T249"> </text:span><text:span text:style-name="T274">42h</text:span><text:span text:style-name="T246"> </text:span><text:span text:style-name="T274">43h</text:span><text:span text:style-name="T246"> </text:span><text:span text:style-name="T274">44h</text:span><text:span text:style-name="T246"> </text:span><text:span text:style-name="T274">45h</text:span><text:span text:style-name="T246"> </text:span><text:span text:style-name="T247">(4)</text:span></text:p>
            <text:p><text:span text:style-name="T276">(</text:span><text:span text:style-name="T316">&lt;TS&gt;)</text:span><text:span text:style-name="T249"> </text:span><text:span text:style-name="T250">(&gt;&gt;)</text:span><text:span text:style-name="T249"> </text:span><text:span text:style-name="T274">46h</text:span><text:span text:style-name="T246"> </text:span><text:span text:style-name="T274">47h</text:span><text:span text:style-name="T246"> </text:span><text:span text:style-name="T274">41h</text:span><text:span text:style-name="T246"> </text:span><text:span text:style-name="T274">42h</text:span><text:span text:style-name="T246"> </text:span><text:span text:style-name="T247">(4)</text:span></text:p>
            <text:p><text:span text:style-name="T276">(</text:span><text:span text:style-name="T316">&lt;TS&gt;)</text:span><text:span text:style-name="T249"> </text:span><text:span text:style-name="T250">(&gt;&gt;)</text:span><text:span text:style-name="T249"> </text:span><text:span text:style-name="T274">43h</text:span><text:span text:style-name="T246"> </text:span><text:span text:style-name="T274">44h</text:span><text:span text:style-name="T246"> </text:span><text:span text:style-name="T274">45h</text:span><text:span text:style-name="T246"> </text:span><text:span text:style-name="T274">46h</text:span><text:span text:style-name="T246"> </text:span><text:span text:style-name="T247">(4)</text:span></text:p>
            <text:p><text:span text:style-name="T316">(&lt;TS&gt;)</text:span><text:span text:style-name="T249"> </text:span><text:span text:style-name="T250">(&gt;&gt;)</text:span><text:span text:style-name="T249"> </text:span><text:span text:style-name="T274">47h</text:span><text:span text:style-name="T246"> </text:span><text:span text:style-name="T274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89"/>
          <table:table-cell table:number-columns-repeated="58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243">In receiving terminal, disable [Settings... &gt; Text... &gt; Break lines after 4 lines]</text:span></text:p>
            <text:p><text:span text:style-name="T243">In receiving terminal, enable [Settings... &gt; Text... &gt; Break lines after time-out of]</text:span></text:p>
            <text:p>Confirm</text:p>
          </table:table-cell>
          <table:table-cell/>
          <table:table-cell table:style-name="ce97" office:value-type="string" calcext:value-type="string">
            <text:p><text:span text:style-name="T256">(&lt;TS&gt;)</text:span><text:span text:style-name="T257"> </text:span><text:span text:style-name="T298">(&gt;&gt;)</text:span><text:span text:style-name="T257"> </text:span><text:span text:style-name="T258">41h</text:span><text:span text:style-name="T285"> </text:span><text:span text:style-name="T258">42h</text:span><text:span text:style-name="T285"> </text:span><text:span text:style-name="T258">43h</text:span><text:span text:style-name="T285"> </text:span><text:span text:style-name="T258">44h</text:span><text:span text:style-name="T285"> </text:span><text:span text:style-name="T258">45h</text:span><text:span text:style-name="T285"> </text:span><text:span text:style-name="T258">46h</text:span><text:span text:style-name="T285"> </text:span><text:span text:style-name="T286">(6)</text:span></text:p>
            <text:p><text:span text:style-name="T256">(&lt;TS&gt;)</text:span><text:span text:style-name="T257"> </text:span><text:span text:style-name="T298">(&gt;&gt;)</text:span><text:span text:style-name="T257"> </text:span><text:span text:style-name="T258">41h</text:span><text:span text:style-name="T285"> </text:span><text:span text:style-name="T258">41h</text:span><text:span text:style-name="T285"> </text:span><text:span text:style-name="T262">42h</text:span><text:span text:style-name="T263"> </text:span><text:span text:style-name="T262">41h</text:span><text:span text:style-name="T263"> </text:span><text:span text:style-name="T262">42h</text:span><text:span text:style-name="T263"> </text:span><text:span text:style-name="T262">43h</text:span><text:span text:style-name="T263"> ... </text:span><text:span text:style-name="T295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97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97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<text:span text:style-name="T243">A\!(EOL)AB\!(Delay(1000))ABC</text:span></text:p>
          </table:table-cell>
          <table:table-cell table:style-name="ce97" office:value-type="string" calcext:value-type="string">
            <text:p><text:span text:style-name="T327">[Error: EOL keyword is not supported for binary terminals!]</text:span></text:p>
            <text:p><text:span text:style-name="T322">(&lt;TS&gt;)</text:span><text:span text:style-name="T328"> </text:span><text:span text:style-name="T329">(&lt;&lt;)</text:span><text:span text:style-name="T328"> </text:span><text:span text:style-name="T330">41h</text:span><text:span text:style-name="T331"> </text:span><text:span text:style-name="T326">41h</text:span><text:span text:style-name="T263"> </text:span><text:span text:style-name="T326">42h</text:span><text:span text:style-name="T263"> </text:span><text:span text:style-name="T295">(3)</text:span></text:p>
            <text:p><text:span text:style-name="T322">(&lt;TS&gt;)</text:span><text:span text:style-name="T324"> </text:span><text:span text:style-name="T325">(&lt;&lt;)</text:span><text:span text:style-name="T324"> </text:span><text:span text:style-name="T326">41h</text:span><text:span text:style-name="T263"> </text:span><text:span text:style-name="T326">42h</text:span><text:span text:style-name="T263"> </text:span><text:span text:style-name="T326">43h</text:span><text:span text:style-name="T263"> </text:span><text:span text:style-name="T295">(3)</text:span></text:p>
            <text:p><text:span text:style-name="T266">Note bugs #211 and #352 regarding suboptiomal position.</text:span></text:p>
          </table:table-cell>
          <table:table-cell office:value-type="string" calcext:value-type="string">
            <text:p><text:span text:style-name="T272">(&lt;TS&gt;)</text:span><text:span text:style-name="T273"> </text:span><text:span text:style-name="T315">(&gt;&gt;)</text:span><text:span text:style-name="T273"> </text:span><text:span text:style-name="T274">41h</text:span><text:span text:style-name="T246"> </text:span><text:span text:style-name="T274">41h</text:span><text:span text:style-name="T246"> </text:span><text:span text:style-name="T274">42h</text:span><text:span text:style-name="T246"> </text:span><text:span text:style-name="T247">(3)</text:span></text:p>
            <text:p><text:span text:style-name="T316">(&lt;TS&gt;)</text:span><text:span text:style-name="T249"> </text:span><text:span text:style-name="T250">(&gt;&gt;)</text:span><text:span text:style-name="T249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47">(3)</text:span></text:p>
          </table:table-cell>
          <table:table-cell table:number-columns-repeated="58"/>
        </table:table-row>
        <table:table-row table:style-name="ro58">
          <table:table-cell table:number-columns-repeated="3"/>
          <table:table-cell office:value-type="string" calcext:value-type="string">
            <text:p>In sending terminal, send:</text:p>
            <text:p><text:span text:style-name="T243">&lt;2 lines...&gt; [A] [B\!(Delay(1000))ABC]</text:span></text:p>
          </table:table-cell>
          <table:table-cell office:value-type="string" calcext:value-type="string">
            <text:p><text:span text:style-name="T327">[Error: EOL keyword is not supported for binary terminals!]</text:span></text:p>
            <text:p><text:span text:style-name="T256">(&lt;TS&gt;)</text:span><text:span text:style-name="T257"> </text:span><text:span text:style-name="T298">(&lt;&lt;)</text:span><text:span text:style-name="T257"> </text:span><text:span text:style-name="T300">41h</text:span><text:span text:style-name="T285"> </text:span><text:span text:style-name="T300">41h</text:span><text:span text:style-name="T285"> </text:span><text:span text:style-name="T300">42h</text:span><text:span text:style-name="T285"> </text:span><text:span text:style-name="T286">(3)</text:span></text:p>
            <text:p><text:span text:style-name="T256">(&lt;TS&gt;)</text:span><text:span text:style-name="T257"> </text:span><text:span text:style-name="T298">(&lt;&lt;)</text:span><text:span text:style-name="T257"> </text:span><text:span text:style-name="T300">41h</text:span><text:span text:style-name="T285"> </text:span><text:span text:style-name="T300">42h</text:span><text:span text:style-name="T285"> </text:span><text:span text:style-name="T300">43h</text:span><text:span text:style-name="T285"> </text:span><text:span text:style-name="T286">(3)</text:span></text:p>
            <text:p><text:span text:style-name="T256">(&lt;TS&gt;</text:span><text:span text:style-name="T272">)</text:span><text:span text:style-name="T273"> </text:span><text:span text:style-name="T315">(&lt;&lt;)</text:span><text:span text:style-name="T273"> </text:span><text:span text:style-name="T299">41h</text:span><text:span text:style-name="T246"> </text:span><text:span text:style-name="T247">(1)</text:span></text:p>
            <text:p><text:span text:style-name="T256">(&lt;TS&gt;</text:span><text:span text:style-name="T316">)</text:span><text:span text:style-name="T249"> </text:span><text:span text:style-name="T250">(&lt;&lt;)</text:span><text:span text:style-name="T249"> </text:span><text:span text:style-name="T299">42h</text:span><text:span text:style-name="T246"> </text:span><text:span text:style-name="T247">(1)</text:span></text:p>
            <text:p><text:span text:style-name="T316">(&lt;TS&gt;)</text:span><text:span text:style-name="T249"> </text:span><text:span text:style-name="T250">(&lt;&lt;)</text:span><text:span text:style-name="T249"> </text:span><text:span text:style-name="T299">41h</text:span><text:span text:style-name="T246"> </text:span><text:span text:style-name="T299">42h</text:span><text:span text:style-name="T246"> </text:span><text:span text:style-name="T299">43h</text:span><text:span text:style-name="T246"> </text:span><text:span text:style-name="T247">(3)</text:span></text:p>
          </table:table-cell>
          <table:table-cell office:value-type="string" calcext:value-type="string">
            <text:p><text:span text:style-name="T256">(&lt;TS&gt;)</text:span><text:span text:style-name="T257"> </text:span><text:span text:style-name="T298">(&gt;&gt;)</text:span><text:span text:style-name="T257"> </text:span><text:span text:style-name="T258">41h</text:span><text:span text:style-name="T285"> </text:span><text:span text:style-name="T258">41h</text:span><text:span text:style-name="T285"> </text:span><text:span text:style-name="T258">42h</text:span><text:span text:style-name="T285"> </text:span><text:span text:style-name="T286">(3)</text:span></text:p>
            <text:p><text:span text:style-name="T256">(&lt;TS&gt;)</text:span><text:span text:style-name="T257"> </text:span><text:span text:style-name="T298">(&gt;&gt;)</text:span><text:span text:style-name="T257"> </text:span><text:span text:style-name="T258">41h</text:span><text:span text:style-name="T285"> </text:span><text:span text:style-name="T258">42h</text:span><text:span text:style-name="T285"> </text:span><text:span text:style-name="T258">43h</text:span><text:span text:style-name="T285"> </text:span><text:span text:style-name="T286">(3)</text:span></text:p>
            <text:p><text:span text:style-name="T256">(&lt;TS&gt;</text:span><text:span text:style-name="T272">)</text:span><text:span text:style-name="T273"> </text:span><text:span text:style-name="T315">(&gt;&gt;)</text:span><text:span text:style-name="T273"> </text:span><text:span text:style-name="T274">41h</text:span><text:span text:style-name="T246"> </text:span><text:span text:style-name="T274">42h</text:span><text:span text:style-name="T246"> </text:span><text:span text:style-name="T247">(2)</text:span></text:p>
            <text:p><text:span text:style-name="T316">(&lt;TS&gt;)</text:span><text:span text:style-name="T249"> </text:span><text:span text:style-name="T250">(&gt;&gt;)</text:span><text:span text:style-name="T249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47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243">In receiving terminal, disable [Settings... &gt; Text... &gt; Break lines after time-out of]</text:span></text:p>
            <text:p><text:span text:style-name="T243">In receiving terminal, enable [Settings... &gt; Text... &gt; Break lines before sequence]</text:span></text:p>
            <text:p>Confirm</text:p>
          </table:table-cell>
          <table:table-cell/>
          <table:table-cell table:style-name="ce97" office:value-type="string" calcext:value-type="string">
            <text:p><text:span text:style-name="T322">(&lt;TS&gt;)</text:span><text:span text:style-name="T328"> </text:span><text:span text:style-name="T329">(&gt;&gt;)</text:span><text:span text:style-name="T328"> </text:span><text:span text:style-name="T339">41h</text:span><text:span text:style-name="T331"> </text:span><text:span text:style-name="T339">41h</text:span><text:span text:style-name="T331"> </text:span><text:span text:style-name="T339">42h</text:span><text:span text:style-name="T331"> </text:span><text:span text:style-name="T340">(3)</text:span></text:p>
            <text:p><text:span text:style-name="T322">(&lt;TS&gt;)</text:span><text:span text:style-name="T328"> </text:span><text:span text:style-name="T329">(&gt;&gt;)</text:span><text:span text:style-name="T328"> </text:span><text:span text:style-name="T339">41h</text:span><text:span text:style-name="T331"> </text:span><text:span text:style-name="T339">42h</text:span><text:span text:style-name="T331"> </text:span><text:span text:style-name="T339">43h</text:span><text:span text:style-name="T331"> </text:span><text:span text:style-name="T262">41h</text:span><text:span text:style-name="T263"> </text:span><text:span text:style-name="T262">42h</text:span><text:span text:style-name="T263"> </text:span><text:span text:style-name="T295">(5)</text:span></text:p>
            <text:p><text:span text:style-name="T323">(&lt;TS&gt;)</text:span><text:span text:style-name="T324"> </text:span><text:span text:style-name="T325">(&gt;&gt;)</text:span><text:span text:style-name="T324"> </text:span><text:span text:style-name="T262">41h</text:span><text:span text:style-name="T263"> </text:span><text:span text:style-name="T262">42h</text:span><text:span text:style-name="T263"> </text:span><text:span text:style-name="T262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97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97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243">ABCDEF</text:span></text:p>
          </table:table-cell>
          <table:table-cell/>
          <table:table-cell table:style-name="ce105" office:value-type="string" calcext:value-type="string">
            <text:p><text:span text:style-name="T272">(&lt;TS&gt;)</text:span><text:span text:style-name="T273"> </text:span><text:span text:style-name="T315">(&gt;&gt;)</text:span><text:span text:style-name="T273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74">44h</text:span><text:span text:style-name="T246"> </text:span><text:span text:style-name="T274">45h</text:span><text:span text:style-name="T246"> </text:span><text:span text:style-name="T274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243">ABCDEF</text:span></text:p>
          </table:table-cell>
          <table:table-cell/>
          <table:table-cell office:value-type="string" calcext:value-type="string">
            <text:p><text:span text:style-name="T272">(&lt;TS&gt;)</text:span><text:span text:style-name="T273"> </text:span><text:span text:style-name="T315">(&gt;&gt;)</text:span><text:span text:style-name="T273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74">44h</text:span><text:span text:style-name="T246"> </text:span><text:span text:style-name="T274">45h</text:span><text:span text:style-name="T246"> </text:span><text:span text:style-name="T274">46h</text:span><text:span text:style-name="T246"> </text:span><text:span text:style-name="T247">(6)</text:span></text:p>
            <text:p><text:span text:style-name="T316">(&lt;TS&gt;)</text:span><text:span text:style-name="T249"> </text:span><text:span text:style-name="T250">(&gt;&gt;)</text:span><text:span text:style-name="T249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74">44h</text:span><text:span text:style-name="T246"> </text:span><text:span text:style-name="T274">45h</text:span><text:span text:style-name="T246"> </text:span><text:span text:style-name="T274">46h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243">123ABC123</text:span></text:p>
          </table:table-cell>
          <table:table-cell/>
          <table:table-cell office:value-type="string" calcext:value-type="string">
            <text:p><text:span text:style-name="T272">(&lt;TS&gt;)</text:span><text:span text:style-name="T273"> </text:span><text:span text:style-name="T315">(&gt;&gt;)</text:span><text:span text:style-name="T273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74">44h</text:span><text:span text:style-name="T246"> </text:span><text:span text:style-name="T274">45h</text:span><text:span text:style-name="T246"> </text:span><text:span text:style-name="T274">46h</text:span><text:span text:style-name="T246"> </text:span><text:span text:style-name="T247">(6)</text:span></text:p>
            <text:p><text:span text:style-name="T256">(&lt;TS&gt;</text:span><text:span text:style-name="T316">)</text:span><text:span text:style-name="T249"> </text:span><text:span text:style-name="T250">(&gt;&gt;)</text:span><text:span text:style-name="T249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74">44h</text:span><text:span text:style-name="T246"> </text:span><text:span text:style-name="T274">45h</text:span><text:span text:style-name="T246"> </text:span><text:span text:style-name="T274">46h</text:span><text:span text:style-name="T246"> </text:span><text:span text:style-name="T274">31h</text:span><text:span text:style-name="T246"> </text:span><text:span text:style-name="T274">32h</text:span><text:span text:style-name="T246"> </text:span><text:span text:style-name="T274">33h</text:span><text:span text:style-name="T246"> </text:span><text:span text:style-name="T247">(9)</text:span></text:p>
            <text:p><text:span text:style-name="T256">(&lt;TS&gt;</text:span><text:span text:style-name="T316">)</text:span><text:span text:style-name="T249"> </text:span><text:span text:style-name="T250">(&gt;&gt;)</text:span><text:span text:style-name="T249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74">31h</text:span><text:span text:style-name="T246"> </text:span><text:span text:style-name="T274">32h</text:span><text:span text:style-name="T246"> </text:span><text:span text:style-name="T274">33h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<text:span text:style-name="T243">123ABC123</text:span></text:p>
          </table:table-cell>
          <table:table-cell/>
          <table:table-cell office:value-type="string" calcext:value-type="string">
            <text:p><text:span text:style-name="T256">(&lt;TS&gt;</text:span><text:span text:style-name="T272">)</text:span><text:span text:style-name="T273"> </text:span><text:span text:style-name="T315">(&gt;&gt;)</text:span><text:span text:style-name="T273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74">44h</text:span><text:span text:style-name="T246"> </text:span><text:span text:style-name="T274">45h</text:span><text:span text:style-name="T246"> </text:span><text:span text:style-name="T274">46h</text:span><text:span text:style-name="T246"> </text:span><text:span text:style-name="T247">(6)</text:span></text:p>
            <text:p><text:span text:style-name="T256">(&lt;TS&gt;</text:span><text:span text:style-name="T316">)</text:span><text:span text:style-name="T249"> </text:span><text:span text:style-name="T250">(&gt;&gt;)</text:span><text:span text:style-name="T249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74">44h</text:span><text:span text:style-name="T246"> </text:span><text:span text:style-name="T274">45h</text:span><text:span text:style-name="T246"> </text:span><text:span text:style-name="T274">46h</text:span><text:span text:style-name="T246"> </text:span><text:span text:style-name="T274">31h</text:span><text:span text:style-name="T246"> </text:span><text:span text:style-name="T274">32h</text:span><text:span text:style-name="T246"> </text:span><text:span text:style-name="T274">33h</text:span><text:span text:style-name="T246"> </text:span><text:span text:style-name="T247">(9)</text:span></text:p>
            <text:p><text:span text:style-name="T256">(&lt;TS&gt;</text:span><text:span text:style-name="T316">)</text:span><text:span text:style-name="T249"> </text:span><text:span text:style-name="T250">(&gt;&gt;)</text:span><text:span text:style-name="T249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74">31h</text:span><text:span text:style-name="T246"> </text:span><text:span text:style-name="T274">32h</text:span><text:span text:style-name="T246"> </text:span><text:span text:style-name="T274">33h</text:span><text:span text:style-name="T246"> </text:span><text:span text:style-name="T274">31h</text:span><text:span text:style-name="T246"> </text:span><text:span text:style-name="T274">32h</text:span><text:span text:style-name="T246"> </text:span><text:span text:style-name="T274">33h</text:span><text:span text:style-name="T246"> </text:span><text:span text:style-name="T247">(9)</text:span></text:p>
            <text:p><text:span text:style-name="T316">(&lt;TS&gt;)</text:span><text:span text:style-name="T249"> </text:span><text:span text:style-name="T250">(&gt;&gt;)</text:span><text:span text:style-name="T249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74">31h</text:span><text:span text:style-name="T246"> </text:span><text:span text:style-name="T274">32h</text:span><text:span text:style-name="T246"> </text:span><text:span text:style-name="T274">33h</text:span></text:p>
          </table:table-cell>
          <table:table-cell table:number-columns-repeated="58"/>
        </table:table-row>
        <table:table-row table:style-name="ro59">
          <table:table-cell table:number-columns-repeated="3"/>
          <table:table-cell office:value-type="string" calcext:value-type="string">
            <text:p>In sending terminal, send:</text:p>
            <text:p><text:span text:style-name="T243">&lt;2 lines...&gt; [A] [B\!(Delay(1000))ABC]</text:span></text:p>
          </table:table-cell>
          <table:table-cell/>
          <table:table-cell office:value-type="string" calcext:value-type="string">
            <text:p><text:span text:style-name="T272">(&lt;TS&gt;)</text:span><text:span text:style-name="T273"> </text:span><text:span text:style-name="T315">(&gt;&gt;)</text:span><text:span text:style-name="T273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74">44h</text:span><text:span text:style-name="T246"> </text:span><text:span text:style-name="T274">45h</text:span><text:span text:style-name="T246"> </text:span><text:span text:style-name="T274">46h</text:span><text:span text:style-name="T246"> </text:span><text:span text:style-name="T247">(6)</text:span></text:p>
            <text:p><text:span text:style-name="T256">(&lt;TS&gt;</text:span><text:span text:style-name="T316">)</text:span><text:span text:style-name="T249"> </text:span><text:span text:style-name="T250">(&gt;&gt;)</text:span><text:span text:style-name="T249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74">44h</text:span><text:span text:style-name="T246"> </text:span><text:span text:style-name="T274">45h</text:span><text:span text:style-name="T246"> </text:span><text:span text:style-name="T274">46h</text:span><text:span text:style-name="T246"> </text:span><text:span text:style-name="T274">31h</text:span><text:span text:style-name="T246"> </text:span><text:span text:style-name="T274">32h</text:span><text:span text:style-name="T246"> </text:span><text:span text:style-name="T274">33h</text:span><text:span text:style-name="T246"> </text:span><text:span text:style-name="T247">(9)</text:span></text:p>
            <text:p><text:span text:style-name="T256">(&lt;TS&gt;</text:span><text:span text:style-name="T316">)</text:span><text:span text:style-name="T249"> </text:span><text:span text:style-name="T250">(&gt;&gt;)</text:span><text:span text:style-name="T249"> </text:span><text:span text:style-name="T274">41h</text:span><text:span text:style-name="T246"> </text:span><text:span text:style-name="T274">42h</text:span><text:span text:style-name="T246"> </text:span><text:span text:style-name="T274">43h</text:span><text:span text:style-name="T246"> </text:span><text:span text:style-name="T274">31h</text:span><text:span text:style-name="T246"> </text:span><text:span text:style-name="T274">32h</text:span><text:span text:style-name="T246"> </text:span><text:span text:style-name="T274">33h</text:span><text:span text:style-name="T246"> </text:span><text:span text:style-name="T274">31h</text:span><text:span text:style-name="T246"> </text:span><text:span text:style-name="T274">32h</text:span><text:span text:style-name="T246"> </text:span><text:span text:style-name="T274">33h</text:span><text:span text:style-name="T246"> </text:span><text:span text:style-name="T247">(9)</text:span></text:p>
            <text:p><text:span text:style-name="T256">(&lt;TS&gt;)</text:span><text:span text:style-name="T257"> </text:span><text:span text:style-name="T298">(&gt;&gt;)</text:span><text:span text:style-name="T257"> </text:span><text:span text:style-name="T258">41h</text:span><text:span text:style-name="T285"> </text:span><text:span text:style-name="T258">42h</text:span><text:span text:style-name="T285"> </text:span><text:span text:style-name="T258">43h</text:span><text:span text:style-name="T285"> </text:span><text:span text:style-name="T258">31h</text:span><text:span text:style-name="T285"> </text:span><text:span text:style-name="T258">32h</text:span><text:span text:style-name="T285"> </text:span><text:span text:style-name="T258">33h</text:span><text:span text:style-name="T285"> </text:span><text:span text:style-name="T258">41h</text:span><text:span text:style-name="T285"> </text:span><text:span text:style-name="T274">42h</text:span><text:span text:style-name="T246"> </text:span><text:span text:style-name="T247">(8)</text:span></text:p>
            <text:p><text:span text:style-name="T256">(&lt;TS&gt;</text:span><text:span text:style-name="T316">)</text:span><text:span text:style-name="T249"> </text:span><text:span text:style-name="T250">(&gt;&gt;)</text:span><text:span text:style-name="T249"> </text:span><text:span text:style-name="T274">41h</text:span><text:span text:style-name="T246"> </text:span><text:span text:style-name="T274">42h</text:span><text:span text:style-name="T246"> </text:span><text:span text:style-name="T274">43h</text:span></text:p>
            <text:p><text:span text:style-name="T266">Note that </text:span><text:span text:style-name="T341">41h</text:span><text:span text:style-name="T342"> </text:span><text:span text:style-name="T343">42h</text:span><text:span text:style-name="T342"> </text:span><text:span text:style-name="T344">(8)</text:span><text:span text:style-name="T345"> will only be appended after the delay,</text:span></text:p>
            <text:p><text:span text:style-name="T266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243">In receiving terminal, enable [Settings... &gt; Text... &gt; Break lines before sequence]</text:span></text:p>
            <text:p><text:span text:style-name="T243">In receiving terminal, enable [Settings... &gt; Text... &gt; Break lines after sequence]</text:span></text:p>
            <text:p>Confirm</text:p>
          </table:table-cell>
          <table:table-cell/>
          <table:table-cell table:style-name="ce97" office:value-type="string" calcext:value-type="string">
            <text:p><text:span text:style-name="T322">(&lt;TS&gt;</text:span><text:span text:style-name="T260">)</text:span><text:span text:style-name="T261"> </text:span><text:span text:style-name="T304">(&gt;&gt;)</text:span><text:span text:style-name="T261"> </text:span><text:span text:style-name="T262">41h</text:span><text:span text:style-name="T263"> </text:span><text:span text:style-name="T262">42h</text:span><text:span text:style-name="T263"> </text:span><text:span text:style-name="T262">43h</text:span><text:span text:style-name="T263"> </text:span><text:span text:style-name="T262">44h</text:span><text:span text:style-name="T263"> </text:span><text:span text:style-name="T262">45h</text:span><text:span text:style-name="T263"> </text:span><text:span text:style-name="T262">46h</text:span><text:span text:style-name="T263"> </text:span><text:span text:style-name="T262">41h</text:span><text:span text:style-name="T263"> </text:span><text:span text:style-name="T262">42h</text:span><text:span text:style-name="T263"> </text:span><text:span text:style-name="T262">43h</text:span><text:span text:style-name="T263"> </text:span><text:span text:style-name="T262">44h</text:span><text:span text:style-name="T263"> </text:span><text:span text:style-name="T262">45h</text:span><text:span text:style-name="T263"> </text:span><text:span text:style-name="T262">46h</text:span><text:span text:style-name="T263"> </text:span><text:span text:style-name="T262">31h</text:span><text:span text:style-name="T263"> </text:span><text:span text:style-name="T262">32h</text:span><text:span text:style-name="T263"> </text:span><text:span text:style-name="T262">33h ...</text:span></text:p>
            <text:p><text:span text:style-name="T266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243">23&lt;NUL&gt;1</text:span></text:p>
          </table:table-cell>
          <table:table-cell/>
          <table:table-cell office:value-type="string" calcext:value-type="string">
            <text:p><text:span text:style-name="T256">(&lt;TS&gt;</text:span><text:span text:style-name="T272">)</text:span><text:span text:style-name="T273"> </text:span><text:span text:style-name="T315">(&gt;&gt;)</text:span><text:span text:style-name="T273"> </text:span><text:span text:style-name="T274">32h</text:span><text:span text:style-name="T246"> </text:span><text:span text:style-name="T274">33h</text:span><text:span text:style-name="T246"> </text:span><text:span text:style-name="T247">(2)</text:span></text:p>
            <text:p><text:span text:style-name="T256">(&lt;TS&gt;</text:span><text:span text:style-name="T316">)</text:span><text:span text:style-name="T249"> </text:span><text:span text:style-name="T250">(&gt;&gt;)</text:span><text:span text:style-name="T249"> </text:span><text:span text:style-name="T274">31h</text:span></text:p>
            <text:p><text:span text:style-name="T266">Note that &lt;NUL&gt; is currently being hidden.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243">23&lt;NUL&gt;1</text:span></text:p>
          </table:table-cell>
          <table:table-cell/>
          <table:table-cell table:style-name="ce97" office:value-type="string" calcext:value-type="string">
            <text:p><text:span text:style-name="T322">(&lt;TS&gt;</text:span><text:span text:style-name="T260">)</text:span><text:span text:style-name="T261"> </text:span><text:span text:style-name="T304">(&gt;&gt;)</text:span><text:span text:style-name="T261"> </text:span><text:span text:style-name="T262">32h</text:span><text:span text:style-name="T263"> </text:span><text:span text:style-name="T262">33h</text:span><text:span text:style-name="T263"> </text:span><text:span text:style-name="T295">(2)</text:span></text:p>
            <text:p><text:span text:style-name="T322">(&lt;TS&gt;</text:span><text:span text:style-name="T323">)</text:span><text:span text:style-name="T324"> </text:span><text:span text:style-name="T325">(&gt;&gt;)</text:span><text:span text:style-name="T324"> </text:span><text:span text:style-name="T262">31h</text:span><text:span text:style-name="T263"> </text:span><text:span text:style-name="T262">32h</text:span><text:span text:style-name="T263"> </text:span><text:span text:style-name="T262">33h</text:span><text:span text:style-name="T263"> </text:span><text:span text:style-name="T295">(3)</text:span></text:p>
            <text:p><text:span text:style-name="T322">(&lt;TS&gt;</text:span><text:span text:style-name="T323">)</text:span><text:span text:style-name="T324"> </text:span><text:span text:style-name="T325">(&gt;&gt;)</text:span><text:span text:style-name="T324"> </text:span><text:span text:style-name="T262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3"/>
          <table:table-cell office:value-type="string" calcext:value-type="string">
            <text:p><text:span text:style-name="T243">In receiving terminal, disable [Settings... &gt; Advanced... &gt; Hide 0x00]</text:span></text:p>
            <text:p><text:span text:style-name="T243">Confirm</text:span></text:p>
          </table:table-cell>
          <table:table-cell/>
          <table:table-cell table:style-name="ce97" office:value-type="string" calcext:value-type="string">
            <text:p><text:span text:style-name="T322">(&lt;TS&gt;</text:span><text:span text:style-name="T260">)</text:span><text:span text:style-name="T261"> </text:span><text:span text:style-name="T304">(&gt;&gt;)</text:span><text:span text:style-name="T261"> </text:span><text:span text:style-name="T262">32h</text:span><text:span text:style-name="T263"> </text:span><text:span text:style-name="T262">33h</text:span><text:span text:style-name="T263"> </text:span><text:span text:style-name="T262">00h</text:span><text:span text:style-name="T263"> </text:span><text:span text:style-name="T295">(3)</text:span></text:p>
            <text:p><text:span text:style-name="T322">(&lt;TS&gt;</text:span><text:span text:style-name="T323">)</text:span><text:span text:style-name="T324"> </text:span><text:span text:style-name="T325">(&gt;&gt;)</text:span><text:span text:style-name="T324"> </text:span><text:span text:style-name="T262">31h</text:span><text:span text:style-name="T263"> </text:span><text:span text:style-name="T262">32h</text:span><text:span text:style-name="T263"> </text:span><text:span text:style-name="T262">33h</text:span><text:span text:style-name="T263"> </text:span><text:span text:style-name="T262">00h</text:span><text:span text:style-name="T263"> </text:span><text:span text:style-name="T295">(4)</text:span></text:p>
            <text:p><text:span text:style-name="T322">(&lt;TS&gt;</text:span><text:span text:style-name="T323">)</text:span><text:span text:style-name="T324"> </text:span><text:span text:style-name="T325">(&gt;&gt;)</text:span><text:span text:style-name="T324"> </text:span><text:span text:style-name="T262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table:table-column table:style-name="co9" table:default-cell-style-name="ce48"/>
        <table:table-column table:style-name="co23" table:default-cell-style-name="ce48"/>
        <table:table-column table:style-name="co24" table:default-cell-style-name="ce48"/>
        <table:table-column table:style-name="co25" table:default-cell-style-name="ce48"/>
        <table:table-column table:style-name="co26" table:default-cell-style-name="ce48"/>
        <table:table-column table:style-name="co27" table:default-cell-style-name="ce48"/>
        <table:table-column table:style-name="co7" table:number-columns-repeated="58" table:default-cell-style-name="ce48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s on temporary storag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/>
          <table:table-cell table:style-name="ce106" office:value-type="string" calcext:value-type="string">
            <text:p><text:span text:style-name="T243">FR #380 requests to </text:span>automate this te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Workspace &gt; Save As...]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  <text:p>File stamp of .yat files get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107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107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107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table:table-column table:style-name="co9" table:default-cell-style-name="ce48"/>
        <table:table-column table:style-name="co28" table:default-cell-style-name="ce48"/>
        <table:table-column table:style-name="co29" table:default-cell-style-name="ce48"/>
        <table:table-column table:style-name="co30" table:default-cell-style-name="ce48"/>
        <table:table-column table:style-name="co25" table:default-cell-style-name="ce48"/>
        <table:table-column table:style-name="co31" table:default-cell-style-name="ce48"/>
        <table:table-column table:style-name="co32" table:default-cell-style-name="ce48"/>
        <table:table-column table:style-name="co7" table:number-columns-repeated="57" table:default-cell-style-name="ce48"/>
        <table:table-column table:style-name="co7" table:default-cell-style-name="Default"/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243">Menu &gt; Receive &gt; Automatic Action &gt; Deactivate is disabled</text:span></text:p>
            <text:p><text:span text:style-name="T243">Menu &gt; Receive &gt; Automatic Action &gt; Trigger &gt; Use Text &amp; Co. Is disabled</text:span></text:p>
            <text:p><text:span text:style-name="T243">Tool bar icons are equally disabl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8" office:value-type="string" calcext:value-type="string">
            <text:p>"</text:p>
          </table:table-cell>
          <table:table-cell office:value-type="string" calcext:value-type="string">
            <text:p><text:span text:style-name="T243">S</text:span>elect trigger = [Any Line]</text:p>
          </table:table-cell>
          <table:table-cell office:value-type="string" calcext:value-type="string">
            <text:p><text:span text:style-name="T243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108" office:value-type="string" calcext:value-type="string">
            <text:p>"</text:p>
          </table:table-cell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243">Menu &gt; Receive</text:span> &gt; Automatic Action is checked now</text:p>
            <text:p><text:span text:style-name="T243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3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  <text:p><text:span text:style-name="T243">Trigger is </text:span><text:span text:style-name="T354">not</text:span><text:span text:style-name="T350"> highlighted as [Any Line]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27">
          <table:table-cell table:number-columns-repeated="3"/>
          <table:table-cell table:style-name="ce108" office:value-type="string" calcext:value-type="string">
            <text:p>"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243">Common Regex Capture Patterns</text:span></text:p>
            <text:p><text:span text:style-name="T243">Recent Triggers</text:span></text:p>
          </table:table-cell>
          <table:table-cell office:value-type="string" calcext:value-type="string">
            <text:p/>
            <text:p/>
            <text:p/>
            <text:p><text:span text:style-name="T243">[Send Text] must be listed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8" office:value-type="string" calcext:value-type="string">
            <text:p>"</text:p>
          </table:table-cell>
          <table:table-cell office:value-type="string" calcext:value-type="string">
            <text:p>Select trigger = [Send Text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 45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243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108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108" office:value-type="string" calcext:value-type="string">
            <text:p>"</text:p>
          </table:table-cell>
          <table:table-cell office:value-type="string" calcext:value-type="string">
            <text:p>[Terminal &gt; All Terminals Refresh] [F5]</text:p>
          </table:table-cell>
          <table:table-cell office:value-type="string" calcext:value-type="string">
            <text:p>Automatic action is not triggered again</text:p>
            <text:p><text:span text:style-name="T243">Trigger is still highlighted</text:span></text:p>
            <text:p><text:span text:style-name="T243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8" office:value-type="string" calcext:value-type="string">
            <text:p>"</text:p>
          </table:table-cell>
          <table:table-cell office:value-type="string" calcext:value-type="string">
            <text:p>Select trigger = [Predefined Command 1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243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108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243">Automatic action is triggered</text:span></text:p>
            <text:p><text:span text:style-name="T243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243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243">Automatic action is triggered</text:span></text:p>
            <text:p><text:span text:style-name="T243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243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243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243">Automatic action is triggered</text:span></text:p>
            <text:p><text:span text:style-name="T243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243">Automatic action is triggered</text:span></text:p>
            <text:p><text:span text:style-name="T243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243">Automatic action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243">Automatic action is triggered</text:span></text:p>
            <text:p><text:span text:style-name="T243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243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 AB C456</text:p>
          </table:table-cell>
          <table:table-cell office:value-type="string" calcext:value-type="string">
            <text:p>Data sent and received</text:p>
            <text:p><text:span text:style-name="T243">Automatic action is triggered</text:span></text:p>
            <text:p><text:span text:style-name="T243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nable [Regex] using [Alt+E] from within trigger combo box</text:p>
            <text:p>Trigger = \w{3,}</text:p>
          </table:table-cell>
          <table:table-cell office:value-type="string" calcext:value-type="string">
            <text:p>[Whole Word] is still activated</text:p>
            <text:p><text:span text:style-name="T243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<text:span text:style-name="T346">123</text:span> AB <text:span text:style-name="T346">C456</text:span></text:p>
          </table:table-cell>
          <table:table-cell office:value-type="string" calcext:value-type="string">
            <text:p>Data sent and received</text:p>
            <text:p>Automatic action is triggered for <text:span text:style-name="T346">each of the two matches</text:span></text:p>
            <text:p><text:span text:style-name="T266">Trigger is highlighted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table:style-name="ce51" office:value-type="string" calcext:value-type="string">
            <text:p>Filter/Suppr.</text:p>
          </table:table-cell>
          <table:table-cell table:style-name="ce51"/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51" table:number-columns-repeated="2"/>
          <table:table-cell office:value-type="string" calcext:value-type="string">
            <text:p>Disable [Regex]</text:p>
            <text:p><text:span text:style-name="T243">Disable [Whole Word]</text:span></text:p>
            <text:p><text:span text:style-name="T243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5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51" office:value-type="string" calcext:value-type="string">
            <text:p>Filter</text:p>
          </table:table-cell>
          <table:table-cell table:style-name="ce51"/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243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51" table:number-columns-repeated="2"/>
          <table:table-cell office:value-type="string" calcext:value-type="string">
            <text:p>Send partial line without trigger from other terminal</text:p>
            <text:p><text:span text:style-name="T243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51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110" office:value-type="string" calcext:value-type="string">
            <text:p><text:span text:style-name="T260">(&gt;&gt;)</text:span><text:span text:style-name="T261"> </text:span><text:span text:style-name="T262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51" table:number-columns-repeated="2"/>
          <table:table-cell office:value-type="string" calcext:value-type="string">
            <text:p>Send partial line including trigger from other terminal</text:p>
            <text:p><text:span text:style-name="T243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51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110" office:value-type="string" calcext:value-type="string">
            <text:p><text:span text:style-name="T260">(&gt;&gt;)</text:span><text:span text:style-name="T261"> </text:span><text:span text:style-name="T262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51" table:number-columns-repeated="2"/>
          <table:table-cell office:value-type="string" calcext:value-type="string">
            <text:p>Send partial line without trigger from other terminal</text:p>
            <text:p><text:span text:style-name="T243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110"/>
          <table:table-cell table:number-columns-repeated="58"/>
        </table:table-row>
        <table:table-row table:style-name="ro2">
          <table:table-cell table:number-columns-repeated="2"/>
          <table:table-cell table:style-name="ce51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110"/>
          <table:table-cell table:number-columns-repeated="58"/>
        </table:table-row>
        <table:table-row table:style-name="ro2">
          <table:table-cell table:number-columns-repeated="2"/>
          <table:table-cell table:style-name="ce51" table:number-columns-repeated="2"/>
          <table:table-cell office:value-type="string" calcext:value-type="string">
            <text:p>Send a chunk of two lines with/without trigger from other terminal</text:p>
            <text:p><text:span text:style-name="T243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111" office:value-type="string" calcext:value-type="string">
            <text:p><text:span text:style-name="T260">(&gt;&gt;)</text:span><text:span text:style-name="T261"> </text:span><text:span text:style-name="T262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111"/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111"/>
          <table:table-cell table:number-columns-repeated="58"/>
        </table:table-row>
        <table:table-row table:style-name="ro3">
          <table:table-cell table:number-columns-repeated="2"/>
          <table:table-cell table:style-name="ce51" table:number-columns-repeated="2"/>
          <table:table-cell office:value-type="string" calcext:value-type="string">
            <text:p>[Show Count/Rate]</text:p>
            <text:p>[Reset Count/Rate]</text:p>
            <text:p>[Clear Monitors] [Ctrl+E]</text:p>
          </table:table-cell>
          <table:table-cell/>
          <table:table-cell table:style-name="ce111"/>
          <table:table-cell table:number-columns-repeated="58"/>
        </table:table-row>
        <table:table-row table:style-name="ro3">
          <table:table-cell table:number-columns-repeated="2"/>
          <table:table-cell table:style-name="ce51" table:number-columns-repeated="2"/>
          <table:table-cell office:value-type="string" calcext:value-type="string">
            <text:p>Send a chunk of two lines with/without trigger from other terminal</text:p>
            <text:p><text:span text:style-name="T243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111" office:value-type="string" calcext:value-type="string">
            <text:p><text:span text:style-name="T272">(&gt;&gt;)</text:span><text:span text:style-name="T273"> </text:span><text:span text:style-name="T274">ABC</text:span></text:p>
            <text:p><text:span text:style-name="T316">(&gt;&gt;)</text:span><text:span text:style-name="T249"> </text:span><text:span text:style-name="T274">ABC</text:span></text:p>
            <text:p><text:span text:style-name="T316">(&gt;&gt;)</text:span><text:span text:style-name="T249"> </text:span><text:span text:style-name="T274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51" office:value-type="string" calcext:value-type="string">
            <text:p>Suppress</text:p>
          </table:table-cell>
          <table:table-cell table:style-name="ce51"/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51" table:number-columns-repeated="2"/>
          <table:table-cell office:value-type="string" calcext:value-type="string">
            <text:p>Send partial line without trigger from other terminal</text:p>
            <text:p><text:span text:style-name="T243">"xyz\!(NoEOL)"</text:span></text:p>
          </table:table-cell>
          <table:table-cell office:value-type="string" calcext:value-type="string">
            <text:p><text:span text:style-name="T243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51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51" table:number-columns-repeated="2"/>
          <table:table-cell office:value-type="string" calcext:value-type="string">
            <text:p>Send partial line including trigger from other terminal</text:p>
            <text:p><text:span text:style-name="T243">"ABC\!(NoEOL)"</text:span></text:p>
          </table:table-cell>
          <table:table-cell office:value-type="string" calcext:value-type="string">
            <text:p><text:span text:style-name="T243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51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51" table:number-columns-repeated="2"/>
          <table:table-cell office:value-type="string" calcext:value-type="string">
            <text:p>Send partial line without trigger from other terminal</text:p>
            <text:p><text:span text:style-name="T243">"xyz\!(NoEOL)"</text:span></text:p>
          </table:table-cell>
          <table:table-cell office:value-type="string" calcext:value-type="string">
            <text:p><text:span text:style-name="T243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51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110" office:value-type="string" calcext:value-type="string">
            <text:p><text:span text:style-name="T260">(&gt;&gt;)</text:span><text:span text:style-name="T261"> </text:span><text:span text:style-name="T262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51" table:number-columns-repeated="2"/>
          <table:table-cell office:value-type="string" calcext:value-type="string">
            <text:p>Send a chunk of two lines with/without trigger from other terminal</text:p>
            <text:p><text:span text:style-name="T243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110" office:value-type="string" calcext:value-type="string">
            <text:p><text:span text:style-name="T260">(&gt;&gt;)</text:span><text:span text:style-name="T261"> </text:span><text:span text:style-name="T262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1" table:number-columns-repeated="2"/>
          <table:table-cell office:value-type="string" calcext:value-type="string">
            <text:p>Send a chunk of two lines with/without trigger from other terminal</text:p>
            <text:p><text:span text:style-name="T243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111" office:value-type="string" calcext:value-type="string">
            <text:p><text:span text:style-name="T272">(&gt;&gt;)</text:span><text:span text:style-name="T273"> </text:span><text:span text:style-name="T274">xyz</text:span></text:p>
            <text:p><text:span text:style-name="T316">(&gt;&gt;)</text:span><text:span text:style-name="T249"> </text:span><text:span text:style-name="T274">xyz</text:span></text:p>
            <text:p><text:span text:style-name="T316">(&gt;&gt;)</text:span><text:span text:style-name="T249"> </text:span><text:span text:style-name="T274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Close all terminals</text:p>
          </table:table-cell>
          <table:table-cell/>
          <table:table-cell table:style-name="ce111"/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table:number-columns-repeated="2"/>
          <table:table-cell table:style-name="ce111"/>
          <table:table-cell table:number-columns-repeated="58"/>
        </table:table-row>
        <table:table-row table:style-name="ro1">
          <table:table-cell table:number-columns-repeated="2"/>
          <table:table-cell table:style-name="ce51" office:value-type="string" calcext:value-type="string">
            <text:p>Count/Rate</text:p>
          </table:table-cell>
          <table:table-cell table:style-name="ce51"/>
          <table:table-cell office:value-type="string" calcext:value-type="string">
            <text:p>Start MT-SICS simulation</text:p>
          </table:table-cell>
          <table:table-cell/>
          <table:table-cell table:style-name="ce111"/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Create and start AutoSocket connected to the MT-SICS simulation</text:p>
          </table:table-cell>
          <table:table-cell/>
          <table:table-cell table:style-name="ce111"/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[Show Count/Rate]</text:p>
          </table:table-cell>
          <table:table-cell/>
          <table:table-cell table:style-name="ce111"/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[Show Time Stamp]</text:p>
          </table:table-cell>
          <table:table-cell/>
          <table:table-cell table:style-name="ce111"/>
          <table:table-cell table:number-columns-repeated="58"/>
        </table:table-row>
        <table:table-row table:style-name="ro2">
          <table:table-cell table:number-columns-repeated="2"/>
          <table:table-cell table:style-name="ce51" table:number-columns-repeated="2"/>
          <table:table-cell office:value-type="string" calcext:value-type="string">
            <text:p>Start SIR</text:p>
          </table:table-cell>
          <table:table-cell office:value-type="string" calcext:value-type="string">
            <text:p>Rates must match the rate of SIR</text:p>
            <text:p>Rates must "look nice"</text:p>
          </table:table-cell>
          <table:table-cell table:style-name="ce111"/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Stop SIR</text:p>
          </table:table-cell>
          <table:table-cell/>
          <table:table-cell table:style-name="ce111"/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Close terminal</text:p>
          </table:table-cell>
          <table:table-cell/>
          <table:table-cell table:style-name="ce111"/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table:number-columns-repeated="2"/>
          <table:table-cell table:style-name="ce112" office:value-type="string" calcext:value-type="string">
            <text:p>Instructions on videos at "..\4 - Implementation\Auto Action Plot"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 office:value-type="string" calcext:value-type="string">
            <text:p>Count/Rate Plot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Open a terminal in another instance of YAT</text:p>
          </table:table-cell>
          <table:table-cell/>
          <table:table-cell table:style-name="ce112" office:value-type="string" calcext:value-type="string">
            <text:p><text:s/>&gt; 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Rx terminal</text:p>
          </table:table-cell>
          <table:table-cell office:value-type="string" calcext:value-type="string">
            <text:p><text:span text:style-name="T243">Open another </text:span>terminal on default port again</text:p>
          </table:table-cell>
          <table:table-cell/>
          <table:table-cell table:style-name="ce112" office:value-type="string" calcext:value-type="string">
            <text:p><text:s/>&gt; 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/>
          <table:table-cell table:style-name="ce108" office:value-type="string" calcext:value-type="string">
            <text:p>"</text:p>
          </table:table-cell>
          <table:table-cell office:value-type="string" calcext:value-type="string">
            <text:p>[Show Count/Rate]</text:p>
          </table:table-cell>
          <table:table-cell/>
          <table:table-cell table:style-name="ce111"/>
          <table:table-cell table:number-columns-repeated="58"/>
        </table:table-row>
        <table:table-row table:style-name="ro2">
          <table:table-cell table:number-columns-repeated="2"/>
          <table:table-cell table:style-name="ce51"/>
          <table:table-cell table:style-name="ce108" office:value-type="string" calcext:value-type="string">
            <text:p>"</text:p>
          </table:table-cell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112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<text:span text:style-name="T243">ABCDEFGHIJKLMNOPQRSTUVWXYZ\!(LineRepeat(20))\!(LineInterval(100))</text:span></text:p>
          </table:table-cell>
          <table:table-cell/>
          <table:table-cell table:style-name="ce113"/>
          <table:table-cell table:number-columns-repeated="58"/>
        </table:table-row>
        <table:table-row table:style-name="ro2">
          <table:table-cell table:number-columns-repeated="2"/>
          <table:table-cell table:style-name="ce51"/>
          <table:table-cell table:style-name="ce108" office:value-type="string" calcext:value-type="string">
            <text:p>"</text:p>
          </table:table-cell>
          <table:table-cell office:value-type="string" calcext:value-type="string">
            <text:p>Send</text:p>
            <text:p><text:span text:style-name="T243">ABCDEFGHIJKLMNOPQRSTUVWXYZ\!(LineRepeat(20))\!(LineInterval(200))</text:span></text:p>
          </table:table-cell>
          <table:table-cell/>
          <table:table-cell table:style-name="ce113"/>
          <table:table-cell table:number-columns-repeated="5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Rx terminal</text:p>
          </table:table-cell>
          <table:table-cell office:value-type="string" calcext:value-type="string">
            <text:p>Wait a while</text:p>
          </table:table-cell>
          <table:table-cell/>
          <table:table-cell table:style-name="ce113"/>
          <table:table-cell table:number-columns-repeated="58"/>
        </table:table-row>
        <table:table-row table:style-name="ro1">
          <table:table-cell table:number-columns-repeated="2"/>
          <table:table-cell table:style-name="ce51"/>
          <table:table-cell table:style-name="ce108" office:value-type="string" calcext:value-type="string">
            <text:p>"</text:p>
          </table:table-cell>
          <table:table-cell office:value-type="string" calcext:value-type="string">
            <text:p>Show legend</text:p>
          </table:table-cell>
          <table:table-cell/>
          <table:table-cell table:style-name="ce113"/>
          <table:table-cell table:number-columns-repeated="5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13"/>
          <table:table-cell table:number-columns-repeated="58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Rx terminal</text:p>
          </table:table-cell>
          <table:table-cell office:value-type="string" calcext:value-type="string">
            <text:p>Wait a while, then...</text:p>
            <text:p>...[Clear] plot</text:p>
            <text:p>...[Reset Byte/Line Count/Rate]</text:p>
          </table:table-cell>
          <table:table-cell/>
          <table:table-cell table:style-name="ce113"/>
          <table:table-cell table:number-columns-repeated="5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13"/>
          <table:table-cell table:number-columns-repeated="5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Rx terminal</text:p>
          </table:table-cell>
          <table:table-cell office:value-type="string" calcext:value-type="string">
            <text:p>Deactivate automatic action <text:span text:style-name="T14">from within plot form</text:span></text:p>
          </table:table-cell>
          <table:table-cell/>
          <table:table-cell table:style-name="ce112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table:number-columns-repeated="2"/>
          <table:table-cell table:style-name="ce111"/>
          <table:table-cell table:number-columns-repeated="58"/>
        </table:table-row>
        <table:table-row table:style-name="ro1">
          <table:table-cell table:number-columns-repeated="2"/>
          <table:table-cell table:style-name="ce51" office:value-type="string" calcext:value-type="string">
            <text:p>Options</text:p>
          </table:table-cell>
          <table:table-cell table:style-name="ce51"/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111"/>
          <table:table-cell table:number-columns-repeated="58"/>
        </table:table-row>
        <table:table-row table:style-name="ro3">
          <table:table-cell table:number-columns-repeated="2"/>
          <table:table-cell table:style-name="ce51" table:number-columns-repeated="2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111"/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Delete trigger</text:p>
          </table:table-cell>
          <table:table-cell office:value-type="string" calcext:value-type="string">
            <text:p>Trigger state is neutral again</text:p>
          </table:table-cell>
          <table:table-cell table:style-name="ce111"/>
          <table:table-cell table:number-columns-repeated="58"/>
        </table:table-row>
        <table:table-row table:style-name="ro2">
          <table:table-cell table:number-columns-repeated="2"/>
          <table:table-cell table:style-name="ce51" table:number-columns-repeated="2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111"/>
          <table:table-cell table:number-columns-repeated="58"/>
        </table:table-row>
        <table:table-row table:style-name="ro3">
          <table:table-cell table:number-columns-repeated="2"/>
          <table:table-cell table:style-name="ce51" table:number-columns-repeated="2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243">[Use Text] is selected</text:span></text:p>
            <text:p><text:span text:style-name="T243">[Regex] is enabled</text:span></text:p>
          </table:table-cell>
          <table:table-cell table:style-name="ce111"/>
          <table:table-cell table:number-columns-repeated="58"/>
        </table:table-row>
        <table:table-row table:style-name="ro2">
          <table:table-cell table:number-columns-repeated="2"/>
          <table:table-cell table:style-name="ce51" table:number-columns-repeated="2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111"/>
          <table:table-cell table:number-columns-repeated="58"/>
        </table:table-row>
        <table:table-row table:style-name="ro3">
          <table:table-cell table:number-columns-repeated="2"/>
          <table:table-cell table:style-name="ce51" table:number-columns-repeated="2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243">[Use Text] is enabled and selected</text:span></text:p>
            <text:p><text:span text:style-name="T243">[Regex] is enabled and selected</text:span></text:p>
          </table:table-cell>
          <table:table-cell table:style-name="ce111"/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table:number-columns-repeated="2"/>
          <table:table-cell table:style-name="ce111"/>
          <table:table-cell table:number-columns-repeated="58"/>
        </table:table-row>
        <table:table-row table:style-name="ro2">
          <table:table-cell table:number-columns-repeated="2"/>
          <table:table-cell table:style-name="ce51" office:value-type="string" calcext:value-type="string">
            <text:p>Line Chart</text:p>
          </table:table-cell>
          <table:table-cell table:style-name="ce51"/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112" office:value-type="string" calcext:value-type="string">
            <text:p><text:span text:style-name="T243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12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Enable [Show Time Stamp]</text:p>
          </table:table-cell>
          <table:table-cell/>
          <table:table-cell table:style-name="ce111"/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Run [SignalGeneration] script again</text:p>
          </table:table-cell>
          <table:table-cell office:value-type="string" calcext:value-type="string">
            <text:p>Ensure that capture only happens in content, not meta data</text:p>
          </table:table-cell>
          <table:table-cell table:style-name="ce111"/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Disable [Show Time Stamp]</text:p>
          </table:table-cell>
          <table:table-cell/>
          <table:table-cell table:style-name="ce111"/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table:number-columns-repeated="2"/>
          <table:table-cell table:style-name="ce111"/>
          <table:table-cell table:number-columns-repeated="58"/>
        </table:table-row>
        <table:table-row table:style-name="ro1">
          <table:table-cell table:number-columns-repeated="2"/>
          <table:table-cell table:style-name="ce51" office:value-type="string" calcext:value-type="string">
            <text:p>Line Chart Time Stamp</text:p>
          </table:table-cell>
          <table:table-cell table:style-name="ce51"/>
          <table:table-cell office:value-type="string" calcext:value-type="string">
            <text:p>Action: [Line Chart (X = Time Stamp)]</text:p>
          </table:table-cell>
          <table:table-cell/>
          <table:table-cell table:style-name="ce112" office:value-type="string" calcext:value-type="string">
            <text:p><text:span text:style-name="T243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12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table:number-columns-repeated="2"/>
          <table:table-cell table:style-name="ce111"/>
          <table:table-cell table:number-columns-repeated="58"/>
        </table:table-row>
        <table:table-row table:style-name="ro1">
          <table:table-cell table:number-columns-repeated="2"/>
          <table:table-cell table:style-name="ce51" office:value-type="string" calcext:value-type="string">
            <text:p>Histogram</text:p>
          </table:table-cell>
          <table:table-cell table:style-name="ce51"/>
          <table:table-cell office:value-type="string" calcext:value-type="string">
            <text:p>Action: [Histogram (Horizontal)]</text:p>
          </table:table-cell>
          <table:table-cell/>
          <table:table-cell table:style-name="ce112" office:value-type="string" calcext:value-type="string">
            <text:p><text:span text:style-name="T243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12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Action: [Histogram (Vertical)]</text:p>
          </table:table-cell>
          <table:table-cell/>
          <table:table-cell table:style-name="ce112" office:value-type="string" calcext:value-type="string">
            <text:p><text:span text:style-name="T243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12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51" office:value-type="string" calcext:value-type="string">
            <text:p>Scatter Plot</text:p>
          </table:table-cell>
          <table:table-cell table:style-name="ce51"/>
          <table:table-cell office:value-type="string" calcext:value-type="string">
            <text:p>Action: [Scatter Plot]</text:p>
          </table:table-cell>
          <table:table-cell/>
          <table:table-cell table:style-name="ce112" office:value-type="string" calcext:value-type="string">
            <text:p><text:span text:style-name="T243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112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5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51" office:value-type="string" calcext:value-type="string">
            <text:p>Line Chart</text:p>
          </table:table-cell>
          <table:table-cell table:style-name="ce51"/>
          <table:table-cell office:value-type="string" calcext:value-type="string">
            <text:p>Open terminal on default port again</text:p>
          </table:table-cell>
          <table:table-cell/>
          <table:table-cell table:style-name="ce111"/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Open another terminal in another instance of YAT</text:p>
          </table:table-cell>
          <table:table-cell/>
          <table:table-cell table:style-name="ce111"/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<text:span text:style-name="T243">[Show Count/Rate]</text:span> in both terminals</text:p>
          </table:table-cell>
          <table:table-cell/>
          <table:table-cell table:style-name="ce112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51" table:number-columns-repeated="2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113"/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In other terminal, send [Plot-6-IntegersEnormous.txt]</text:p>
          </table:table-cell>
          <table:table-cell/>
          <table:table-cell table:style-name="ce112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[Terminal &gt; Break] after a while</text:p>
          </table:table-cell>
          <table:table-cell/>
          <table:table-cell table:style-name="ce112"/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table:number-columns-repeated="61"/>
        </table:table-row>
        <table:table-row table:style-name="ro28">
          <table:table-cell table:number-columns-repeated="2"/>
          <table:table-cell table:style-name="ce51" office:value-type="string" calcext:value-type="string">
            <text:p>Line Chart Time</text:p>
          </table:table-cell>
          <table:table-cell table:style-name="ce51"/>
          <table:table-cell office:value-type="string" calcext:value-type="string">
            <text:p><text:span text:style-name="T347">Action: [Line Chart (X = Time)]</text:span></text:p>
            <text:p/>
            <text:p><text:span text:style-name="T347">Trigger:</text:span></text:p>
            <text:p><text:span text:style-name="T348">(</text:span><text:span text:style-name="T347">(?:(?:19|20)\d\d-(?:0[1-9]|1[012])-(?:0[1-9]|[12]\d|3[01]))</text:span><text:span text:style-name="T349">T</text:span><text:span text:style-name="T350">(?:(?:[01]\d|2[0-3]):[0-5]\d:[0-5]\d)</text:span><text:span text:style-name="T351">)</text:span><text:span text:style-name="T350">\s+([-+]?(?:\d+(?:\.\d*)?|\.\d+))\s+([-+]?\d+)\s+([-+]?\d+)\s+([A-Z]{1})\s+</text:span>([A-Za-z]{3})</text:p>
            <text:p/>
            <text:p><text:span text:style-name="T310">Trigger in use is a modified combination of the predefined patterns:</text:span></text:p>
            <text:p><text:span text:style-name="T348">(</text:span><text:span text:style-name="T350">(?:(?:19|20)\d\d-(?:0[1-9]|1[012])-(?:0[1-9]|[12]\d|3[01]))</text:span><text:span text:style-name="T349">T</text:span><text:span text:style-name="T350">(?:(?:[01]\d|2[0-3]):[0-5]\d:[0-5]\d)</text:span><text:span text:style-name="T351">)</text:span></text:p>
            <text:p><text:span text:style-name="T352">                                                                                                                                                                 </text:span><text:span text:style-name="T353">\s+([-+]?(?:\d+(?:\.\d*)?|\.\d+))</text:span></text:p>
            <text:p><text:span text:style-name="T352">                                                                                                                                                                                                                    </text:span><text:span text:style-name="T353">\s+([-+]?\d+)\s+([-+]?\d+)</text:span></text:p>
            <text:p><text:span text:style-name="T352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353">\s+([A-Z]{1})\s+([A-Za-z]{3})</text:span></text:p>
          </table:table-cell>
          <table:table-cell/>
          <table:table-cell table:style-name="ce111"/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In other terminal, send [Plot-5-CombinedTime.txt]</text:p>
          </table:table-cell>
          <table:table-cell/>
          <table:table-cell table:style-name="ce111"/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table:number-columns-repeated="61"/>
        </table:table-row>
        <table:table-row table:style-name="ro29">
          <table:table-cell table:number-columns-repeated="2"/>
          <table:table-cell table:style-name="ce51" office:value-type="string" calcext:value-type="string">
            <text:p>Line Chart</text:p>
          </table:table-cell>
          <table:table-cell table:style-name="ce51"/>
          <table:table-cell office:value-type="string" calcext:value-type="string">
            <text:p><text:span text:style-name="T347">Action: [Line Chart]</text:span></text:p>
            <text:p/>
            <text:p><text:span text:style-name="T347">Trigger:</text:span></text:p>
            <text:p><text:span text:style-name="T243">([-+]?(?:\d+(?:\.\d*)?|\.\d+))\s+([-+]?\d+)\s+([-+]?\d+)\s+([A-Z]{1})\s+</text:span>([A-Za-z]{3})</text:p>
            <text:p/>
            <text:p><text:span text:style-name="T310">Trigger in use is a modified combination of the predefined patterns:</text:span></text:p>
            <text:p><text:span text:style-name="T266">([-+]?(?:\d+(?:\.\d*)?|\.\d+))</text:span></text:p>
            <text:p><text:span text:style-name="T352">                                               </text:span><text:span text:style-name="T353">\s+([-+]?\d+)\s+([-+]?\d+)</text:span></text:p>
            <text:p><text:span text:style-name="T352">                                                                                          </text:span><text:span text:style-name="T353">\s+([A-Z]{1})\s+([A-Za-z]{3})</text:span></text:p>
          </table:table-cell>
          <table:table-cell/>
          <table:table-cell table:style-name="ce112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office:value-type="string" calcext:value-type="string">
            <text:p>In other terminal, send [Plot-4-Combined.txt] <text:span text:style-name="T14">multiple times</text:span></text:p>
          </table:table-cell>
          <table:table-cell/>
          <table:table-cell table:style-name="ce112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51" office:value-type="string" calcext:value-type="string">
            <text:p>Deactivate</text:p>
          </table:table-cell>
          <table:table-cell table:style-name="ce51"/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243">Menu &gt; Send &gt; Automatic Response &gt; Deactivate is disabled</text:span></text:p>
            <text:p><text:span text:style-name="T243">Menu &gt; Send &gt; Automatic Response &gt; Trigger &gt; Use Text is disabled</text:span></text:p>
            <text:p><text:span text:style-name="T243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4">
          <table:table-cell table:number-columns-repeated="4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243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Note that, while an empty trigger is not, an empty response is vali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[Send Text] = "45"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243">Trigger is still highlighted</text:span></text:p>
            <text:p><text:span text:style-name="T243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243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243">Automatic response is triggered</text:span></text:p>
            <text:p><text:span text:style-name="T243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243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243">Automatic response is triggered</text:span></text:p>
            <text:p><text:span text:style-name="T243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243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243">Automatic response is triggered</text:span></text:p>
            <text:p><text:span text:style-name="T243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243">Automatic response is triggered</text:span></text:p>
            <text:p><text:span text:style-name="T243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243">Automatic response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243">Automatic response is triggered</text:span></text:p>
            <text:p><text:span text:style-name="T243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243">Automatic response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243">Automatic response is triggered</text:span></text:p>
            <text:p><text:span text:style-name="T243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243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<text:span text:style-name="T346">123</text:span> AB <text:span text:style-name="T346">C456</text:span></text:p>
          </table:table-cell>
          <table:table-cell office:value-type="string" calcext:value-type="string">
            <text:p>Data sent and received</text:p>
            <text:p><text:span text:style-name="T243">Automatic response</text:span> is triggered for <text:span text:style-name="T346">each of the two matches</text:span></text:p>
            <text:p><text:span text:style-name="T266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<text:span text:style-name="T243">Send:</text:span></text:p>
            <text:p><text:span text:style-name="T243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243">Automatic response</text:span> is triggered for <text:span text:style-name="T346">all 24 matches</text:span></text:p>
            <text:p><text:span text:style-name="T266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<text:span text:style-name="T243">Clear sending terminal [Ctrl+L]</text:span></text:p>
            <text:p><text:span text:style-name="T243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51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243">Automatic response</text:span> is triggered for <text:span text:style-name="T346">all 24 matches</text:span></text:p>
            <text:p><text:span text:style-name="T266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51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243">Automatic response</text:span> is triggered for <text:span text:style-name="T346">all 24 matches</text:span></text:p>
            <text:p><text:span text:style-name="T266">Trigger is highlighted</text:span></text:p>
          </table:table-cell>
          <table:table-cell office:value-type="string" calcext:value-type="string">
            <text:p/>
            <text:p><text:span text:style-name="T296">...ABC</text:span><text:span text:style-name="T360"> </text:span><text:span text:style-name="T345">is  expected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n empty line from the receiving terminal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243">Automatic response</text:span> is triggered for <text:span text:style-name="T346">all 24 matches</text:span></text:p>
            <text:p><text:span text:style-name="T266">Trigger is highlighted</text:span></text:p>
          </table:table-cell>
          <table:table-cell office:value-type="string" calcext:value-type="string">
            <text:p/>
            <text:p><text:span text:style-name="T296">...ABC</text:span><text:span text:style-name="T285"> </text:span><text:span text:style-name="T286">(72) </text:span><text:span text:style-name="T345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 final empty line from the receiving terminal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243">Automatic response</text:span> is triggered for <text:span text:style-name="T346">all 24 matches</text:span></text:p>
            <text:p><text:span text:style-name="T266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Response:</text:p>
            <text:p>$1$2$3$4</text:p>
          </table:table-cell>
          <table:table-cell/>
          <table:table-cell office:value-type="string" calcext:value-type="string">
            <text:p>There is a limitation with *Adjust*OptionsSilently():</text:p>
            <text:p>Options are only adjusted on 'SelectedIndexChanged', but not free text, i.e. -1</text:p>
          </table:table-cell>
          <table:table-cell table:number-columns-repeated="58"/>
        </table:table-row>
        <table:table-row table:style-name="ro30">
          <table:table-cell table:number-columns-repeated="4"/>
          <table:table-cell office:value-type="string" calcext:value-type="string">
            <text:p><text:span text:style-name="T243">Send:</text:span></text:p>
            <text:p><text:span text:style-name="T243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243">Automatic response is triggered for </text:span><text:span text:style-name="T355">all 10 matches</text:span></text:p>
            <text:p><text:span text:style-name="T243">Automatic response</text:span> is composed from first 4 triggers</text:p>
            <text:p><text:span text:style-name="T266">Trigger is highlighted</text:span></text:p>
          </table:table-cell>
          <table:table-cell office:value-type="string" calcext:value-type="string">
            <text:p><text:span text:style-name="T254">123 ABC 456 789 0DE FGH IJK LMN OPQ RST UVW XYZ 123 ABC 456 789 0DE FGH IJK LMN OPQ RST UVW XYZ</text:span></text:p>
            <text:p><text:span text:style-name="T293">$1$2$3$4</text:span></text:p>
            <text:p><text:span text:style-name="T293">$1$2$3$4</text:span></text:p>
            <text:p><text:span text:style-name="T293">$1$2$3$4</text:span></text:p>
            <text:p><text:span text:style-name="T293">$1$2$3$4</text:span></text:p>
            <text:p><text:span text:style-name="T293">$1$2$3$4</text:span></text:p>
            <text:p><text:span text:style-name="T293">$1$2$3$4</text:span></text:p>
            <text:p><text:span text:style-name="T293">$1$2$3$4</text:span></text:p>
            <text:p><text:span text:style-name="T293">$1$2$3$4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Enable [Replace]</text:p>
          </table:table-cell>
          <table:table-cell table:number-columns-repeated="60"/>
        </table:table-row>
        <table:table-row table:style-name="ro30">
          <table:table-cell table:number-columns-repeated="4"/>
          <table:table-cell office:value-type="string" calcext:value-type="string">
            <text:p><text:span text:style-name="T243">Send:</text:span></text:p>
            <text:p><text:span text:style-name="T243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243">Automatic response is triggered for </text:span><text:span text:style-name="T355">all 10 matches</text:span></text:p>
            <text:p><text:span text:style-name="T243">Automatic response</text:span> is composed from first 4 triggers</text:p>
            <text:p><text:span text:style-name="T266">Trigger is highlighted</text:span></text:p>
          </table:table-cell>
          <table:table-cell office:value-type="string" calcext:value-type="string">
            <text:p><text:span text:style-name="T254">123 ABC 456 789 0DE FGH IJK LMN OPQ RST UVW XYZ 123 ABC 456 789 0DE FGH IJK LMN OPQ RST UVW XYZ</text:span></text:p>
            <text:p><text:span text:style-name="T293">1234567890</text:span></text:p>
            <text:p><text:span text:style-name="T293">1234567890</text:span></text:p>
            <text:p><text:span text:style-name="T293">1234567890</text:span></text:p>
            <text:p><text:span text:style-name="T293">1234567890</text:span></text:p>
            <text:p><text:span text:style-name="T293">1234567890</text:span></text:p>
            <text:p><text:span text:style-name="T293">1234567890</text:span></text:p>
            <text:p><text:span text:style-name="T293">1234567890</text:span></text:p>
            <text:p><text:span text:style-name="T293">1234567890</text:span>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243">Automatic response is triggered for </text:span><text:span text:style-name="T355">all 10 matches</text:span></text:p>
            <text:p><text:span text:style-name="T243">Automatic response</text:span> contains <text:span text:style-name="T356">error message</text:span></text:p>
            <text:p><text:span text:style-name="T266">Trigger is highlighted</text:span></text:p>
          </table:table-cell>
          <table:table-cell table:style-name="ce114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243">Automatic response is triggered for </text:span><text:span text:style-name="T355">all 10 matches</text:span></text:p>
            <text:p><text:span text:style-name="T243">Automatic response</text:span> contains <text:span text:style-name="T356">error message</text:span></text:p>
            <text:p><text:span text:style-name="T266">Trigger is highlighted</text:span></text:p>
          </table:table-cell>
          <table:table-cell table:style-name="ce114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51" office:value-type="string" calcext:value-type="string">
            <text:p>Filter/Suppr.</text:p>
          </table:table-cell>
          <table:table-cell table:style-name="ce51"/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[Show Count/Rate]</text:p>
            <text:p>[Show Line Numbers]</text:p>
          </table:table-cell>
          <table:table-cell table:number-columns-repeated="60"/>
        </table:table-row>
        <table:table-row table:style-name="ro17">
          <table:table-cell table:number-columns-repeated="4"/>
          <table:table-cell office:value-type="string" calcext:value-type="string">
            <text:p>Start SIR</text:p>
          </table:table-cell>
          <table:table-cell table:style-name="ce109" office:value-type="string" calcext:value-type="string">
            <text:p><text:span text:style-name="T357">   1 </text:span><text:span text:style-name="T358">S S       0.00 g</text:span></text:p>
            <text:p><text:span text:style-name="T357">   2 </text:span><text:span text:style-name="T358">S S       0.00 g</text:span></text:p>
            <text:p><text:span text:style-name="T357">   3 </text:span><text:span text:style-name="T358">S S       0.00 g</text:span></text:p>
            <text:p><text:span text:style-name="T359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31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109" office:value-type="string" calcext:value-type="string">
            <text:p><text:span text:style-name="T357">...</text:span></text:p>
            <text:p><text:span text:style-name="T357"> 101 </text:span><text:span text:style-name="T358">S D       ?.?? g</text:span></text:p>
            <text:p><text:span text:style-name="T357"> 102 </text:span><text:span text:style-name="T358">S D       ?.?? g</text:span></text:p>
            <text:p><text:span text:style-name="T357"> 103 </text:span><text:span text:style-name="T358">S D       ?.?? g</text:span></text:p>
            <text:p><text:span text:style-name="T359">...</text:span></text:p>
            <text:p><text:span text:style-name="T266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31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109" office:value-type="string" calcext:value-type="string">
            <text:p><text:span text:style-name="T266">Responses are no longer shown when unstable</text:span></text:p>
            <text:p><text:span text:style-name="T357">...</text:span></text:p>
            <text:p><text:span text:style-name="T357"> 201 </text:span><text:span text:style-name="T358">S S       ?.?? g</text:span></text:p>
            <text:p><text:span text:style-name="T357"> 202 </text:span><text:span text:style-name="T358">S S       ?.?? g</text:span></text:p>
            <text:p><text:span text:style-name="T357"> 203 </text:span><text:span text:style-name="T358">S S       ?.?? g</text:span></text:p>
            <text:p><text:span text:style-name="T359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YAT.View" table:style-name="ta1" table:print="false">
        <table:table-column table:style-name="co9" table:default-cell-style-name="ce48"/>
        <table:table-column table:style-name="co33" table:default-cell-style-name="ce48"/>
        <table:table-column table:style-name="co7" table:default-cell-style-name="ce48"/>
        <table:table-column table:style-name="co34" table:default-cell-style-name="ce48"/>
        <table:table-column table:style-name="co35" table:default-cell-style-name="ce48"/>
        <table:table-column table:style-name="co36" table:default-cell-style-name="ce48"/>
        <table:table-column table:style-name="co7" table:number-columns-repeated="58" table:default-cell-style-name="ce48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115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table:table-column table:style-name="co9" table:default-cell-style-name="ce48"/>
        <table:table-column table:style-name="co37" table:default-cell-style-name="ce48"/>
        <table:table-column table:style-name="co38" table:default-cell-style-name="ce48"/>
        <table:table-column table:style-name="co39" table:default-cell-style-name="ce48"/>
        <table:table-column table:style-name="co40" table:default-cell-style-name="ce48"/>
        <table:table-column table:style-name="co41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File &gt; Preferences... &gt; Defaults...] + [OK]</text:p>
          </table:table-cell>
          <table:table-cell/>
          <table:table-cell office:value-type="string" calcext:value-type="string">
            <text:p><text:span text:style-name="T243">Will also default the &lt;MainWindow&gt; section in In LocalUserSettings.xml</text:span></text:p>
            <text:p>Required to get a normal = non-maximized window</text:p>
            <text:p/>
            <text:p>(A maximized window would revert the automatic layout when</text:p>
            <text:p><text:span text:style-name="T361"> moving below, due to a limitation with '</text:span><text:span text:style-name="T362">FormWindowState</text:span><text:span text:style-name="T363">.Maximized</text:span><text:span text:style-name="T364">'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 again</text:p>
          </table:table-cell>
          <table:table-cell office:value-type="string" calcext:value-type="string">
            <text:p>YAT shows the welcome screen</text:p>
            <text:p>YAT is started within visible screen</text:p>
            <text:p><text:span text:style-name="T243">YAT is started with normal layout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changed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 vertical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243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243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9" table:default-cell-style-name="ce48"/>
        <table:table-column table:style-name="co42" table:default-cell-style-name="ce48"/>
        <table:table-column table:style-name="co43" table:default-cell-style-name="ce48"/>
        <table:table-column table:style-name="co44" table:default-cell-style-name="ce48"/>
        <table:table-column table:style-name="co45" table:default-cell-style-name="ce48"/>
        <table:table-column table:style-name="co46" table:default-cell-style-name="ce48"/>
        <table:table-column table:style-name="co7" table:number-columns-repeated="58" table:default-cell-style-name="ce48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/open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16" office:value-type="string" calcext:value-type="string">
            <text:p>Modify the text</text:p>
          </table:table-cell>
          <table:table-cell table:style-name="ce51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  <text:p><text:span text:style-name="T243">Text gets completely selected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1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1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51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51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Backspace are shown as &lt;BS&gt;</text:p>
          </table:table-cell>
          <table:table-cell table:style-name="ce51"/>
          <table:table-cell table:number-columns-repeated="58"/>
        </table:table-row>
        <table:table-row table:style-name="ro1">
          <table:table-cell table:number-columns-repeated="3"/>
          <table:table-cell table:style-name="ce51" office:value-type="string" calcext:value-type="string">
            <text:p>Exit YAT</text:p>
          </table:table-cell>
          <table:table-cell table:style-name="ce51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51" office:value-type="string" calcext:value-type="string">
            <text:p>Start YAT again</text:p>
          </table:table-cell>
          <table:table-cell table:style-name="ce51"/>
          <table:table-cell table:style-name="ce51" office:value-type="string" calcext:value-type="string">
            <text:p>Ensure that control char recents such as backspac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Backspace are shown as &lt;BS&gt;</text:p>
          </table:table-cell>
          <table:table-cell table:style-name="ce51"/>
          <table:table-cell table:number-columns-repeated="5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one of the recents</text:p>
          </table:table-cell>
          <table:table-cell table:style-name="ce51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51" office:value-type="string" calcext:value-type="string">
            <text:p>Change that recent</text:p>
          </table:table-cell>
          <table:table-cell table:style-name="ce51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51"/>
          <table:table-cell table:number-columns-repeated="58"/>
        </table:table-row>
        <table:table-row table:style-name="ro2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Just selected recent still there</text:p>
            <text:p>New recent added</text:p>
          </table:table-cell>
          <table:table-cell table:style-name="ce51"/>
          <table:table-cell table:number-columns-repeated="58"/>
        </table:table-row>
        <table:table-row table:style-name="ro1">
          <table:table-cell table:number-columns-repeated="3"/>
          <table:table-cell table:style-name="ce51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/>
          <table:table-cell office:value-type="string" calcext:value-type="string">
            <text:p>Import instead of link to be able to modify (and restore modified) command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5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1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Changed recent text gets sent</text:p>
            <text:p><text:span text:style-name="T243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243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243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5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5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5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5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1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<text:span text:style-name="T243">YAT 2.4.0 ~ 15000/s | 5000/s</text:span></text:p>
            <text:p>YAT 2.1.0 ~ 15000/s | 5000/s</text:p>
            <text:p>(<text:span text:style-name="T243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</text:p>
          </table:table-cell>
          <table:table-cell office:value-type="string" calcext:value-type="string">
            <text:p>Takes just a few seconds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ress Line</text:p>
          </table:table-cell>
          <table:table-cell table:style-name="ce51" office:value-type="string" calcext:value-type="string">
            <text:p>Send "\!-SendFiles\Stress-7-EnormousLine.txt"</text:p>
          </table:table-cell>
          <table:table-cell table:style-name="ce51" office:value-type="string" calcext:value-type="string">
            <text:p>Works without issues</text:p>
            <text:p><text:span text:style-name="T243">Complete line is sent and received</text:span></text:p>
            <text:p>Line exceed warning is output in the monitor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1" office:value-type="string" calcext:value-type="string">
            <text:p>Clear the monitors</text:p>
          </table:table-cell>
          <table:table-cell table:style-name="ce51"/>
          <table:table-cell table:number-columns-repeated="59"/>
        </table:table-row>
        <table:table-row table:style-name="ro1">
          <table:table-cell table:number-columns-repeated="3"/>
          <table:table-cell table:style-name="ce51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51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51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51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1" office:value-type="string" calcext:value-type="string">
            <text:p>Lines include the stated number of chars</text:p>
            <text:p>No empty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<text:span text:style-name="T243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2">(&lt;&lt;)</text:span><text:span text:style-name="T273"> </text:span><text:span text:style-name="T299">A</text:span><text:span text:style-name="T246">   </text:span><text:span text:style-name="T247"> </text:span>    in sending terminal</text:p>
            <text:p/>
            <text:p><text:span text:style-name="T256">(&gt;&gt;)</text:span><text:span text:style-name="T257"> </text:span><text:span text:style-name="T258">A</text:span><text:span text:style-name="T285">   </text:span><text:span text:style-name="T286"> </text:span><text:span text:style-name="T365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2">(&lt;&lt;)</text:span><text:span text:style-name="T273"> </text:span><text:span text:style-name="T299">A</text:span><text:span text:style-name="T246">   </text:span><text:span text:style-name="T247"> </text:span>    in sending terminal</text:p>
            <text:p/>
            <text:p><text:span text:style-name="T256">(&gt;&gt;)</text:span><text:span text:style-name="T257"> </text:span><text:span text:style-name="T258">A</text:span><text:span text:style-name="T259">&lt;CR&gt;</text:span><text:span text:style-name="T365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243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2">(&lt;&lt;)</text:span><text:span text:style-name="T273"> </text:span><text:span text:style-name="T299">A</text:span><text:span text:style-name="T246"> </text:span><text:span text:style-name="T247">(1)</text:span>    in sending terminal</text:p>
            <text:p/>
            <text:p><text:span text:style-name="T256">(&gt;&gt;)</text:span><text:span text:style-name="T257"> </text:span><text:span text:style-name="T258">A</text:span><text:span text:style-name="T259">&lt;CR&gt;&lt;LF&gt;</text:span><text:span text:style-name="T366"> </text:span><text:span text:style-name="T286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316">(&lt;&lt;)</text:span><text:span text:style-name="T249"> </text:span><text:span text:style-name="T299">A</text:span><text:span text:style-name="T246">   </text:span><text:span text:style-name="T247"> </text:span>    in sending terminal</text:p>
            <text:p/>
            <text:p><text:span text:style-name="T256">(&gt;&gt;)</text:span><text:span text:style-name="T257"> </text:span><text:span text:style-name="T258">A</text:span><text:span text:style-name="T285">   </text:span><text:span text:style-name="T286"> </text:span><text:span text:style-name="T365">    in receiving terminal</text:span></text:p>
          </table:table-cell>
          <table:table-cell table:number-columns-repeated="59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2">(&lt;&lt;)</text:span><text:span text:style-name="T273"> </text:span><text:span text:style-name="T299">A</text:span><text:span text:style-name="T246"> </text:span><text:span text:style-name="T247">(1)</text:span></text:p>
            <text:p><text:span text:style-name="T316">(&gt;&gt;)</text:span><text:span text:style-name="T249"> </text:span><text:span text:style-name="T274">X</text:span><text:span text:style-name="T246"> </text:span><text:span text:style-name="T247">(1)</text:span>    in sending terminal</text:p>
            <text:p/>
            <text:p><text:span text:style-name="T256">(&gt;&gt;)</text:span><text:span text:style-name="T257"> </text:span><text:span text:style-name="T258">A</text:span><text:span text:style-name="T285"> </text:span><text:span text:style-name="T286">(1)</text:span><text:span text:style-name="T365">    in receiving terminal</text:span></text:p>
            <text:p><text:span text:style-name="T316">(&lt;&lt;)</text:span><text:span text:style-name="T249"> </text:span><text:span text:style-name="T299">X</text:span><text:span text:style-name="T319">&lt;CR&gt;&lt;LF&gt;</text:span><text:span text:style-name="T292"> </text:span><text:span text:style-name="T247">(3)</text:span></text:p>
          </table:table-cell>
          <table:table-cell table:number-columns-repeated="59"/>
        </table:table-row>
        <table:table-row table:style-name="ro33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272">(&lt;&lt;)</text:span><text:span text:style-name="T273"> </text:span><text:span text:style-name="T299">A</text:span><text:span text:style-name="T246"> </text:span><text:span text:style-name="T247">(1)</text:span></text:p>
            <text:p><text:span text:style-name="T316">(&gt;&gt;)</text:span><text:span text:style-name="T249"> </text:span><text:span text:style-name="T274">X</text:span><text:span text:style-name="T246"> </text:span><text:span text:style-name="T247">(1)</text:span>    in sending terminal</text:p>
            <text:p/>
            <text:p><text:span text:style-name="T256">(&gt;&gt;)</text:span><text:span text:style-name="T257"> </text:span><text:span text:style-name="T258">A</text:span><text:span text:style-name="T285"> </text:span><text:span text:style-name="T286">(1)</text:span><text:span text:style-name="T365">    in receiving terminal</text:span></text:p>
            <text:p><text:span text:style-name="T316">(&lt;&lt;)</text:span><text:span text:style-name="T249"> </text:span><text:span text:style-name="T299">X</text:span><text:span text:style-name="T319">&lt;CR&gt;&lt;LF&gt;</text:span><text:span text:style-name="T292"> </text:span><text:span text:style-name="T247">(3)</text:span></text:p>
            <text:p><text:span text:style-name="T256">(&gt;&gt;)</text:span><text:span text:style-name="T257"> </text:span><text:span text:style-name="T367">&lt;CR&gt;&lt;LF&gt;</text:span><text:span text:style-name="T257"> </text:span><text:span text:style-name="T298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34">
          <table:table-cell table:number-columns-repeated="3"/>
          <table:table-cell office:value-type="string" calcext:value-type="string">
            <text:p><text:span text:style-name="T243">In sending terminal:</text:span></text:p>
            <text:p>B</text:p>
            <text:p>[Enter]</text:p>
          </table:table-cell>
          <table:table-cell office:value-type="string" calcext:value-type="string">
            <text:p><text:span text:style-name="T256">(&lt;&lt;)</text:span><text:span text:style-name="T257"> </text:span><text:span text:style-name="T300">A</text:span><text:span text:style-name="T285"> </text:span><text:span text:style-name="T286">(1)</text:span></text:p>
            <text:p><text:span text:style-name="T256">(&gt;&gt;)</text:span><text:span text:style-name="T257"> </text:span><text:span text:style-name="T258">X</text:span><text:span text:style-name="T285"> </text:span><text:span text:style-name="T286">(1)</text:span></text:p>
            <text:p><text:span text:style-name="T256">(&lt;&lt;)</text:span><text:span text:style-name="T257"> </text:span><text:span text:style-name="T300">B</text:span><text:span text:style-name="T285"> </text:span><text:span text:style-name="T286">(1)</text:span>    in sending terminal</text:p>
            <text:p/>
            <text:p><text:span text:style-name="T256">(&gt;&gt;)</text:span><text:span text:style-name="T257"> </text:span><text:span text:style-name="T258">A</text:span><text:span text:style-name="T285"> </text:span><text:span text:style-name="T286">(1)</text:span><text:span text:style-name="T365">    in receiving terminal</text:span></text:p>
            <text:p><text:span text:style-name="T256">(&lt;&lt;)</text:span><text:span text:style-name="T257"> </text:span><text:span text:style-name="T300">X</text:span><text:span text:style-name="T368">&lt;CR&gt;&lt;LF&gt;</text:span><text:span text:style-name="T366"> </text:span><text:span text:style-name="T286">(3)</text:span></text:p>
            <text:p><text:span text:style-name="T256">(&gt;&gt;)</text:span><text:span text:style-name="T257"> </text:span><text:span text:style-name="T367">&lt;CR&gt;&lt;LF&gt;</text:span><text:span text:style-name="T257"> </text:span><text:span text:style-name="T298">(2)</text:span></text:p>
            <text:p><text:span text:style-name="T256">(&gt;&gt;)</text:span><text:span text:style-name="T257"> </text:span><text:span text:style-name="T258">B</text:span><text:span text:style-name="T259">&lt;CR&gt;&lt;LF&gt;</text:span><text:span text:style-name="T366"> </text:span><text:span text:style-name="T286">(3)</text:span></text:p>
          </table:table-cell>
          <table:table-cell table:number-columns-repeated="59"/>
        </table:table-row>
        <table:table-row table:style-name="ro3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56">(&lt;&lt;)</text:span><text:span text:style-name="T257"> </text:span><text:span text:style-name="T300">A</text:span><text:span text:style-name="T285"> </text:span><text:span text:style-name="T286">(1)</text:span></text:p>
            <text:p><text:span text:style-name="T256">(&gt;&gt;)</text:span><text:span text:style-name="T257"> </text:span><text:span text:style-name="T258">X</text:span><text:span text:style-name="T285"> </text:span><text:span text:style-name="T286">(1)</text:span></text:p>
            <text:p><text:span text:style-name="T256">(&lt;&lt;)</text:span><text:span text:style-name="T257"> </text:span><text:span text:style-name="T300">B</text:span><text:span text:style-name="T285"> </text:span><text:span text:style-name="T286">(1)</text:span></text:p>
            <text:p><text:span text:style-name="T256">(&gt;&gt;)</text:span><text:span text:style-name="T257"> </text:span><text:span text:style-name="T258">X</text:span><text:span text:style-name="T285"> </text:span><text:span text:style-name="T286">(1)</text:span>    in sending terminal</text:p>
            <text:p/>
            <text:p><text:span text:style-name="T256">(&gt;&gt;)</text:span><text:span text:style-name="T257"> </text:span><text:span text:style-name="T258">A</text:span><text:span text:style-name="T285"> </text:span><text:span text:style-name="T286">(1)</text:span><text:span text:style-name="T365">    in receiving terminal</text:span></text:p>
            <text:p><text:span text:style-name="T256">(&lt;&lt;)</text:span><text:span text:style-name="T257"> </text:span><text:span text:style-name="T300">X</text:span><text:span text:style-name="T368">&lt;CR&gt;&lt;LF&gt;</text:span><text:span text:style-name="T366"> </text:span><text:span text:style-name="T286">(3)</text:span></text:p>
            <text:p><text:span text:style-name="T256">(&gt;&gt;)</text:span><text:span text:style-name="T257"> </text:span><text:span text:style-name="T367">&lt;CR&gt;&lt;LF&gt;</text:span><text:span text:style-name="T257"> </text:span><text:span text:style-name="T298">(2)</text:span></text:p>
            <text:p><text:span text:style-name="T256">(&gt;&gt;)</text:span><text:span text:style-name="T257"> </text:span><text:span text:style-name="T258">B</text:span><text:span text:style-name="T259">&lt;CR&gt;&lt;LF&gt;</text:span><text:span text:style-name="T366"> </text:span><text:span text:style-name="T286">(3)</text:span></text:p>
            <text:p><text:span text:style-name="T256">(&lt;&lt;)</text:span><text:span text:style-name="T257"> </text:span><text:span text:style-name="T300">X</text:span><text:span text:style-name="T368">&lt;CR&gt;&lt;LF&gt;</text:span><text:span text:style-name="T366"> </text:span><text:span text:style-name="T286">(3)</text:span></text:p>
          </table:table-cell>
          <table:table-cell table:number-columns-repeated="59"/>
        </table:table-row>
        <table:table-row table:style-name="ro36">
          <table:table-cell table:number-columns-repeated="3"/>
          <table:table-cell office:value-type="string" calcext:value-type="string">
            <text:p><text:span text:style-name="T243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256">(&lt;&lt;)</text:span><text:span text:style-name="T257"> </text:span><text:span text:style-name="T300">A</text:span><text:span text:style-name="T285"> </text:span><text:span text:style-name="T286">(1)</text:span></text:p>
            <text:p><text:span text:style-name="T256">(&gt;&gt;)</text:span><text:span text:style-name="T257"> </text:span><text:span text:style-name="T258">X</text:span><text:span text:style-name="T285"> </text:span><text:span text:style-name="T286">(1)</text:span></text:p>
            <text:p><text:span text:style-name="T256">(&lt;&lt;)</text:span><text:span text:style-name="T257"> </text:span><text:span text:style-name="T300">B</text:span><text:span text:style-name="T285"> </text:span><text:span text:style-name="T286">(1)</text:span></text:p>
            <text:p><text:span text:style-name="T256">(&gt;&gt;)</text:span><text:span text:style-name="T257"> </text:span><text:span text:style-name="T258">X</text:span><text:span text:style-name="T285"> </text:span><text:span text:style-name="T286">(1)</text:span></text:p>
            <text:p><text:span text:style-name="T256">(&lt;&lt;)</text:span><text:span text:style-name="T257">  </text:span><text:span text:style-name="T298">(0) </text:span>    in sending terminal</text:p>
            <text:p/>
            <text:p><text:span text:style-name="T256">(&gt;&gt;)</text:span><text:span text:style-name="T257"> </text:span><text:span text:style-name="T258">A</text:span><text:span text:style-name="T285"> </text:span><text:span text:style-name="T286">(1)</text:span><text:span text:style-name="T365">    in receiving terminal</text:span></text:p>
            <text:p><text:span text:style-name="T256">(&lt;&lt;)</text:span><text:span text:style-name="T257"> </text:span><text:span text:style-name="T300">X</text:span><text:span text:style-name="T368">&lt;CR&gt;&lt;LF&gt;</text:span><text:span text:style-name="T366"> </text:span><text:span text:style-name="T286">(3)</text:span></text:p>
            <text:p><text:span text:style-name="T256">(&gt;&gt;)</text:span><text:span text:style-name="T257"> </text:span><text:span text:style-name="T367">&lt;CR&gt;&lt;LF&gt;</text:span><text:span text:style-name="T257"> </text:span><text:span text:style-name="T298">(2)</text:span></text:p>
            <text:p><text:span text:style-name="T256">(&gt;&gt;)</text:span><text:span text:style-name="T257"> </text:span><text:span text:style-name="T258">B</text:span><text:span text:style-name="T259">&lt;CR&gt;&lt;LF&gt;</text:span><text:span text:style-name="T366"> </text:span><text:span text:style-name="T286">(3)</text:span></text:p>
            <text:p><text:span text:style-name="T256">(&lt;&lt;)</text:span><text:span text:style-name="T257"> </text:span><text:span text:style-name="T300">X</text:span><text:span text:style-name="T368">&lt;CR&gt;&lt;LF&gt;</text:span><text:span text:style-name="T366"> </text:span><text:span text:style-name="T286">(3)</text:span></text:p>
            <text:p><text:span text:style-name="T256">(&gt;&gt;)</text:span><text:span text:style-name="T257"> </text:span><text:span text:style-name="T367">&lt;CR&gt;&lt;LF&gt;</text:span><text:span text:style-name="T257"> </text:span><text:span text:style-name="T298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56">(&lt;&lt;)</text:span><text:span text:style-name="T257"> </text:span><text:span text:style-name="T300">A</text:span><text:span text:style-name="T285"> </text:span><text:span text:style-name="T286">(1)</text:span></text:p>
            <text:p><text:span text:style-name="T256">(&gt;&gt;)</text:span><text:span text:style-name="T257"> </text:span><text:span text:style-name="T258">X</text:span><text:span text:style-name="T285"> </text:span><text:span text:style-name="T286">(1)</text:span></text:p>
            <text:p><text:span text:style-name="T256">(&lt;&lt;)</text:span><text:span text:style-name="T257"> </text:span><text:span text:style-name="T300">B</text:span><text:span text:style-name="T285"> </text:span><text:span text:style-name="T286">(1)</text:span></text:p>
            <text:p><text:span text:style-name="T256">(&gt;&gt;)</text:span><text:span text:style-name="T257"> </text:span><text:span text:style-name="T258">X</text:span><text:span text:style-name="T285"> </text:span><text:span text:style-name="T286">(1)</text:span></text:p>
            <text:p><text:span text:style-name="T256">(&lt;&lt;)</text:span><text:span text:style-name="T257">  </text:span><text:span text:style-name="T298">(0)</text:span></text:p>
            <text:p><text:span text:style-name="T256">(&lt;&lt;)</text:span><text:span text:style-name="T257"> </text:span><text:span text:style-name="T300">B</text:span><text:span text:style-name="T285"> </text:span><text:span text:style-name="T286">(1)</text:span>    in sending terminal</text:p>
            <text:p/>
            <text:p><text:span text:style-name="T256">(&gt;&gt;)</text:span><text:span text:style-name="T257"> </text:span><text:span text:style-name="T258">A</text:span><text:span text:style-name="T285"> </text:span><text:span text:style-name="T286">(1)</text:span><text:span text:style-name="T365">    in receiving terminal</text:span></text:p>
            <text:p><text:span text:style-name="T256">(&lt;&lt;)</text:span><text:span text:style-name="T257"> </text:span><text:span text:style-name="T300">X</text:span><text:span text:style-name="T368">&lt;CR&gt;&lt;LF&gt;</text:span><text:span text:style-name="T366"> </text:span><text:span text:style-name="T286">(3)</text:span></text:p>
            <text:p><text:span text:style-name="T256">(&gt;&gt;)</text:span><text:span text:style-name="T257"> </text:span><text:span text:style-name="T367">&lt;CR&gt;&lt;LF&gt;</text:span><text:span text:style-name="T257"> </text:span><text:span text:style-name="T298">(2)</text:span></text:p>
            <text:p><text:span text:style-name="T256">(&gt;&gt;)</text:span><text:span text:style-name="T257"> </text:span><text:span text:style-name="T258">B</text:span><text:span text:style-name="T259">&lt;CR&gt;&lt;LF&gt;</text:span><text:span text:style-name="T366"> </text:span><text:span text:style-name="T286">(3)</text:span></text:p>
            <text:p><text:span text:style-name="T256">(&lt;&lt;)</text:span><text:span text:style-name="T257"> </text:span><text:span text:style-name="T300">X</text:span><text:span text:style-name="T368">&lt;CR&gt;&lt;LF&gt;</text:span><text:span text:style-name="T366"> </text:span><text:span text:style-name="T286">(3)</text:span></text:p>
            <text:p><text:span text:style-name="T256">(&gt;&gt;)</text:span><text:span text:style-name="T257"> </text:span><text:span text:style-name="T367">&lt;CR&gt;&lt;LF&gt;</text:span><text:span text:style-name="T257"> </text:span><text:span text:style-name="T298">(2)</text:span></text:p>
            <text:p><text:span text:style-name="T256">(&gt;&gt;)</text:span><text:span text:style-name="T257"> </text:span><text:span text:style-name="T258">B</text:span><text:span text:style-name="T259">&lt;CR&gt;&lt;LF&gt;</text:span><text:span text:style-name="T366"> </text:span><text:span text:style-name="T286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316">(&lt;&lt;)</text:span><text:span text:style-name="T249"> </text:span><text:span text:style-name="T299">A</text:span><text:span text:style-name="T246">   </text:span><text:span text:style-name="T247"> </text:span>    in sending terminal</text:p>
            <text:p/>
            <text:p><text:span text:style-name="T256">(&gt;&gt;)</text:span><text:span text:style-name="T257"> </text:span><text:span text:style-name="T258">A</text:span><text:span text:style-name="T285">   </text:span><text:span text:style-name="T286"> </text:span><text:span text:style-name="T365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2">(&lt;&lt;)</text:span><text:span text:style-name="T273"> </text:span><text:span text:style-name="T299">A</text:span><text:span text:style-name="T246">   </text:span><text:span text:style-name="T247"> </text:span>    in sending terminal</text:p>
            <text:p/>
            <text:p><text:span text:style-name="T256">(&gt;&gt;)</text:span><text:span text:style-name="T257"> </text:span><text:span text:style-name="T258">A</text:span><text:span text:style-name="T259">&lt;CR&gt;</text:span><text:span text:style-name="T365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243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2">(&lt;&lt;)</text:span><text:span text:style-name="T273"> </text:span><text:span text:style-name="T299">A</text:span><text:span text:style-name="T246"> </text:span><text:span text:style-name="T247">(1)</text:span></text:p>
            <text:p><text:span text:style-name="T316">(&gt;&gt;)</text:span><text:span text:style-name="T249"> </text:span><text:span text:style-name="T274">X</text:span><text:span text:style-name="T246"> </text:span><text:span text:style-name="T247">(1)</text:span>    in sending terminal</text:p>
            <text:p/>
            <text:p><text:span text:style-name="T256">(&gt;&gt;)</text:span><text:span text:style-name="T257"> </text:span><text:span text:style-name="T258">A</text:span><text:span text:style-name="T259">&lt;CR&gt;</text:span><text:span text:style-name="T366"> </text:span><text:span text:style-name="T286">(2)</text:span><text:span text:style-name="T365"> in receiving terminal</text:span></text:p>
            <text:p><text:span text:style-name="T256">(&lt;&lt;)</text:span><text:span text:style-name="T257"> </text:span><text:span text:style-name="T300">X</text:span><text:span text:style-name="T368">&lt;CR&gt;&lt;LF&gt;</text:span><text:span text:style-name="T366"> </text:span><text:span text:style-name="T286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243">In sending terminal:</text:span></text:p>
            <text:p>&lt;LF&gt;</text:p>
          </table:table-cell>
          <table:table-cell table:number-columns-repeated="60"/>
        </table:table-row>
        <table:table-row table:style-name="ro3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2">(&lt;&lt;)</text:span><text:span text:style-name="T273"> </text:span><text:span text:style-name="T299">A</text:span><text:span text:style-name="T246"> </text:span><text:span text:style-name="T247">(1)</text:span></text:p>
            <text:p><text:span text:style-name="T316">(&gt;&gt;)</text:span><text:span text:style-name="T249"> </text:span><text:span text:style-name="T274">X</text:span><text:span text:style-name="T246"> </text:span><text:span text:style-name="T247">(1)</text:span>    in sending terminal</text:p>
            <text:p/>
            <text:p><text:span text:style-name="T256">(&gt;&gt;)</text:span><text:span text:style-name="T257"> </text:span><text:span text:style-name="T258">A</text:span><text:span text:style-name="T259">&lt;CR&gt;</text:span><text:span text:style-name="T366"> </text:span><text:span text:style-name="T286">(2)</text:span><text:span text:style-name="T369"> </text:span><text:span text:style-name="T365">in receiving terminal</text:span></text:p>
            <text:p><text:span text:style-name="T370">(&lt;&lt;)</text:span><text:span text:style-name="T371"> </text:span><text:span text:style-name="T300">X</text:span><text:span text:style-name="T368">&lt;CR&gt;&lt;LF&gt;</text:span><text:span text:style-name="T366"> </text:span><text:span text:style-name="T286">(3)</text:span></text:p>
            <text:p><text:span text:style-name="T256">(&gt;&gt;)</text:span><text:span text:style-name="T257"> </text:span><text:span text:style-name="T367">&lt;LF&gt;</text:span><text:span text:style-name="T257"> </text:span><text:span text:style-name="T298">(1)</text:span></text:p>
          </table:table-cell>
          <table:table-cell office:value-type="string" calcext:value-type="string">
            <text:p/>
            <text:p>&lt;LF&gt; must not be shown (<text:span text:style-name="T243">was the case until YAT 2.0.0)</text:span></text:p>
          </table:table-cell>
          <table:table-cell table:number-columns-repeated="58"/>
        </table:table-row>
        <table:table-row table:style-name="ro34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2">(&lt;&lt;)</text:span><text:span text:style-name="T273"> </text:span><text:span text:style-name="T299">A</text:span><text:span text:style-name="T246"> </text:span><text:span text:style-name="T247">(1)</text:span></text:p>
            <text:p><text:span text:style-name="T316">(&gt;&gt;)</text:span><text:span text:style-name="T249"> </text:span><text:span text:style-name="T274">X</text:span><text:span text:style-name="T246"> </text:span><text:span text:style-name="T247">(1)</text:span></text:p>
            <text:p><text:span text:style-name="T316">(&lt;&lt;)</text:span><text:span text:style-name="T249"> </text:span><text:span text:style-name="T299">B</text:span><text:span text:style-name="T246"> </text:span><text:span text:style-name="T247">(1)</text:span>    in sending terminal</text:p>
            <text:p/>
            <text:p><text:span text:style-name="T256">(&gt;&gt;)</text:span><text:span text:style-name="T257"> </text:span><text:span text:style-name="T258">A</text:span><text:span text:style-name="T259">&lt;CR&gt;</text:span><text:span text:style-name="T366"> </text:span><text:span text:style-name="T286">(2)</text:span><text:span text:style-name="T369"> </text:span><text:span text:style-name="T365">in receiving terminal</text:span></text:p>
            <text:p><text:span text:style-name="T256">(&lt;&lt;)</text:span><text:span text:style-name="T257"> </text:span><text:span text:style-name="T300">X</text:span><text:span text:style-name="T368">&lt;CR&gt;&lt;LF&gt;</text:span><text:span text:style-name="T366"> </text:span><text:span text:style-name="T286">(3)</text:span></text:p>
            <text:p><text:span text:style-name="T256">(&gt;&gt;)</text:span><text:span text:style-name="T257"> </text:span><text:span text:style-name="T367">&lt;LF&gt;</text:span><text:span text:style-name="T257"> </text:span><text:span text:style-name="T298">(1)</text:span></text:p>
            <text:p><text:span text:style-name="T256">(&gt;&gt;)</text:span><text:span text:style-name="T257"> </text:span><text:span text:style-name="T258">B</text:span><text:span text:style-name="T259">&lt;CR&gt;&lt;LF&gt;</text:span><text:span text:style-name="T366"> </text:span><text:span text:style-name="T286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2">(&lt;&lt;)</text:span><text:span text:style-name="T273"> </text:span><text:span text:style-name="T299"> </text:span><text:span text:style-name="T246">   </text:span><text:span text:style-name="T247"> </text:span>    in sending terminal</text:p>
            <text:p/>
            <text:p><text:span text:style-name="T256">(&gt;&gt;)</text:span><text:span text:style-name="T257"> </text:span><text:span text:style-name="T367">&lt;CR&gt; </text:span><text:span text:style-name="T372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3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2">(&gt;&gt;)</text:span><text:span text:style-name="T273"> </text:span><text:span text:style-name="T274">X</text:span><text:span text:style-name="T246"> </text:span><text:span text:style-name="T247">(1)</text:span>    in sending terminal</text:p>
            <text:p/>
            <text:p><text:span text:style-name="T256">(&gt;&gt;)</text:span><text:span text:style-name="T257"> </text:span><text:span text:style-name="T367">&lt;CR&gt;</text:span><text:span text:style-name="T257"> </text:span><text:span text:style-name="T298">(1)</text:span><text:span text:style-name="T372">  in receiving terminal</text:span></text:p>
            <text:p><text:span text:style-name="T256">(&lt;&lt;)</text:span><text:span text:style-name="T257"> </text:span><text:span text:style-name="T300">X</text:span><text:span text:style-name="T368">&lt;CR&gt;&lt;LF&gt;</text:span><text:span text:style-name="T366"> </text:span><text:span text:style-name="T286">(3)</text:span></text:p>
          </table:table-cell>
          <table:table-cell office:value-type="string" calcext:value-type="string">
            <text:p>Pending &lt;CR&gt; must not be shown as empty line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243">In sending terminal:</text:span></text:p>
            <text:p>&lt;LF&gt;</text:p>
          </table:table-cell>
          <table:table-cell table:number-columns-repeated="60"/>
        </table:table-row>
        <table:table-row table:style-name="ro3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2">(&gt;&gt;)</text:span><text:span text:style-name="T273"> </text:span><text:span text:style-name="T274">X</text:span><text:span text:style-name="T246"> </text:span><text:span text:style-name="T247">(1)</text:span>    in sending terminal</text:p>
            <text:p><text:span text:style-name="T256">(&lt;&lt;)</text:span><text:span text:style-name="T257">  </text:span><text:span text:style-name="T298">(0)</text:span></text:p>
            <text:p/>
            <text:p><text:span text:style-name="T256">(&gt;&gt;)</text:span><text:span text:style-name="T257"> </text:span><text:span text:style-name="T367">&lt;CR&gt;</text:span><text:span text:style-name="T257"> </text:span><text:span text:style-name="T298">(1)</text:span><text:span text:style-name="T372">  in receiving terminal</text:span></text:p>
            <text:p><text:span text:style-name="T370">(&lt;&lt;)</text:span><text:span text:style-name="T371"> </text:span><text:span text:style-name="T300">X</text:span><text:span text:style-name="T368">&lt;CR&gt;&lt;LF&gt;</text:span><text:span text:style-name="T366"> </text:span><text:span text:style-name="T286">(3)</text:span></text:p>
            <text:p><text:span text:style-name="T256">(&gt;&gt;)</text:span><text:span text:style-name="T257"> </text:span><text:span text:style-name="T367">&lt;LF&gt;</text:span><text:span text:style-name="T257"> </text:span><text:span text:style-name="T298">(1)</text:span></text:p>
          </table:table-cell>
          <table:table-cell table:number-columns-repeated="59"/>
        </table:table-row>
        <table:table-row table:style-name="ro34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2">(&gt;&gt;)</text:span><text:span text:style-name="T273"> </text:span><text:span text:style-name="T274">X</text:span><text:span text:style-name="T246"> </text:span><text:span text:style-name="T247">(1)</text:span></text:p>
            <text:p><text:span text:style-name="T256">(&lt;&lt;)</text:span><text:span text:style-name="T257">  </text:span><text:span text:style-name="T298">(0)</text:span></text:p>
            <text:p><text:span text:style-name="T316">(&lt;&lt;)</text:span><text:span text:style-name="T249"> </text:span><text:span text:style-name="T299">B</text:span><text:span text:style-name="T246"> </text:span><text:span text:style-name="T247">(1)</text:span>    in sending terminal</text:p>
            <text:p/>
            <text:p><text:span text:style-name="T256">(&gt;&gt;)</text:span><text:span text:style-name="T257"> </text:span><text:span text:style-name="T367">&lt;CR&gt;</text:span><text:span text:style-name="T257"> </text:span><text:span text:style-name="T298">(1)</text:span><text:span text:style-name="T372">  in receiving terminal</text:span></text:p>
            <text:p><text:span text:style-name="T256">(&lt;&lt;)</text:span><text:span text:style-name="T257"> </text:span><text:span text:style-name="T300">X</text:span><text:span text:style-name="T368">&lt;CR&gt;&lt;LF&gt;</text:span><text:span text:style-name="T366"> </text:span><text:span text:style-name="T286">(3)</text:span></text:p>
            <text:p><text:span text:style-name="T256">(&gt;&gt;)</text:span><text:span text:style-name="T257"> </text:span><text:span text:style-name="T367">&lt;LF&gt;</text:span><text:span text:style-name="T257"> </text:span><text:span text:style-name="T298">(1)</text:span></text:p>
            <text:p><text:span text:style-name="T256">(&gt;&gt;)</text:span><text:span text:style-name="T257"> </text:span><text:span text:style-name="T258">B</text:span><text:span text:style-name="T259">&lt;CR&gt;&lt;LF&gt;</text:span><text:span text:style-name="T366"> </text:span><text:span text:style-name="T286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316">(&lt;&lt;)</text:span><text:span text:style-name="T249"> </text:span><text:span text:style-name="T299">A</text:span><text:span text:style-name="T246">   </text:span><text:span text:style-name="T247"> </text:span>    in sending terminal</text:p>
            <text:p/>
            <text:p><text:span text:style-name="T256">(&gt;&gt;)</text:span><text:span text:style-name="T257"> </text:span><text:span text:style-name="T258">A</text:span><text:span text:style-name="T285">   </text:span><text:span text:style-name="T286"> </text:span><text:span text:style-name="T365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2">(&lt;&lt;)</text:span><text:span text:style-name="T273"> </text:span><text:span text:style-name="T299">A</text:span><text:span text:style-name="T246">   </text:span><text:span text:style-name="T247"> </text:span>    in sending terminal</text:p>
            <text:p/>
            <text:p><text:span text:style-name="T256">(&gt;&gt;)</text:span><text:span text:style-name="T257"> </text:span><text:span text:style-name="T258">A</text:span><text:span text:style-name="T259">&lt;CR&gt;</text:span><text:span text:style-name="T365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243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2">(&lt;&lt;)</text:span><text:span text:style-name="T273"> </text:span><text:span text:style-name="T299">A</text:span><text:span text:style-name="T246"> </text:span><text:span text:style-name="T247">(1)</text:span></text:p>
            <text:p><text:span text:style-name="T316">(&gt;&gt;)</text:span><text:span text:style-name="T249"> </text:span><text:span text:style-name="T274">X</text:span><text:span text:style-name="T246"> </text:span><text:span text:style-name="T247">(1)</text:span>    in sending terminal</text:p>
            <text:p/>
            <text:p><text:span text:style-name="T256">(&gt;&gt;)</text:span><text:span text:style-name="T257"> </text:span><text:span text:style-name="T258">A</text:span><text:span text:style-name="T259">&lt;CR&gt;</text:span><text:span text:style-name="T366"> </text:span><text:span text:style-name="T286">(2)</text:span><text:span text:style-name="T365"> in receiving terminal</text:span></text:p>
            <text:p><text:span text:style-name="T256">(&lt;&lt;)</text:span><text:span text:style-name="T257"> </text:span><text:span text:style-name="T300">X</text:span><text:span text:style-name="T368">&lt;CR&gt;&lt;LF&gt;</text:span><text:span text:style-name="T366"> </text:span><text:span text:style-name="T286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243">In sending terminal:</text:span></text:p>
            <text:p>B&lt;LF&gt;</text:p>
          </table:table-cell>
          <table:table-cell table:number-columns-repeated="60"/>
        </table:table-row>
        <table:table-row table:style-name="ro1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2">(&lt;&lt;)</text:span><text:span text:style-name="T273"> </text:span><text:span text:style-name="T299">A</text:span><text:span text:style-name="T246"> </text:span><text:span text:style-name="T247">(1)</text:span></text:p>
            <text:p><text:span text:style-name="T316">(&gt;&gt;)</text:span><text:span text:style-name="T249"> </text:span><text:span text:style-name="T274">X</text:span><text:span text:style-name="T246"> </text:span><text:span text:style-name="T247">(1)</text:span></text:p>
            <text:p><text:span text:style-name="T316">(&lt;&lt;)</text:span><text:span text:style-name="T249"> </text:span><text:span text:style-name="T317">&lt;CR&gt;</text:span><text:span text:style-name="T299">B</text:span><text:span text:style-name="T319">&lt;LF&gt;</text:span>   in sending terminal</text:p>
            <text:p/>
            <text:p><text:span text:style-name="T256">(&gt;&gt;)</text:span><text:span text:style-name="T257"> </text:span><text:span text:style-name="T258">A</text:span><text:span text:style-name="T259">&lt;CR&gt;</text:span><text:span text:style-name="T366"> </text:span><text:span text:style-name="T286">(2)</text:span><text:span text:style-name="T365"> in receiving terminal</text:span></text:p>
            <text:p><text:span text:style-name="T370">(&lt;&lt;)</text:span><text:span text:style-name="T371"> </text:span><text:span text:style-name="T300">X</text:span><text:span text:style-name="T368">&lt;CR&gt;&lt;LF&gt;</text:span><text:span text:style-name="T366"> </text:span><text:span text:style-name="T286">(3)</text:span></text:p>
            <text:p><text:span text:style-name="T256">(&gt;&gt;)</text:span><text:span text:style-name="T257"> </text:span><text:span text:style-name="T258">B</text:span><text:span text:style-name="T259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272">(&lt;&lt;)</text:span><text:span text:style-name="T273"> </text:span><text:span text:style-name="T299">A</text:span><text:span text:style-name="T246"> </text:span><text:span text:style-name="T247">(1)</text:span></text:p>
            <text:p><text:span text:style-name="T316">(&gt;&gt;)</text:span><text:span text:style-name="T249"> </text:span><text:span text:style-name="T274">X</text:span><text:span text:style-name="T246"> </text:span><text:span text:style-name="T247">(1)</text:span></text:p>
            <text:p><text:span text:style-name="T316">(&lt;&lt;)</text:span><text:span text:style-name="T249"> </text:span><text:span text:style-name="T317">&lt;CR&gt;</text:span><text:span text:style-name="T299">B</text:span><text:span text:style-name="T319">&lt;LF&gt;</text:span><text:span text:style-name="T292"> </text:span><text:span text:style-name="T247">(3)</text:span>  in sending terminal</text:p>
            <text:p/>
            <text:p><text:span text:style-name="T256">(&gt;&gt;)</text:span><text:span text:style-name="T257"> </text:span><text:span text:style-name="T258">A</text:span><text:span text:style-name="T259">&lt;CR&gt;</text:span><text:span text:style-name="T366"> </text:span><text:span text:style-name="T286">(2)</text:span><text:span text:style-name="T365"> in receiving terminal</text:span></text:p>
            <text:p><text:span text:style-name="T370">(&lt;&lt;)</text:span><text:span text:style-name="T371"> </text:span><text:span text:style-name="T300">X</text:span><text:span text:style-name="T368">&lt;CR&gt;&lt;LF&gt;</text:span><text:span text:style-name="T366"> </text:span><text:span text:style-name="T286">(3)</text:span></text:p>
            <text:p><text:span text:style-name="T256">(&gt;&gt;)</text:span><text:span text:style-name="T257"> </text:span><text:span text:style-name="T258">B</text:span><text:span text:style-name="T259">&lt;LF&gt;&lt;CR&gt;&lt;LF&gt;</text:span><text:span text:style-name="T366"> </text:span><text:span text:style-name="T286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2">(&lt;&lt;)</text:span><text:span text:style-name="T273"> </text:span><text:span text:style-name="T299"> </text:span><text:span text:style-name="T246">   </text:span><text:span text:style-name="T247"> </text:span>    in sending terminal</text:p>
            <text:p/>
            <text:p><text:span text:style-name="T256">(&gt;&gt;)</text:span><text:span text:style-name="T257"> </text:span><text:span text:style-name="T367">&lt;CR&gt; </text:span><text:span text:style-name="T372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3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2">(&gt;&gt;)</text:span><text:span text:style-name="T273"> </text:span><text:span text:style-name="T274">X</text:span><text:span text:style-name="T246"> </text:span><text:span text:style-name="T247">(1)</text:span>    in sending terminal</text:p>
            <text:p/>
            <text:p><text:span text:style-name="T256">(&gt;&gt;)</text:span><text:span text:style-name="T257"> </text:span><text:span text:style-name="T367">&lt;CR&gt;</text:span><text:span text:style-name="T257"> </text:span><text:span text:style-name="T298">(1)</text:span><text:span text:style-name="T372">  in receiving terminal</text:span></text:p>
            <text:p><text:span text:style-name="T256">(&lt;&lt;)</text:span><text:span text:style-name="T257"> </text:span><text:span text:style-name="T300">X</text:span><text:span text:style-name="T368">&lt;CR&gt;&lt;LF&gt;</text:span><text:span text:style-name="T366"> </text:span><text:span text:style-name="T286">(3)</text:span></text:p>
          </table:table-cell>
          <table:table-cell table:number-columns-repeated="59"/>
        </table:table-row>
        <table:table-row table:style-name="ro33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272">(&gt;&gt;)</text:span><text:span text:style-name="T273"> </text:span><text:span text:style-name="T274">X</text:span><text:span text:style-name="T246"> </text:span><text:span text:style-name="T247">(1)</text:span></text:p>
            <text:p><text:span text:style-name="T316">(&lt;&lt;)</text:span><text:span text:style-name="T249"> </text:span><text:span text:style-name="T317">&lt;CR&gt;</text:span><text:span text:style-name="T299">B</text:span><text:span text:style-name="T246"> </text:span><text:span text:style-name="T247">(2)</text:span>  in sending terminal</text:p>
            <text:p/>
            <text:p><text:span text:style-name="T256">(&gt;&gt;)</text:span><text:span text:style-name="T257"> </text:span><text:span text:style-name="T367">&lt;CR&gt;</text:span><text:span text:style-name="T257"> </text:span><text:span text:style-name="T298">(1)</text:span><text:span text:style-name="T372">  in receiving terminal</text:span></text:p>
            <text:p><text:span text:style-name="T370">(&lt;&lt;)</text:span><text:span text:style-name="T371"> </text:span><text:span text:style-name="T300">X</text:span><text:span text:style-name="T368">&lt;CR&gt;&lt;LF&gt;</text:span><text:span text:style-name="T366"> </text:span><text:span text:style-name="T286">(3)</text:span></text:p>
            <text:p><text:span text:style-name="T256">(&gt;&gt;)</text:span><text:span text:style-name="T257"> </text:span><text:span text:style-name="T258">B</text:span><text:span text:style-name="T259">&lt;CR&gt;&lt;LF&gt;</text:span><text:span text:style-name="T366"> </text:span><text:span text:style-name="T286">(3)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[Show EOL] in sending terminal</text:p>
          </table:table-cell>
          <table:table-cell office:value-type="string" calcext:value-type="string">
            <text:p><text:span text:style-name="T272">(&lt;&lt;)</text:span><text:span text:style-name="T273"> </text:span><text:span text:style-name="T301">&lt;CR&gt;</text:span><text:span text:style-name="T273"> </text:span><text:span text:style-name="T315">(1)</text:span></text:p>
            <text:p><text:span text:style-name="T272">(&gt;&gt;)</text:span><text:span text:style-name="T273"> </text:span><text:span text:style-name="T274">X</text:span><text:span text:style-name="T275">&lt;CR&gt;&lt;LF&gt;</text:span><text:span text:style-name="T292"> </text:span><text:span text:style-name="T247">(3)</text:span></text:p>
            <text:p><text:span text:style-name="T316">(&lt;&lt;)</text:span><text:span text:style-name="T249"> </text:span><text:span text:style-name="T299">B</text:span><text:span text:style-name="T319">&lt;CR&gt;&lt;LF&gt;</text:span><text:span text:style-name="T292"> </text:span><text:span text:style-name="T247">(3)</text:span></text:p>
          </table:table-cell>
          <table:table-cell office:value-type="string" calcext:value-type="string">
            <text:p>Unconfirmed &lt;CR&gt; becomes visibl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<text:span text:style-name="T243">Create and start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lso send &lt;CR&gt;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Enable [Terminal &gt; Settings... &gt; Advanced... &gt; ASCII &gt; Replace by ASCII]</text:p>
          </table:table-cell>
          <table:table-cell office:value-type="string" calcext:value-type="string">
            <text:p>&lt;CR&gt; become visi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<text:span text:style-name="T243">Keep the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[Break lines on every chun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<text:s/>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39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office:value-type="string" calcext:value-type="string">
            <text:p>Find field turns white = "reset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243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5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lect</text:p>
          </table:table-cell>
          <table:table-cell office:value-type="string" calcext:value-type="string">
            <text:p>Select a 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OfSelecte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243">Expected lines get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text again and again</text:p>
          </table:table-cell>
          <table:table-cell office:value-type="string" calcext:value-type="string">
            <text:p><text:span text:style-name="T243">Expected lines get highlighted</text:span></text:p>
            <text:p><text:span text:style-name="T243">Expected lines stay highlighted </text:span>on scroll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Tx and Rx panel</text:p>
          </table:table-cell>
          <table:table-cell office:value-type="string" calcext:value-type="string">
            <text:p>Expected Tx lines are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pond some lines</text:p>
          </table:table-cell>
          <table:table-cell office:value-type="string" calcext:value-type="string">
            <text:p>Expected Rx lines get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 line in the Tx pane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Only a single Tx line gets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Show Copy of Active Lin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lect "BC" part of a lin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243">Expected lines get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find text to "B"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ll Persistence</text:p>
          </table:table-cell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text again</text:p>
          </table:table-cell>
          <table:table-cell office:value-type="string" calcext:value-type="string">
            <text:p>FindAll still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table:table-column table:style-name="co9" table:default-cell-style-name="ce48"/>
        <table:table-column table:style-name="co47" table:default-cell-style-name="ce48"/>
        <table:table-column table:style-name="co48" table:default-cell-style-name="ce48"/>
        <table:table-column table:style-name="co25" table:default-cell-style-name="ce48"/>
        <table:table-column table:style-name="co49" table:default-cell-style-name="ce48"/>
        <table:table-column table:style-name="co50" table:default-cell-style-name="ce48"/>
        <table:table-column table:style-name="co7" table:number-columns-repeated="58" table:default-cell-style-name="ce48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1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117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17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243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243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table:table-column table:style-name="co9" table:default-cell-style-name="ce48"/>
        <table:table-column table:style-name="co51" table:default-cell-style-name="ce48"/>
        <table:table-column table:style-name="co52" table:default-cell-style-name="ce48"/>
        <table:table-column table:style-name="co39" table:default-cell-style-name="ce48"/>
        <table:table-column table:style-name="co53" table:default-cell-style-name="ce48"/>
        <table:table-column table:style-name="co54" table:default-cell-style-name="ce48"/>
        <table:table-column table:style-name="co7" table:number-columns-repeated="58" table:default-cell-style-name="ce48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  <text:p>                                                            \YAT-Log-&lt;TS&gt;.log has been created</text:p>
          </table:table-cell>
          <table:table-cell office:value-type="string" calcext:value-type="string">
            <text:p/>
            <text:p>Consequence of auto-on featur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118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119" office:value-type="string" calcext:value-type="string">
            <text:p><text:span text:style-name="T373">Note that display elements are text-only and no longer contain the underlying typed</text:span></text:p>
            <text:p><text:span text:style-name="T373">information such as the time stamp of the origin. Since the XML schema is strongly-</text:span></text:p>
            <text:p><text:span text:style-name="T373">typed again, the items need to be reconstructed. Not optimal, but simply a trade-off</text:span></text:p>
            <text:p><text:span text:style-name="T373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</text:p>
          </table:table-cell>
          <table:table-cell office:value-type="string" calcext:value-type="string">
            <text:p>File gets refreshed</text:p>
            <text:p>File contains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 in 'Shared Mode'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office:value-type="string" calcext:value-type="string">
            <text:p>HHD Hex Editor Neo licens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119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s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table:table-column table:style-name="co9" table:default-cell-style-name="ce48"/>
        <table:table-column table:style-name="co51" table:default-cell-style-name="ce48"/>
        <table:table-column table:style-name="co55" table:default-cell-style-name="ce48"/>
        <table:table-column table:style-name="co56" table:default-cell-style-name="ce48"/>
        <table:table-column table:style-name="co57" table:default-cell-style-name="ce48"/>
        <table:table-column table:style-name="co58" table:default-cell-style-name="ce48"/>
        <table:table-column table:style-name="co7" table:number-columns-repeated="58" table:default-cell-style-name="ce48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Quick Reference</text:p>
          </table:table-cell>
          <table:table-cell office:value-type="string" calcext:value-type="string">
            <text:p><text:span text:style-name="T243">"Help &gt; Quick Reference</text:span>"</text:p>
          </table:table-cell>
          <table:table-cell office:value-type="string" calcext:value-type="string">
            <text:p>Check conten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"Help &gt; Donate"</text:p>
          </table:table-cell>
          <table:table-cell office:value-type="string" calcext:value-type="string">
            <text:p>Link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9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243">Exception details can be shown</text:span></text:p>
            <text:p>Exception contains inner exception (level1)</text:p>
            <text:p><text:span text:style-name="T243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29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243">Exception details can be shown</text:span></text:p>
            <text:p>Exception contains inner exception (level1)</text:p>
            <text:p><text:span text:style-name="T243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29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243">Exception details can be shown</text:span></text:p>
            <text:p>Exception contains inner exception (level1)</text:p>
            <text:p><text:span text:style-name="T243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20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29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243">Exception details can be shown</text:span></text:p>
            <text:p>Exception contains inner exception (level1)</text:p>
            <text:p><text:span text:style-name="T243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120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29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120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1<text:span text:style-name="T129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243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1">
          <table:table-cell table:number-columns-repeated="3"/>
          <table:table-cell office:value-type="string" calcext:value-type="string">
            <text:p>"Help &gt; About" &gt; Click slightly above the right end of the 2<text:span text:style-name="T129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"Help &gt; About" &gt; Click slightly above the right end of the 3<text:span text:style-name="T129">rd</text:span> line</text:p>
          </table:table-cell>
          <table:table-cell office:value-type="string" calcext:value-type="string">
            <text:p>Repeat steps above, except <text:span text:style-name="T374">[Cancel], [Retry] and [Ignore]</text:span></text:p>
          </table:table-cell>
          <table:table-cell office:value-type="string" calcext:value-type="string">
            <text:p>When YAT has been started from Visual Studio [F5]:</text:p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table:table-column table:style-name="co9" table:default-cell-style-name="ce48"/>
        <table:table-column table:style-name="co60" table:default-cell-style-name="ce48"/>
        <table:table-column table:style-name="co61" table:default-cell-style-name="ce48"/>
        <table:table-column table:style-name="co62" table:default-cell-style-name="ce48"/>
        <table:table-column table:style-name="co63" table:default-cell-style-name="ce48"/>
        <table:table-column table:style-name="co64" table:default-cell-style-name="ce48"/>
        <table:table-column table:style-name="co7" table:number-columns-repeated="58" table:default-cell-style-name="ce48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7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<text:span text:style-name="T243">Open "</text:span><text:span text:style-name="T243"><text:a xlink:href="file:///C:/Program%20Files/YAT" xlink:type="simple">C:\Program Files\YAT</text:a></text:span><text:span text:style-name="T243">"</text:span></text:p>
          </table:table-cell>
          <table:table-cell office:value-type="string" calcext:value-type="string">
            <text:p>3rd party infos:</text:p>
            <text:p> &gt; DejaVu</text:p>
            <text:p> &gt; RtfWriter</text:p>
            <text:p> &gt; OxyPlot</text:p>
            <text:p>YAT infos:</text:p>
            <text:p> &gt; YAT Installer</text:p>
          </table:table-cell>
          <table:table-cell office:value-type="string" calcext:value-type="string">
            <text:p/>
            <text:p/>
            <text:p/>
            <text:p/>
            <text:p>In total:</text:p>
            <text:p> &gt; 4 folders</text:p>
          </table:table-cell>
          <table:table-cell table:number-columns-repeated="58"/>
        </table:table-row>
        <table:table-row table:style-name="ro28">
          <table:table-cell table:number-columns-repeated="4"/>
          <table:table-cell office:value-type="string" calcext:value-type="string">
            <text:p><text:span text:style-name="T243">Assemblies:</text:span></text:p>
            <text:p> &gt; ALAZ</text:p>
            <text:p> &gt; MKY incl. 9 .xml</text:p>
            <text:p> &gt; OxyPlot</text:p>
            <text:p> &gt; RtfWriter</text:p>
            <text:p> &gt; YAT </text:p>
            <text:p>Quick Reference</text:p>
            <text:p>Release Notes</text:p>
            <text:p>YAT.exe / YATConsole.exe</text:p>
            <text:p><text:span text:style-name="T243">YAT.exe.config / YATConsole.exe.config</text:span></text:p>
          </table:table-cell>
          <table:table-cell office:value-type="string" calcext:value-type="string">
            <text:p/>
            <text:p/>
            <text:p/>
            <text:p/>
            <text:p/>
            <text:p/>
            <text:p/>
            <text:p/>
            <text:p>In total:</text:p>
            <text:p> &gt; 41 files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No NUnit projects</text:p>
            <text:p>No .Test projects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Time stamps of all <text:span text:style-name="T14">binaries</text:span>, except OxyPlot, reflect the build time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Time stamps of all <text:span text:style-name="T14">App.config</text:span> reflect the build time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Time stamps of all <text:span text:style-name="T14">3rd party</text:span> files reflect their release date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No files from previous version, except kept 3rd party fil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/Roaming User Settings</text:p>
          </table:table-cell>
          <table:table-cell office:value-type="string" calcext:value-type="string">
            <text:p>Prepare</text:p>
          </table:table-cell>
          <table:table-cell table:style-name="ce121" office:value-type="string" calcext:value-type="string">
            <text:p>Ensure that previous Local/Roaming User Settings are available</text:p>
            <text:p>This is given by 'Release &gt; Install Testing'</text:p>
          </table:table-cell>
          <table:table-cell table:style-name="ce121"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Quick Reference must be shown</text:p>
          </table:table-cell>
          <table:table-cell office:value-type="string" calcext:value-type="string">
            <text:p>§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Quick Reference can be opened</text:p>
          </table:table-cell>
          <table:table-cell office:value-type="string" calcext:value-type="string">
            <text:p>1 page only; no scripting (yet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121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Terminal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Open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1st terminal again</text:p>
          </table:table-cell>
          <table:table-cell office:value-type="string" calcext:value-type="string">
            <text:p>1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&lt;2nd&gt;.yat']</text:p>
          </table:table-cell>
          <table:table-cell office:value-type="string" calcext:value-type="string">
            <text:p>2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Workspac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e icons</text:p>
          </table:table-cell>
          <table:table-cell office:value-type="string" calcext:value-type="string">
            <text:p>Open "C:\Users\&lt;User&gt;\Documents\YAT"</text:p>
          </table:table-cell>
          <table:table-cell office:value-type="string" calcext:value-type="string">
            <text:p>.yat files must show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.yat file must show correct ic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ize/move the YAT window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D46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 with new size/location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5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5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6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YAT starts, 'New Terminal' form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Help form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Error is shown in MsgBox</text:p>
            <text:p><text:span text:style-name="T243">Help form may optionally be shown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YATConsole starts, empty workspace is shown</text:p>
            <text:p>PowerShell remains at YATConso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Help is shown in conso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Error is shown in console</text:p>
            <text:p>Help is shown in conso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ouble-click YAT.ex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Quick Reference</text:p>
          </table:table-cell>
          <table:table-cell office:value-type="string" calcext:value-type="string">
            <text:p>"Help &gt; Quick Reference"</text:p>
          </table:table-cell>
          <table:table-cell office:value-type="string" calcext:value-type="string">
            <text:p>Check availability and cont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Yes]</text:p>
            <text:p>[OK]</text:p>
            <text:p>Resulting in:</text:p>
            <text:p>     LocalUserSettings.General.AutoOpenWorkspace = true</text:p>
            <text:p><text:span text:style-name="T243">     LocalUserSettings.General.AutoSaveWorkspace = true</text:span></text:p>
            <text:p><text:span text:style-name="T243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243">...YAT.Model.Test.FileHandlingTest.TestSequenceOfUseCases_6_through_9_()::UC9 with a third main.</text:span></text:p>
            <text:p/>
            <text:p><text:span text:style-name="T243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the local user settings folder</text:p>
            <text:p><text:span text:style-name="T243">"C:\Users\&lt;User&gt;\AppData\Local\YAT\YAT\&lt;Version&gt;"</text:span>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 via task bar ic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File &gt; Exit]</text:p>
          </table:table-cell>
          <table:table-cell office:value-type="string" calcext:value-type="string">
            <text:p>Terminal file gets created</text:p>
            <text:p>Workspace file get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<text:span text:style-name="T243">Instance #1:</text:span>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10:'YAT.Domain.Terminal'.E11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.00.0000</text:date>, <text:time style:data-style-name="N2" text:time-value="00:00:47.4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4DT5H54M29S</meta:editing-duration>
    <meta:editing-cycles>715</meta:editing-cycles>
    <meta:generator>LibreOffice/6.4.3.2$Windows_X86_64 LibreOffice_project/747b5d0ebf89f41c860ec2a39efd7cb15b54f2d8</meta:generator>
    <dc:date>2021-08-02T00:04:55.055000000</dc:date>
    <meta:print-date>2013-02-02T14:44:49.07</meta:print-date>
    <meta:document-statistic meta:table-count="13" meta:cell-count="2745" meta:object-count="0"/>
    <meta:user-defined meta:name="Info 1"/>
    <meta:user-defined meta:name="Info 2"/>
    <meta:user-defined meta:name="Info 3"/>
    <meta:user-defined meta:name="Info 4"/>
  </office:meta>
</office:document-meta>
</file>